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0.766cm" fo:min-width="10.607cm"/>
    </style:style>
    <style:style style:name="gr2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0.766cm" fo:min-width="10.607cm"/>
    </style:style>
    <style:style style:name="gr3" style:family="graphic" style:parent-style-name="standard">
      <style:graphic-properties svg:stroke-color="#000000" draw:fill="solid" draw:fill-color="#dddddd" draw:textarea-horizontal-align="justify" draw:textarea-vertical-align="middle" draw:auto-grow-height="false" fo:min-height="1.782cm" fo:min-width="0.643cm"/>
    </style:style>
    <style:style style:name="gr4" style:family="graphic" style:parent-style-name="standard">
      <style:graphic-properties draw:stroke="none" svg:stroke-width="0.035cm" draw:stroke-linejoin="miter" draw:fill="solid" draw:fill-color="#ffffff" draw:opacity="0%"/>
    </style:style>
    <style:style style:name="gr5" style:family="graphic" style:parent-style-name="standard">
      <style:graphic-properties draw:stroke="none" svg:stroke-width="0.035cm" draw:stroke-linejoin="miter" draw:fill="solid" draw:fill-color="#000000"/>
    </style:style>
    <style:style style:name="gr6" style:family="graphic" style:parent-style-name="standard">
      <style:graphic-properties draw:stroke="none" svg:stroke-width="0.035cm" draw:stroke-linejoin="miter" draw:fill="solid" draw:fill-color="#ffffff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 fo:min-height="0.766cm" fo:min-width="13.213cm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0.766cm" fo:min-width="13.262cm"/>
    </style:style>
    <style:style style:name="gr9" style:family="graphic" style:parent-style-name="objectwithoutfill">
      <style:graphic-properties svg:stroke-width="0.028cm" draw:marker-start-width="0.242cm" draw:marker-end="Arrow_20_concave" draw:marker-end-width="0.342cm" draw:fill="none" draw:textarea-vertical-align="middle" fo:padding-top="0.139cm" fo:padding-bottom="0.139cm" fo:padding-left="0.264cm" fo:padding-right="0.264cm"/>
    </style:style>
    <style:style style:name="gr10" style:family="graphic" style:parent-style-name="standard">
      <style:graphic-properties svg:stroke-color="#000000" draw:fill="none" draw:textarea-horizontal-align="justify" draw:textarea-vertical-align="middle" draw:auto-grow-height="false" fo:min-height="0.766cm" fo:min-width="19.205cm"/>
    </style:style>
    <style:style style:name="gr11" style:family="graphic" style:parent-style-name="standard">
      <style:graphic-properties draw:stroke="none" draw:fill="none" draw:fill-color="#ffffff" draw:textarea-horizontal-align="justify" draw:textarea-vertical-align="middle" draw:auto-grow-height="false" fo:min-height="0.512cm" fo:min-width="2.532cm"/>
    </style:style>
    <style:style style:name="gr12" style:family="graphic" style:parent-style-name="standard">
      <style:graphic-properties draw:stroke="solid" svg:stroke-width="0.028cm" svg:stroke-color="#000000" draw:marker-start-width="0.242cm" draw:marker-end-width="0.242cm" draw:fill="none" draw:textarea-horizontal-align="justify" draw:textarea-vertical-align="middle" draw:auto-grow-height="false" fo:min-height="0.41cm" fo:min-width="9.437cm" fo:padding-top="0.139cm" fo:padding-bottom="0.139cm" fo:padding-left="0.264cm" fo:padding-right="0.264cm"/>
    </style:style>
    <style:style style:name="gr13" style:family="graphic" style:parent-style-name="standard">
      <style:graphic-properties draw:stroke="solid" svg:stroke-color="#000000" draw:fill-color="#cccccc" draw:textarea-horizontal-align="justify" draw:textarea-vertical-align="middle" draw:auto-grow-height="false" fo:min-height="1.356cm" fo:min-width="24.1cm"/>
    </style:style>
    <style:style style:name="gr14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0.995cm" fo:min-width="10.242cm"/>
    </style:style>
    <style:style style:name="gr15" style:family="graphic" style:parent-style-name="standard">
      <style:graphic-properties draw:stroke="solid" svg:stroke-width="0.028cm" svg:stroke-color="#000000" draw:marker-start-width="0.242cm" draw:marker-end-width="0.242cm" draw:fill="none" draw:textarea-horizontal-align="justify" draw:textarea-vertical-align="middle" draw:auto-grow-height="false" fo:min-height="0.41cm" fo:min-width="8.87cm" fo:padding-top="0.139cm" fo:padding-bottom="0.139cm" fo:padding-left="0.264cm" fo:padding-right="0.2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="solid" draw:fill-color="#dddddd"/>
      <style:paragraph-properties fo:text-align="center"/>
    </style:style>
    <style:style style:name="P4" style:family="paragraph">
      <loext:graphic-properties draw:fill="solid" draw:fill-color="#ffffff" draw:opacity="0%"/>
    </style:style>
    <style:style style:name="P5" style:family="paragraph">
      <loext:graphic-properties draw:fill="solid" draw:fill-color="#000000"/>
    </style:style>
    <style:style style:name="P6" style:family="paragraph">
      <loext:graphic-properties draw:fill="solid" draw:fill-color="#ffffff"/>
    </style:style>
    <style:style style:name="P7" style:family="paragraph">
      <loext:graphic-properties draw:fill-color="#cccccc"/>
      <style:paragraph-properties fo:text-align="center"/>
    </style:style>
    <style:style style:name="P8" style:family="paragraph">
      <loext:graphic-properties draw:fill-color="#ffffff"/>
      <style:paragraph-properties fo:text-align="center"/>
    </style:style>
  </office:automatic-styles>
  <office:body>
    <office:drawing>
      <draw:page draw:name="page1" draw:style-name="dp1" draw:master-page-name="Default">
        <draw:g xml:id="id3" draw:id="id3">
          <draw:custom-shape draw:style-name="gr1" draw:text-style-name="P1" draw:layer="layout" svg:width="11.107cm" svg:height="1.016cm" svg:x="10.624cm" svg:y="1.32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1.107cm" svg:height="1.016cm" svg:x="10.624cm" svg:y="0.308cm">
            <text:p/>
            <draw:enhanced-geometry svg:viewBox="0 0 21600 21600" draw:type="rectangle" draw:enhanced-path="M 0 0 L 21600 0 21600 21600 0 21600 0 0 Z N"/>
          </draw:custom-shape>
        </draw:g>
        <draw:custom-shape draw:style-name="gr3" draw:text-style-name="P3" xml:id="id1" draw:id="id1" draw:layer="layout" svg:width="1.143cm" svg:height="2.032cm" svg:x="9.494cm" svg:y="0.30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4§display§\text{A}§svg§600§TRUE§</svg:desc>
          <draw:polygon draw:style-name="gr4" draw:text-style-name="P4" draw:layer="layout" svg:width="0.369cm" svg:height="0.335cm" svg:x="9.867cm" svg:y="1.215cm" svg:viewBox="0 0 370 336" draw:points="185,336 0,336 0,0 370,0 370,336">
            <text:p/>
          </draw:polygon>
          <draw:path draw:style-name="gr5" draw:text-style-name="P5" draw:layer="layout" svg:width="0.338cm" svg:height="0.353cm" svg:x="9.882cm" svg:y="1.198cm" svg:viewBox="0 0 339 354" svg:d="M181 10c-3-7-3-10-11-10-9 0-10 3-12 10l-102 295c-10 25-29 32-56 34v15c11-1 32-1 50-1 16 0 41 0 58 1v-15c-25 0-38-13-38-26 0-1 0-7 1-8l23-64h122l26 75c0 3 2 6 2 7 0 16-28 16-41 16v15c17-1 52-1 72-1 21 0 43 0 64 1v-15h-10c-29 0-36-5-42-20zM154 66l56 159h-110z">
            <text:p/>
          </draw:path>
        </draw:g>
        <draw:g>
          <svg:title>TexMaths</svg:title>
          <svg:desc>14§display§\sigma = \{ a[0] \mapsto 0, a[1] \mapsto 0, i \mapsto \alpha_i,  j \mapsto \alpha_j\}~~\pi = true§svg§600§FALSE§</svg:desc>
          <draw:polygon draw:style-name="gr6" draw:text-style-name="P6" draw:layer="layout" svg:width="10.793cm" svg:height="0.509cm" svg:x="10.775cm" svg:y="0.588cm" svg:viewBox="0 0 10794 510" draw:points="5397,510 0,510 0,0 10794,0 10794,510">
            <text:p/>
          </draw:polygon>
          <draw:path draw:style-name="gr5" draw:text-style-name="P5" draw:layer="layout" svg:width="0.261cm" svg:height="0.217cm" svg:x="10.793cm" svg:y="0.744cm" svg:viewBox="0 0 262 218" svg:d="M238 29c6 0 24 0 24-18 0-11-10-11-20-11h-112c-75 0-130 81-130 140 0 45 29 78 74 78 59 0 125-58 125-135 0-9 0-33-16-54zM74 209c-24 0-43-19-43-55 0-14 5-55 24-84 19-35 50-41 67-41 40 0 45 33 45 48 0 22-10 63-27 88-20 30-46 44-66 44z">
            <text:p/>
          </draw:path>
          <draw:path draw:style-name="gr5" draw:text-style-name="P5" draw:layer="layout" svg:width="0.328cm" svg:height="0.115cm" svg:x="11.237cm" svg:y="0.776cm" svg:viewBox="0 0 329 116" svg:d="M312 20c7 0 17 0 17-10s-10-10-17-10h-295c-7 0-17 0-17 10s10 10 17 10zM312 116c7 0 17 0 17-10 0-9-10-9-17-9h-295c-7 0-17 0-17 9 0 10 10 10 17 10z">
            <text:p/>
          </draw:path>
          <draw:path draw:style-name="gr5" draw:text-style-name="P5" draw:layer="layout" svg:width="0.175cm" svg:height="0.492cm" svg:x="11.763cm" svg:y="0.587cm" svg:viewBox="0 0 176 493" svg:d="M105 66c0-20 13-52 67-55 2-1 4-3 4-5 0-6-4-6-9-6-49 0-96 25-96 62v112c0 19 0 35-19 51-18 14-37 16-48 16-3 1-4 3-4 5 0 6 3 6 8 6 33 3 56 20 62 44 1 5 1 7 1 25v98c0 19 0 36 24 54 20 16 52 20 72 20 5 0 9 0 9-4 0-6-2-6-8-6-31-3-56-18-62-43-1-4-1-6-1-24v-104c0-22-4-30-20-46-11-10-25-15-39-20 41-11 59-33 59-63z">
            <text:p/>
          </draw:path>
          <draw:path draw:style-name="gr5" draw:text-style-name="P5" draw:layer="layout" svg:width="0.226cm" svg:height="0.223cm" svg:x="11.992cm" svg:y="0.738cm" svg:viewBox="0 0 227 224" svg:d="M165 32c-10-18-24-32-46-32-57 0-119 73-119 146 0 46 27 78 66 78 10 0 35-1 64-36 4 21 21 36 45 36 18 0 29-11 36-27 9-18 16-49 16-49 0-5-4-5-6-5-5 0-5 3-7 10-8 32-18 60-38 60-14 0-15-13-15-23 0-11 1-14 7-36 6-21 6-25 11-45l17-68c4-14 4-16 4-17 0-9-5-14-14-14-12 0-19 11-21 22zM133 160c-3 9-3 9-10 18-22 28-42 35-56 35-25 0-32-27-32-46 0-24 15-86 28-108 15-30 36-48 57-48 33 0 40 41 40 44 0 2-2 5-3 8z">
            <text:p/>
          </draw:path>
          <draw:polygon draw:style-name="gr5" draw:text-style-name="P5" draw:layer="layout" svg:width="0.068cm" svg:height="0.492cm" svg:x="12.29cm" svg:y="0.587cm" svg:viewBox="0 0 69 493" draw:points="69,493 69,473 20,473 20,20 69,20 69,0 0,0 0,493">
            <text:p/>
          </draw:polygon>
          <draw:path draw:style-name="gr5" draw:text-style-name="P5" draw:layer="layout" svg:width="0.208cm" svg:height="0.339cm" svg:x="12.386cm" svg:y="0.629cm" svg:viewBox="0 0 209 340" svg:d="M209 171c0-39-3-79-20-115-22-48-63-56-84-56-31 0-66 13-87 59-15 33-18 73-18 112 0 38 1 81 22 119 21 41 58 50 82 50 26 0 64-11 86-57 16-34 19-73 19-112zM104 329c-20 0-48-12-58-60-5-30-5-74-5-104 0-32 0-64 4-91 10-59 46-63 59-63 16 0 49 9 58 58 6 28 6 65 6 96 0 37 0 70-6 103-8 46-36 61-58 61z">
            <text:p/>
          </draw:path>
          <draw:polygon draw:style-name="gr5" draw:text-style-name="P5" draw:layer="layout" svg:width="0.068cm" svg:height="0.492cm" svg:x="12.624cm" svg:y="0.587cm" svg:viewBox="0 0 69 493" draw:points="69,0 0,0 0,20 49,20 49,473 0,473 0,493 69,493">
            <text:p/>
          </draw:polygon>
          <draw:path draw:style-name="gr5" draw:text-style-name="P5" draw:layer="layout" svg:width="0.034cm" svg:height="0.184cm" svg:x="12.913cm" svg:y="0.741cm" svg:viewBox="0 0 35 185" svg:d="M21 102c3 0 14 0 14-10 0-9-11-9-14-9v-66c0-7 0-17-11-17-10 0-10 10-10 17v150c0 8 0 18 10 18 11 0 11-10 11-18z">
            <text:p/>
          </draw:path>
          <draw:path draw:style-name="gr5" draw:text-style-name="P5" draw:layer="layout" svg:width="0.437cm" svg:height="0.257cm" svg:x="12.913cm" svg:y="0.705cm" svg:viewBox="0 0 438 258" svg:d="M385 139c-28 21-41 42-45 47-22 35-26 66-26 66 0 6 5 6 9 6 9 0 10 0 12-10 11-48 40-90 96-112 6-3 7-3 7-7 0-3-3-4-4-6-21-8-81-32-99-116-2-6-3-7-12-7-4 0-9 0-9 6 0 1 4 32 25 65 10 14 25 33 46 48h-367c-10 0-18 0-18 10s8 10 18 10z">
            <text:p/>
          </draw:path>
          <draw:path draw:style-name="gr5" draw:text-style-name="P5" draw:layer="layout" svg:width="0.208cm" svg:height="0.339cm" svg:x="13.532cm" svg:y="0.629cm" svg:viewBox="0 0 209 340" svg:d="M209 171c0-39-3-79-20-115-22-48-63-56-84-56-31 0-66 13-87 59-15 33-18 73-18 112 0 38 1 81 22 119 21 41 58 50 82 50 26 0 64-11 86-57 16-34 19-73 19-112zM104 329c-19 0-48-12-58-60-5-30-5-74-5-104 0-32 0-64 4-91 10-59 46-63 59-63 16 0 49 9 58 58 6 28 6 65 6 96 0 37 0 70-6 103-8 46-36 61-58 61z">
            <text:p/>
          </draw:path>
          <draw:path draw:style-name="gr5" draw:text-style-name="P5" draw:layer="layout" svg:width="0.058cm" svg:height="0.147cm" svg:x="13.8cm" svg:y="0.904cm" svg:viewBox="0 0 59 148" svg:d="M59 52c0-32-13-52-32-52-17 0-27 13-27 27 0 12 10 26 27 26 5 0 12-3 18-7 1-1 1-1 3-1v7c0 38-17 67-34 84-6 4-6 5-6 7 0 4 3 5 5 5 5 0 46-37 46-96z">
            <text:p/>
          </draw:path>
          <draw:path draw:style-name="gr5" draw:text-style-name="P5" draw:layer="layout" svg:width="0.226cm" svg:height="0.223cm" svg:x="13.995cm" svg:y="0.738cm" svg:viewBox="0 0 227 224" svg:d="M165 32c-10-18-24-32-46-32-57 0-119 73-119 146 0 46 27 78 66 78 10 0 35-1 64-36 4 21 21 36 45 36 18 0 29-11 36-27 9-18 16-49 16-49 0-5-4-5-6-5-5 0-5 3-7 10-8 32-18 60-38 60-14 0-15-13-15-23 0-11 1-14 7-36 6-21 6-25 11-45l17-68c4-14 4-16 4-17 0-9-5-14-14-14-12 0-19 11-21 22zM133 160c-3 9-3 9-10 18-22 28-42 35-56 35-25 0-32-27-32-46 0-24 15-86 28-108 15-30 36-48 57-48 33 0 40 41 40 44 0 2-2 5-3 8z">
            <text:p/>
          </draw:path>
          <draw:polygon draw:style-name="gr5" draw:text-style-name="P5" draw:layer="layout" svg:width="0.068cm" svg:height="0.492cm" svg:x="14.293cm" svg:y="0.587cm" svg:viewBox="0 0 69 493" draw:points="69,493 69,473 20,473 20,20 69,20 69,0 0,0 0,493">
            <text:p/>
          </draw:polygon>
          <draw:path draw:style-name="gr5" draw:text-style-name="P5" draw:layer="layout" svg:width="0.163cm" svg:height="0.328cm" svg:x="14.415cm" svg:y="0.629cm" svg:viewBox="0 0 164 329" svg:d="M102 13c0-12 0-13-11-13-31 32-76 32-91 32v16c10 0 39 0 64-14v256c0 18-1 24-46 24h-15v15c18-1 60-1 81-1 20 0 63 0 80 1v-15h-16c-44 0-46-6-46-24z">
            <text:p/>
          </draw:path>
          <draw:polygon draw:style-name="gr5" draw:text-style-name="P5" draw:layer="layout" svg:width="0.068cm" svg:height="0.492cm" svg:x="14.628cm" svg:y="0.587cm" svg:viewBox="0 0 69 493" draw:points="69,0 0,0 0,20 49,20 49,473 0,473 0,493 69,493">
            <text:p/>
          </draw:polygon>
          <draw:path draw:style-name="gr5" draw:text-style-name="P5" draw:layer="layout" svg:width="0.034cm" svg:height="0.184cm" svg:x="14.916cm" svg:y="0.741cm" svg:viewBox="0 0 35 185" svg:d="M21 102c3 0 14 0 14-10 0-9-11-9-14-9v-66c0-7 0-17-11-17-10 0-10 10-10 17v150c0 8 0 18 10 18 11 0 11-10 11-18z">
            <text:p/>
          </draw:path>
          <draw:path draw:style-name="gr5" draw:text-style-name="P5" draw:layer="layout" svg:width="0.437cm" svg:height="0.257cm" svg:x="14.916cm" svg:y="0.705cm" svg:viewBox="0 0 438 258" svg:d="M385 139c-28 21-41 42-45 47-22 35-26 66-26 66 0 6 5 6 9 6 9 0 10 0 12-10 11-48 40-90 96-112 6-3 7-3 7-7 0-3-3-4-4-6-21-8-81-32-99-116-2-6-3-7-12-7-4 0-9 0-9 6 0 1 4 32 25 65 10 14 24 33 46 48h-367c-10 0-18 0-18 10s8 10 18 10z">
            <text:p/>
          </draw:path>
          <draw:path draw:style-name="gr5" draw:text-style-name="P5" draw:layer="layout" svg:width="0.208cm" svg:height="0.339cm" svg:x="15.535cm" svg:y="0.629cm" svg:viewBox="0 0 209 340" svg:d="M209 171c0-39-3-79-20-115-22-48-63-56-84-56-31 0-66 13-87 59-15 33-18 73-18 112 0 38 1 81 22 119 21 41 58 50 82 50 26 0 64-11 86-57 16-34 19-73 19-112zM104 329c-19 0-48-12-58-60-5-30-5-74-5-104 0-32 0-64 4-91 10-59 46-63 59-63 16 0 49 9 58 58 6 28 6 65 6 96 0 37 0 70-6 103-8 46-36 61-58 61z">
            <text:p/>
          </draw:path>
          <draw:path draw:style-name="gr5" draw:text-style-name="P5" draw:layer="layout" svg:width="0.058cm" svg:height="0.147cm" svg:x="15.804cm" svg:y="0.904cm" svg:viewBox="0 0 59 148" svg:d="M59 52c0-32-13-52-32-52-17 0-27 13-27 27 0 12 10 26 27 26 5 0 12-3 18-7 1-1 1-1 3-1v7c0 38-17 67-34 84-6 4-6 5-6 7 0 4 3 5 5 5 5 0 46-37 46-96z">
            <text:p/>
          </draw:path>
          <draw:path draw:style-name="gr5" draw:text-style-name="P5" draw:layer="layout" svg:width="0.131cm" svg:height="0.331cm" svg:x="15.994cm" svg:y="0.63cm" svg:viewBox="0 0 132 332" svg:d="M127 18c0-10-7-18-19-18-13 0-27 13-27 27 0 8 7 16 20 16 11 0 26-11 26-25zM90 203c5-14 5-15 9-28 5-10 7-17 7-27 0-22-15-40-40-40-48 0-66 71-66 77 0 4 6 4 6 4 5 0 5-1 8-8 14-47 34-62 50-62 5 0 13 0 13 15 0 12-4 21-6 27-4 13-26 70-35 91-4 13-11 30-11 39 0 24 17 41 41 41 47 0 66-71 66-76s-5-5-7-5c-5 0-5 1-7 10-9 30-26 60-51 60-8 0-12-4-12-16s4-19 15-50z">
            <text:p/>
          </draw:path>
          <draw:path draw:style-name="gr5" draw:text-style-name="P5" draw:layer="layout" svg:width="0.034cm" svg:height="0.184cm" svg:x="16.312cm" svg:y="0.741cm" svg:viewBox="0 0 35 185" svg:d="M21 102c3 0 14 0 14-10 0-9-11-9-14-9v-66c0-7 0-17-11-17-10 0-10 10-10 17v150c0 8 0 18 10 18 11 0 11-10 11-18z">
            <text:p/>
          </draw:path>
          <draw:path draw:style-name="gr5" draw:text-style-name="P5" draw:layer="layout" svg:width="0.437cm" svg:height="0.257cm" svg:x="16.312cm" svg:y="0.705cm" svg:viewBox="0 0 438 258" svg:d="M385 139c-28 21-41 42-45 47-22 35-26 66-26 66 0 6 5 6 9 6 9 0 10 0 12-10 11-48 40-90 96-112 6-3 7-3 7-7 0-3-3-4-4-6-21-8-81-32-99-116-2-6-3-7-12-7-4 0-9 0-9 6 0 1 4 32 25 65 10 14 24 33 46 48h-367c-10 0-18 0-18 10s8 10 18 10z">
            <text:p/>
          </draw:path>
          <draw:path draw:style-name="gr5" draw:text-style-name="P5" draw:layer="layout" svg:width="0.276cm" svg:height="0.223cm" svg:x="16.932cm" svg:y="0.738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05cm" svg:height="0.233cm" svg:x="17.242cm" svg:y="0.801cm" svg:viewBox="0 0 106 234" svg:d="M97 13c0-6-5-13-14-13-10 0-20 8-20 20 0 5 4 12 14 12s20-10 20-19zM25 189c-1 4-3 8-3 15 0 16 14 30 34 30 35 0 50-49 50-53 0-6-5-6-5-6-6 0-6 3-7 7-9 27-24 42-38 42-7 0-8-6-8-13 0-8 2-14 5-22 4-10 7-18 11-28 3-8 16-39 17-43 2-5 3-9 3-12 0-16-14-29-34-29-35 0-50 48-50 53 0 4 6 4 6 4 5 0 5-1 7-5 8-30 23-42 36-42 6 0 10 3 10 12 0 7-3 13-11 34z">
            <text:p/>
          </draw:path>
          <draw:path draw:style-name="gr5" draw:text-style-name="P5" draw:layer="layout" svg:width="0.058cm" svg:height="0.147cm" svg:x="17.432cm" svg:y="0.904cm" svg:viewBox="0 0 59 148" svg:d="M59 52c0-32-13-52-32-52-17 0-27 13-27 27 0 12 10 26 27 26 5 0 12-3 18-7 1-1 1-1 3-1v7c0 38-17 67-34 84-6 4-6 5-6 7 0 4 3 5 5 5 5 0 46-37 46-96z">
            <text:p/>
          </draw:path>
          <draw:path draw:style-name="gr5" draw:text-style-name="P5" draw:layer="layout" svg:width="0.202cm" svg:height="0.426cm" svg:x="17.601cm" svg:y="0.63cm" svg:viewBox="0 0 203 427" svg:d="M203 18c0-10-7-18-18-18s-27 11-27 27c0 9 7 16 18 16 14 0 27-12 27-25zM104 352c-10 37-34 65-62 65-3 0-10 0-18-5 14-3 22-16 22-25s-5-19-19-19c-13 0-27 12-27 30 0 19 20 29 43 29 35 0 82-25 94-74l45-181c3-10 3-17 3-18 0-28-21-46-46-46-51 0-79 71-79 77 0 4 6 4 6 4 5 0 5 0 10-10 12-31 35-60 61-60 7 0 17 1 17 22 0 12-1 17-4 26z">
            <text:p/>
          </draw:path>
          <draw:path draw:style-name="gr5" draw:text-style-name="P5" draw:layer="layout" svg:width="0.034cm" svg:height="0.184cm" svg:x="18cm" svg:y="0.741cm" svg:viewBox="0 0 35 185" svg:d="M21 102c3 0 14 0 14-10 0-9-11-9-14-9v-66c0-7 0-17-11-17-10 0-10 10-10 17v150c0 8 0 18 10 18 11 0 11-10 11-18z">
            <text:p/>
          </draw:path>
          <draw:path draw:style-name="gr5" draw:text-style-name="P5" draw:layer="layout" svg:width="0.437cm" svg:height="0.257cm" svg:x="18cm" svg:y="0.705cm" svg:viewBox="0 0 438 258" svg:d="M385 139c-28 21-41 42-45 47-22 35-26 66-26 66 0 6 5 6 9 6 9 0 10 0 12-10 11-48 40-90 96-112 6-3 7-3 7-7 0-3-3-4-4-6-21-8-81-32-99-116-2-6-3-7-12-7-4 0-9 0-9 6 0 1 4 32 25 65 10 14 24 33 46 48h-367c-10 0-18 0-18 10s8 10 18 10z">
            <text:p/>
          </draw:path>
          <draw:path draw:style-name="gr5" draw:text-style-name="P5" draw:layer="layout" svg:width="0.276cm" svg:height="0.223cm" svg:x="18.621cm" svg:y="0.738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52cm" svg:height="0.299cm" svg:x="18.915cm" svg:y="0.801cm" svg:viewBox="0 0 153 300" svg:d="M153 13c0-6-5-13-14-13-10 0-20 10-20 20 0 5 4 12 14 12s20-8 20-19zM78 246c-5 24-23 44-44 44-5 0-9 0-13-1 10-5 13-13 13-19 0-8-7-12-14-12-12 0-20 10-20 21 0 12 14 21 35 21 20 0 62-13 71-55l33-123c0-4 1-7 1-13 0-18-17-32-38-32-38 0-60 48-60 53 0 4 4 4 6 4 4 0 4-1 7-7 8-19 26-40 46-40 10 0 12 5 12 17 0 4-1 8-1 9z">
            <text:p/>
          </draw:path>
          <draw:path draw:style-name="gr5" draw:text-style-name="P5" draw:layer="layout" svg:width="0.175cm" svg:height="0.492cm" svg:x="19.157cm" svg:y="0.587cm" svg:viewBox="0 0 176 493" svg:d="M71 429c0 19-12 50-67 54-3 0-4 2-4 6s6 4 10 4c47 0 94-24 95-62v-112c0-19 0-35 20-51 16-15 36-16 47-16 2 0 4-3 4-6 0-4-2-4-8-5-32-2-56-20-62-44-1-5-1-7-1-23v-98c0-21 0-37-24-56-19-14-54-20-71-20-4 0-10 0-10 6 0 4 3 4 8 5 31 2 55 17 62 42 1 6 1 6 1 24v104c0 22 5 30 20 46 11 11 25 15 39 19-40 12-59 36-59 64z">
            <text:p/>
          </draw:path>
          <draw:path draw:style-name="gr5" draw:text-style-name="P5" draw:layer="layout" svg:width="0.266cm" svg:height="0.217cm" svg:x="19.708cm" svg:y="0.744cm" svg:viewBox="0 0 267 218" svg:d="M118 29h56c-17 73-21 94-21 128 0 7 0 21 4 38 5 21 10 23 18 23 10 0 20-8 20-18 0-3 0-4-3-11-14-35-14-67-14-81 0-27 3-53 8-79h56c7 0 25 0 25-18 0-11-11-11-19-11h-167c-10 0-29 0-50 24-18 18-31 42-31 43 0 2 0 6 6 6 4 0 5-2 8-6 24-38 53-38 63-38h28c-15 59-42 119-63 164-4 9-4 9-4 13 0 10 8 12 14 12 15 0 19-14 25-32 7-22 7-24 13-47z">
            <text:p/>
          </draw:path>
          <draw:path draw:style-name="gr5" draw:text-style-name="P5" draw:layer="layout" svg:width="0.328cm" svg:height="0.115cm" svg:x="20.156cm" svg:y="0.776cm" svg:viewBox="0 0 329 116" svg:d="M312 20c7 0 17 0 17-10s-10-10-17-10h-295c-7 0-17 0-17 10s10 10 17 10zM312 116c7 0 17 0 17-10 0-9-10-9-17-9h-295c-7 0-17 0-17 9 0 10 10 10 17 10z">
            <text:p/>
          </draw:path>
          <draw:path draw:style-name="gr5" draw:text-style-name="P5" draw:layer="layout" svg:width="0.152cm" svg:height="0.314cm" svg:x="20.658cm" svg:y="0.649cm" svg:viewBox="0 0 153 315" svg:d="M91 112h46c10 0 16 0 16-10 0-5-6-5-14-5h-44c18-70 20-80 20-83 0-8-6-14-14-14-2 0-16 0-20 18l-19 79h-47c-9 0-15 0-15 9 0 6 4 6 14 6h43c-35 140-37 149-37 157 0 27 19 46 46 46 50 0 78-73 78-76 0-5-4-5-5-5-5 0-6 1-7 7-23 52-48 63-65 63-11 0-15-6-15-22 0-13 0-16 3-24z">
            <text:p/>
          </draw:path>
          <draw:path draw:style-name="gr5" draw:text-style-name="P5" draw:layer="layout" svg:width="0.201cm" svg:height="0.223cm" svg:x="20.838cm" svg:y="0.738cm" svg:viewBox="0 0 202 224" svg:d="M29 189c-1 8-4 20-4 22 0 9 7 13 14 13 6 0 16-4 18-14 2-1 19-69 20-78 4-16 13-51 17-65 1-5 15-29 26-40 5-3 19-16 41-16 13 0 20 6 21 6-15 3-27 14-27 26 0 9 6 19 20 19 13 0 27-12 27-30 0-17-16-32-41-32-32 0-55 24-64 38-3-23-21-38-45-38-23 0-32 20-37 28-8 17-15 46-15 48 0 5 6 5 6 5 5 0 5 0 8-11 8-35 18-59 36-59 9 0 16 4 16 23 0 9-2 15-9 42z">
            <text:p/>
          </draw:path>
          <draw:path draw:style-name="gr5" draw:text-style-name="P5" draw:layer="layout" svg:width="0.254cm" svg:height="0.223cm" svg:x="21.073cm" svg:y="0.738cm" svg:viewBox="0 0 255 224" svg:d="M158 192c6 19 24 32 45 32 17 0 28-11 36-27 9-18 16-49 16-49 0-5-6-5-7-5-4 0-6 3-7 10-6 26-16 60-37 60-9 0-15-6-15-23 0-11 6-33 10-51l14-54c1-7 7-26 8-33 3-11 7-30 7-34 0-8-7-12-14-12-3 0-15 0-19 16-9 37-31 124-37 150-1 2-21 41-57 41-25 0-30-21-30-41 0-26 13-66 27-101 6-14 8-21 8-30 0-23-16-41-40-41-48 0-66 71-66 76s6 5 6 5c5 0 5-1 8-8 13-44 31-62 50-62 5 0 12 0 12 16 0 12-5 26-9 35-18 49-28 78-28 103 0 46 34 59 60 59 34 0 51-22 59-32z">
            <text:p/>
          </draw:path>
          <draw:path draw:style-name="gr5" draw:text-style-name="P5" draw:layer="layout" svg:width="0.189cm" svg:height="0.223cm" svg:x="21.362cm" svg:y="0.738cm" svg:viewBox="0 0 190 224" svg:d="M70 105c14 0 50-1 76-13 35-14 37-43 37-50 0-21-19-42-53-42-56 0-130 48-130 134 0 51 29 90 78 90 70 0 112-52 112-59 0-3-2-5-5-5s-4 1-7 4c-39 49-93 49-100 49-37 0-43-41-43-58 0-5 1-21 8-50zM46 94c20-76 72-83 84-83 23 0 37 14 37 31 0 52-80 52-100 52z">
            <text:p/>
          </draw:path>
        </draw:g>
        <draw:g>
          <svg:title>TexMaths</svg:title>
          <svg:desc>14§display§\texttt{if (i &gt; 1 || j &gt; 1)}§svg§600§FALSE§</svg:desc>
          <draw:polygon draw:style-name="gr6" draw:text-style-name="P6" draw:layer="layout" svg:width="4.898cm" svg:height="0.45cm" svg:x="12.795cm" svg:y="1.64cm" svg:viewBox="0 0 4899 451" draw:points="2449,451 0,451 0,0 4899,0 4899,451">
            <text:p/>
          </draw:polygon>
          <draw:path draw:style-name="gr5" draw:text-style-name="P5" draw:layer="layout" svg:width="0.187cm" svg:height="0.301cm" svg:x="12.833cm" svg:y="1.68cm" svg:viewBox="0 0 188 302" svg:d="M115 109c0-15-3-19-20-19h-71c-7 0-20 0-20 15 0 14 13 14 20 14h56v154h-59c-8 0-21 0-21 15 0 14 13 14 21 14h146c7 0 21 0 21-14 0-15-14-15-21-15h-52zM115 25c0-14-11-25-25-25s-26 11-26 25 12 24 26 24 25-10 25-24z">
            <text:p/>
          </draw:path>
          <draw:path draw:style-name="gr5" draw:text-style-name="P5" draw:layer="layout" svg:width="0.195cm" svg:height="0.304cm" svg:x="13.074cm" svg:y="1.677cm" svg:viewBox="0 0 196 305" svg:d="M105 122h60c7 0 20 0 20-14 0-16-11-16-20-16h-60v-23c0-38 32-38 48-38 0 1 4 21 22 21 10 0 21-9 21-23 0-29-39-29-48-29-39 0-78 22-78 66v26h-49c-8 0-21 0-21 16 0 14 13 14 21 14h49v152h-49c-8 0-21 0-21 16 0 15 13 15 21 15h133c8 0 21 0 21-15 0-16-13-16-21-16h-49z">
            <text:p/>
          </draw:path>
          <draw:path draw:style-name="gr5" draw:text-style-name="P5" draw:layer="layout" svg:width="0.131cm" svg:height="0.383cm" svg:x="13.653cm" svg:y="1.639cm" svg:viewBox="0 0 132 384" svg:d="M132 370c0-7-5-10-13-16-62-42-84-108-84-162 0-49 18-118 85-164 7-4 12-7 12-14 0-4-3-14-16-14-15 0-116 66-116 192 0 59 22 103 41 127 26 37 63 65 75 65 13 0 16-10 16-14z">
            <text:p/>
          </draw:path>
          <draw:path draw:style-name="gr5" draw:text-style-name="P5" draw:layer="layout" svg:width="0.187cm" svg:height="0.301cm" svg:x="13.863cm" svg:y="1.68cm" svg:viewBox="0 0 188 302" svg:d="M115 109c0-15-3-19-20-19h-71c-7 0-20 0-20 15 0 14 13 14 20 14h56v154h-59c-8 0-21 0-21 15 0 14 13 14 21 14h146c7 0 21 0 21-14 0-15-14-15-21-15h-52zM115 25c0-14-11-25-25-25s-26 11-26 25 12 24 26 24 25-10 25-24z">
            <text:p/>
          </draw:path>
          <draw:path draw:style-name="gr5" draw:text-style-name="P5" draw:layer="layout" svg:width="0.203cm" svg:height="0.247cm" svg:x="14.369cm" svg:y="1.708cm" svg:viewBox="0 0 204 248" svg:d="M193 140c4-3 11-7 11-17 0-5-4-11-9-15l-164-102c-7-6-9-6-14-6-7 0-17 6-17 17 0 10 7 14 11 17l143 89-143 90c-4 4-11 8-11 17 0 11 10 18 17 18 5 0 7-2 14-6z">
            <text:p/>
          </draw:path>
          <draw:path draw:style-name="gr5" draw:text-style-name="P5" draw:layer="layout" svg:width="0.166cm" svg:height="0.307cm" svg:x="14.909cm" svg:y="1.675cm" svg:viewBox="0 0 167 308" svg:d="M102 20c0-7 0-20-15-20-9 0-11 6-14 11-20 42-45 48-55 49-8 0-18 2-18 16 0 12 8 15 17 15 8 0 29-4 52-22v208h-47c-7 0-19 0-19 16 0 15 12 15 19 15h125c8 0 20 0 20-15 0-16-12-16-20-16h-45z">
            <text:p/>
          </draw:path>
          <draw:path draw:style-name="gr5" draw:text-style-name="P5" draw:layer="layout" svg:width="0.035cm" svg:height="0.383cm" svg:x="15.485cm" svg:y="1.639cm" svg:viewBox="0 0 36 384" svg:d="M36 24c0-7 0-24-18-24s-18 17-18 24v337c0 6 0 23 18 23s18-17 18-23z">
            <text:p/>
          </draw:path>
          <draw:path draw:style-name="gr5" draw:text-style-name="P5" draw:layer="layout" svg:width="0.035cm" svg:height="0.383cm" svg:x="15.742cm" svg:y="1.639cm" svg:viewBox="0 0 36 384" svg:d="M36 24c0-7 0-24-18-24s-18 17-18 24v337c0 6 0 23 18 23s18-17 18-23z">
            <text:p/>
          </draw:path>
          <draw:path draw:style-name="gr5" draw:text-style-name="P5" draw:layer="layout" svg:width="0.157cm" svg:height="0.413cm" svg:x="16.169cm" svg:y="1.68cm" svg:viewBox="0 0 158 414" svg:d="M158 109c0-15-3-19-19-19h-79c-7 0-19 0-19 15 0 14 12 14 19 14h65v203c0 8 0 27-13 43-14 20-29 20-41 20-14 0-19-1-28-3 2-1 2-1 2-5 0-14-13-23-23-23-11 0-22 9-22 23 0 37 49 37 69 37 72 0 89-58 89-91zM158 25c0-14-10-25-24-25s-25 11-25 25 11 24 25 24 24-10 24-24z">
            <text:p/>
          </draw:path>
          <draw:path draw:style-name="gr5" draw:text-style-name="P5" draw:layer="layout" svg:width="0.203cm" svg:height="0.247cm" svg:x="16.689cm" svg:y="1.708cm" svg:viewBox="0 0 204 248" svg:d="M193 140c4-3 11-7 11-17 0-5-4-11-9-15l-164-102c-7-6-9-6-14-6-7 0-17 6-17 17 0 10 7 14 11 17l143 89-143 90c-4 4-11 8-11 17 0 11 10 18 17 18 5 0 7-2 14-6z">
            <text:p/>
          </draw:path>
          <draw:path draw:style-name="gr5" draw:text-style-name="P5" draw:layer="layout" svg:width="0.166cm" svg:height="0.307cm" svg:x="17.229cm" svg:y="1.675cm" svg:viewBox="0 0 167 308" svg:d="M102 20c0-7 0-20-15-20-9 0-11 6-14 11-20 42-45 48-55 49-8 0-18 2-18 16 0 12 8 15 17 15 8 0 29-4 52-22v208h-47c-7 0-19 0-19 16 0 15 12 15 19 15h125c8 0 20 0 20-15 0-16-12-16-20-16h-45z">
            <text:p/>
          </draw:path>
          <draw:path draw:style-name="gr5" draw:text-style-name="P5" draw:layer="layout" svg:width="0.131cm" svg:height="0.383cm" svg:x="17.478cm" svg:y="1.639cm" svg:viewBox="0 0 132 384" svg:d="M132 192c0-59-24-104-41-128-27-36-63-64-76-64-12 0-15 10-15 14 0 7 6 11 8 13 82 53 89 133 89 165 0 49-19 117-86 162-7 6-11 9-11 16 0 4 3 14 15 14 14 0 117-66 117-192z">
            <text:p/>
          </draw:path>
        </draw:g>
        <draw:g>
          <draw:custom-shape draw:style-name="gr7" draw:text-style-name="P1" draw:layer="layout" svg:width="13.713cm" svg:height="1.016cm" svg:x="1.484cm" svg:y="4.328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xml:id="id2" draw:id="id2" draw:layer="layout" svg:width="13.713cm" svg:height="1.016cm" svg:x="1.484cm" svg:y="3.309cm">
            <text:p/>
            <draw:enhanced-geometry svg:viewBox="0 0 21600 21600" draw:type="rectangle" draw:enhanced-path="M 0 0 L 21600 0 21600 21600 0 21600 0 0 Z N"/>
          </draw:custom-shape>
        </draw:g>
        <draw:custom-shape draw:style-name="gr3" draw:text-style-name="P3" draw:layer="layout" svg:width="1.143cm" svg:height="2.032cm" svg:x="0.354cm" svg:y="3.309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4§display§\text{B}§svg§600§TRUE§</svg:desc>
          <draw:polygon draw:style-name="gr4" draw:text-style-name="P4" draw:layer="layout" svg:width="0.348cm" svg:height="0.335cm" svg:x="0.728cm" svg:y="4.201cm" svg:viewBox="0 0 349 336" draw:points="175,336 0,336 0,0 349,0 349,336">
            <text:p/>
          </draw:polygon>
          <draw:path draw:style-name="gr5" draw:text-style-name="P5" draw:layer="layout" svg:width="0.303cm" svg:height="0.336cm" svg:x="0.746cm" svg:y="4.2cm" svg:viewBox="0 0 304 337" svg:d="M93 157v-122c0-17 0-20 23-20h62c48 0 64 42 64 69 0 31-23 73-78 73zM209 161c47-10 83-41 83-77 0-43-47-84-111-84h-181v15h11c39 0 39 6 39 24v260c0 17 0 23-39 23h-11v15h193c66 0 111-43 111-91 0-42-40-80-95-85zM178 322h-62c-23 0-23-3-23-20v-134h92c49 0 70 45 70 78 0 35-27 76-77 76z">
            <text:p/>
          </draw:path>
        </draw:g>
        <draw:g>
          <svg:title>TexMaths</svg:title>
          <svg:desc>14§display§\texttt{a[i] = 5;}§svg§600§FALSE§</svg:desc>
          <draw:polygon draw:style-name="gr6" draw:text-style-name="P6" draw:layer="layout" svg:width="2.319cm" svg:height="0.41cm" svg:x="6.054cm" svg:y="4.685cm" svg:viewBox="0 0 2320 411" draw:points="1159,411 0,411 0,0 2320,0 2320,411">
            <text:p/>
          </draw:polygon>
          <draw:path draw:style-name="gr5" draw:text-style-name="P5" draw:layer="layout" svg:width="0.231cm" svg:height="0.22cm" svg:x="6.081cm" svg:y="4.81cm" svg:viewBox="0 0 232 221" svg:d="M154 202c11 15 35 17 53 17 14 0 25 0 25-16 0-15-12-15-19-15-21 0-27-3-31-4v-107c0-35-27-77-98-77-21 0-71 0-71 36 0 14 11 23 22 23 7 0 21-4 22-23 0-4 0-4 10-5 7 0 14 0 18 0 38 0 63 15 63 50-88 2-148 26-148 73 0 35 31 67 81 67 18 0 49-4 73-19zM148 111v40c0 12 0 23-19 31-17 9-39 9-44 9-30 0-51-17-51-37 0-24 43-42 114-43z">
            <text:p/>
          </draw:path>
          <draw:path draw:style-name="gr5" draw:text-style-name="P5" draw:layer="layout" svg:width="0.129cm" svg:height="0.383cm" svg:x="6.421cm" svg:y="4.684cm" svg:viewBox="0 0 130 384" svg:d="M111 31c7 0 19 0 19-16 0-15-12-15-19-15h-91c-17 0-20 4-20 20v344c0 16 3 20 20 20h91c7 0 19 0 19-14 0-15-12-15-19-15h-76v-324z">
            <text:p/>
          </draw:path>
          <draw:path draw:style-name="gr5" draw:text-style-name="P5" draw:layer="layout" svg:width="0.187cm" svg:height="0.302cm" svg:x="6.607cm" svg:y="4.725cm" svg:viewBox="0 0 188 303" svg:d="M115 109c0-15-3-19-20-19h-71c-7 0-20 0-20 15 0 14 13 14 20 14h56v154h-59c-8 0-21 0-21 16 0 14 13 14 21 14h146c7 0 21 0 21-14 0-16-14-16-21-16h-52zM115 25c0-14-11-25-25-25s-26 11-26 25 12 24 26 24 25-10 25-24z">
            <text:p/>
          </draw:path>
          <draw:path draw:style-name="gr5" draw:text-style-name="P5" draw:layer="layout" svg:width="0.129cm" svg:height="0.383cm" svg:x="6.846cm" svg:y="4.684cm" svg:viewBox="0 0 130 384" svg:d="M130 20c0-14-3-20-19-20h-91c-7 0-20 0-20 15 0 16 13 16 20 16h75v324h-75c-7 0-20 0-20 14 0 15 13 15 20 15h91c15 0 19-4 19-20z">
            <text:p/>
          </draw:path>
          <draw:path draw:style-name="gr5" draw:text-style-name="P5" draw:layer="layout" svg:width="0.22cm" svg:height="0.11cm" svg:x="7.36cm" svg:y="4.821cm" svg:viewBox="0 0 221 111" svg:d="M200 35c6 0 21 0 21-18 0-17-18-17-25-17h-171c-7 0-25 0-25 17 0 18 17 18 22 18zM196 111c7 0 25 0 25-17 0-18-15-18-21-18h-178c-5 0-22 0-22 18 0 17 18 17 25 17z">
            <text:p/>
          </draw:path>
          <draw:path draw:style-name="gr5" draw:text-style-name="P5" draw:layer="layout" svg:width="0.208cm" svg:height="0.307cm" svg:x="7.883cm" svg:y="4.725cm" svg:viewBox="0 0 209 308" svg:d="M112 109c-18 0-39 5-60 16v-94h119c7 0 19 0 19-16 0-15-11-15-19-15h-133c-17 0-20 4-20 20v131c0 10 0 21 16 21 8 0 11-2 15-7 13-16 34-25 62-25 40 0 63 37 63 69 0 39-35 68-77 68-14 0-45-4-59-30 3-3 7-6 7-16 0-15-13-22-23-22-7 0-22 4-22 24 0 40 42 75 97 75 63 0 112-45 112-99 0-51-40-100-97-100z">
            <text:p/>
          </draw:path>
          <draw:path draw:style-name="gr5" draw:text-style-name="P5" draw:layer="layout" svg:width="0.075cm" svg:height="0.281cm" svg:x="8.203cm" svg:y="4.814cm" svg:viewBox="0 0 76 282" svg:d="M73 31c0-18-16-31-31-31-20 0-32 15-32 31 0 18 15 31 31 31 19 0 32-16 32-31zM43 213c-7 27-25 36-33 41-3 1-10 4-10 12 0 7 7 16 15 16 12 0 61-27 61-82 0-33-16-49-35-49s-31 14-31 31c0 14 8 31 33 31z">
            <text:p/>
          </draw:path>
        </draw:g>
        <draw:g>
          <draw:custom-shape draw:style-name="gr8" draw:text-style-name="P1" draw:layer="layout" svg:width="13.762cm" svg:height="1.016cm" svg:x="16.824cm" svg:y="4.329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" xml:id="id4" draw:id="id4" draw:layer="layout" svg:width="13.762cm" svg:height="1.016cm" svg:x="16.824cm" svg:y="3.31cm">
            <text:p/>
            <draw:enhanced-geometry svg:viewBox="0 0 21600 21600" draw:type="rectangle" draw:enhanced-path="M 0 0 L 21600 0 21600 21600 0 21600 0 0 Z N"/>
          </draw:custom-shape>
        </draw:g>
        <draw:custom-shape draw:style-name="gr3" draw:text-style-name="P3" draw:layer="layout" svg:width="1.143cm" svg:height="2.032cm" svg:x="15.694cm" svg:y="3.31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4§display§\text{C}§svg§600§TRUE§</svg:desc>
          <draw:polygon draw:style-name="gr4" draw:text-style-name="P4" draw:layer="layout" svg:width="0.355cm" svg:height="0.335cm" svg:x="16.068cm" svg:y="4.215cm" svg:viewBox="0 0 356 336" draw:points="178,336 0,336 0,0 356,0 356,336">
            <text:p/>
          </draw:polygon>
          <draw:path draw:style-name="gr5" draw:text-style-name="P5" draw:layer="layout" svg:width="0.3cm" svg:height="0.359cm" svg:x="16.096cm" svg:y="4.202cm" svg:viewBox="0 0 301 360" svg:d="M0 179c0 103 80 181 172 181 80 0 129-70 129-126 0-6 0-8-7-8-4 0-4 2-5 7-4 71-56 112-111 112-29 0-128-17-128-166 0-147 97-164 128-164 53 0 98 45 108 118 0 6 0 8 7 8 8 0 8-2 8-12v-118c0-8 0-11-5-11-2 0-4 0-7 6l-26 36c-18-17-43-42-91-42-92 0-172 78-172 179z">
            <text:p/>
          </draw:path>
        </draw:g>
        <draw:g>
          <svg:title>TexMaths</svg:title>
          <svg:desc>14§display§\texttt{return;}§svg§600§FALSE§</svg:desc>
          <draw:polygon draw:style-name="gr6" draw:text-style-name="P6" draw:layer="layout" svg:width="1.802cm" svg:height="0.34cm" svg:x="22.296cm" svg:y="4.664cm" svg:viewBox="0 0 1803 341" draw:points="902,341 0,341 0,0 1803,0 1803,341">
            <text:p/>
          </draw:polygon>
          <draw:path draw:style-name="gr5" draw:text-style-name="P5" draw:layer="layout" svg:width="0.224cm" svg:height="0.216cm" svg:x="22.311cm" svg:y="4.72cm" svg:viewBox="0 0 225 217" svg:d="M94 125c0-47 29-94 89-94 0 11 9 21 21 21s21-9 21-21c0-10-5-31-47-31-25 0-56 8-84 41v-17c0-16-3-21-20-21h-54c-7 0-20 0-20 15 0 16 11 16 20 16h40v152h-40c-7 0-20 0-20 16 0 15 11 15 20 15h128c9 0 21 0 21-15 0-16-12-16-21-16h-54z">
            <text:p/>
          </draw:path>
          <draw:path draw:style-name="gr5" draw:text-style-name="P5" draw:layer="layout" svg:width="0.202cm" svg:height="0.22cm" svg:x="22.58cm" svg:y="4.719cm" svg:viewBox="0 0 203 221" svg:d="M183 123c10 0 20 0 20-18 0-56-32-105-97-105-58 0-106 49-106 111 0 60 50 110 113 110 66 0 90-44 90-57 0-14-15-14-18-14-9 0-13 1-16 11-11 25-37 30-51 30-38 0-75-26-83-68zM35 94c7-37 36-63 71-63 26 0 56 11 62 63z">
            <text:p/>
          </draw:path>
          <draw:path draw:style-name="gr5" draw:text-style-name="P5" draw:layer="layout" svg:width="0.209cm" svg:height="0.277cm" svg:x="22.822cm" svg:y="4.663cm" svg:viewBox="0 0 210 278" svg:d="M98 91h81c7 0 20 0 20-15 0-16-13-16-20-16h-81v-40c0-9 0-20-17-20-18 0-18 10-18 20v40h-42c-8 0-21 0-21 16 0 15 13 15 20 15h43v121c0 47 34 66 70 66s77-21 77-66c0-9 0-20-17-20s-17 11-17 20c-1 30-29 35-40 35-38 0-38-26-38-38z">
            <text:p/>
          </draw:path>
          <draw:path draw:style-name="gr5" draw:text-style-name="P5" draw:layer="layout" svg:width="0.247cm" svg:height="0.216cm" svg:x="23.074cm" svg:y="4.723cm" svg:viewBox="0 0 248 217" svg:d="M171 198c1 15 11 15 19 15h37c8 0 21 0 21-15 0-14-13-14-20-14h-22v-163c0-15-3-21-20-21h-36c-9 0-21 0-21 15 0 16 12 16 19 16h23v105c0 45-39 50-56 50-39 0-39-16-39-32v-133c0-15-3-21-20-21h-36c-7 0-20 0-20 15 0 16 13 16 20 16h22v126c0 48 34 60 70 60 21 0 41-5 59-19z">
            <text:p/>
          </draw:path>
          <draw:path draw:style-name="gr5" draw:text-style-name="P5" draw:layer="layout" svg:width="0.224cm" svg:height="0.216cm" svg:x="23.342cm" svg:y="4.72cm" svg:viewBox="0 0 225 217" svg:d="M94 125c0-47 29-94 89-94 0 11 9 21 21 21s21-9 21-21c0-10-5-31-47-31-25 0-56 8-84 41v-17c0-16-3-21-20-21h-54c-7 0-20 0-20 15 0 16 11 16 20 16h40v152h-40c-7 0-20 0-20 16 0 15 11 15 20 15h128c9 0 21 0 21-15 0-16-12-16-21-16h-54z">
            <text:p/>
          </draw:path>
          <draw:path draw:style-name="gr5" draw:text-style-name="P5" draw:layer="layout" svg:width="0.247cm" svg:height="0.216cm" svg:x="23.588cm" svg:y="4.72cm" svg:viewBox="0 0 248 217" svg:d="M76 27c0-17 0-24-20-24h-36c-7 0-20 0-20 15 0 16 13 16 20 16h22v152h-22c-7 0-20 0-20 16 0 15 13 15 20 15h78c7 0 20 0 20-15 0-16-12-16-20-16h-22v-88c0-49 37-67 63-67 25 0 32 12 32 43v112h-20c-7 0-19 0-19 16 0 15 14 15 19 15h77c7 0 20 0 20-15 0-16-13-16-21-16h-21v-115c0-50-25-71-65-71-33 0-56 17-65 27z">
            <text:p/>
          </draw:path>
          <draw:path draw:style-name="gr5" draw:text-style-name="P5" draw:layer="layout" svg:width="0.075cm" svg:height="0.281cm" svg:x="23.928cm" svg:y="4.723cm" svg:viewBox="0 0 76 282" svg:d="M73 31c0-18-16-31-31-31-20 0-32 15-32 31 0 18 15 31 31 31 19 0 32-16 32-31zM43 213c-7 27-25 36-33 41-3 1-10 4-10 12 0 7 7 16 15 16 12 0 61-27 61-82 0-33-16-49-35-49s-31 14-31 31c0 14 8 31 33 31z">
            <text:p/>
          </draw:path>
        </draw:g>
        <draw:connector draw:style-name="gr9" draw:text-style-name="P1" draw:layer="layout" draw:type="lines" draw:line-skew="-0.626cm" svg:x1="9.494cm" svg:y1="1.324cm" svg:x2="8.34cm" svg:y2="3.309cm" draw:start-shape="id1" draw:start-glue-point="3" draw:end-shape="id2" svg:d="M9494 1324h-1128l-26 1484v501" svg:viewBox="0 0 1155 1986">
          <text:p/>
        </draw:connector>
        <draw:connector draw:style-name="gr9" draw:text-style-name="P1" draw:layer="layout" draw:type="lines" draw:line-skew="1.462cm" svg:x1="21.731cm" svg:y1="1.325cm" svg:x2="23.705cm" svg:y2="3.31cm" draw:start-shape="id3" draw:start-glue-point="1" draw:end-shape="id4" draw:end-glue-point="0" svg:d="M21731 1325h1962l12 1484v501" svg:viewBox="0 0 1975 1986">
          <text:p/>
        </draw:connector>
        <draw:connector draw:style-name="gr9" draw:text-style-name="P1" draw:layer="layout" draw:type="lines" draw:line-skew="0cm -0.367cm" svg:x1="8.274cm" svg:y1="5.338cm" svg:x2="11.315cm" svg:y2="6.708cm" draw:start-shape="id5" draw:start-glue-point="2" draw:end-shape="id6" draw:end-glue-point="0" svg:d="M8274 5338v500l3041 2v868" svg:viewBox="0 0 3042 1371">
          <text:p/>
        </draw:connector>
        <draw:g>
          <svg:title>TexMaths</svg:title>
          <svg:desc>14§display§\alpha_i \leq 1 \wedge \alpha_j \leq 1§svg§600§FALSE§</svg:desc>
          <draw:polygon draw:style-name="gr6" draw:text-style-name="P6" draw:layer="layout" svg:width="3.344cm" svg:height="0.457cm" svg:x="4.49cm" svg:y="1.138cm" svg:viewBox="0 0 3345 458" draw:points="1673,458 0,458 0,0 3345,0 3345,458">
            <text:p/>
          </draw:polygon>
          <draw:path draw:style-name="gr5" draw:text-style-name="P5" draw:layer="layout" svg:width="0.276cm" svg:height="0.223cm" svg:x="4.51cm" svg:y="1.236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05cm" svg:height="0.233cm" svg:x="4.82cm" svg:y="1.299cm" svg:viewBox="0 0 106 234" svg:d="M97 13c0-6-5-13-14-13-10 0-20 8-20 20 0 5 4 12 14 12s20-10 20-19zM25 189c-1 4-3 8-3 15 0 16 14 30 34 30 35 0 50-49 50-53 0-6-5-6-5-6-6 0-6 3-7 7-9 27-24 42-38 42-7 0-8-6-8-13 0-8 2-14 5-22 4-10 7-18 11-28 3-8 16-39 17-43 2-5 3-9 3-12 0-16-14-29-34-29-35 0-50 48-50 53 0 4 4 4 6 4 5 0 5-1 7-5 8-30 23-42 36-42 6 0 10 3 10 12 0 7-3 13-11 34z">
            <text:p/>
          </draw:path>
          <draw:path draw:style-name="gr5" draw:text-style-name="P5" draw:layer="layout" svg:width="0.301cm" svg:height="0.381cm" svg:x="5.145cm" svg:y="1.141cm" svg:viewBox="0 0 302 382" svg:d="M293 21c5-3 9-6 9-11 0-6-4-10-9-10-3 0-7 1-10 3l-273 129c-9 4-10 7-10 11s3 8 10 11l273 129c7 3 8 3 10 3 5 0 9-4 9-10 0-4-2-7-11-11l-257-122zM284 382c9 0 18 0 18-9 0-10-11-10-18-10h-266c-8 0-18 0-18 10 0 9 8 9 17 9z">
            <text:p/>
          </draw:path>
          <draw:path draw:style-name="gr5" draw:text-style-name="P5" draw:layer="layout" svg:width="0.163cm" svg:height="0.328cm" svg:x="5.666cm" svg:y="1.127cm" svg:viewBox="0 0 164 329" svg:d="M102 13c0-12 0-13-11-13-31 32-76 32-91 32v16c10 0 39 0 64-14v256c0 18-1 24-46 24h-15v15c18-1 60-1 81-1 20 0 63 0 80 1v-15h-16c-44 0-46-6-46-24z">
            <text:p/>
          </draw:path>
          <draw:path draw:style-name="gr5" draw:text-style-name="P5" draw:layer="layout" svg:width="0.273cm" svg:height="0.306cm" svg:x="6.004cm" svg:y="1.159cm" svg:viewBox="0 0 274 307" svg:d="M148 10c-2-9-7-10-11-10-5 0-7 3-11 10l-123 277c-3 6-3 7-3 10 0 6 4 10 10 10 4 0 7-2 11-11l116-262 116 262c5 11 10 11 12 11 5 0 9-4 9-10 0-1 0-3-2-8z">
            <text:p/>
          </draw:path>
          <draw:path draw:style-name="gr5" draw:text-style-name="P5" draw:layer="layout" svg:width="0.276cm" svg:height="0.223cm" svg:x="6.433cm" svg:y="1.236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52cm" svg:height="0.299cm" svg:x="6.726cm" svg:y="1.299cm" svg:viewBox="0 0 153 300" svg:d="M153 13c0-6-5-13-14-13-10 0-20 10-20 20 0 5 4 12 14 12s20-8 20-19zM78 247c-5 23-23 43-44 43-5 0-9 0-13-1 10-5 13-13 13-19 0-8-7-12-14-12-12 0-20 10-20 21 0 12 14 21 35 21 20 0 62-13 71-55l33-123c0-4 1-7 1-13 0-18-17-32-38-32-38 0-60 48-60 53 0 4 4 4 6 4 4 0 4-1 7-7 8-19 26-40 46-40 10 0 12 5 12 17 0 4-1 8-1 9z">
            <text:p/>
          </draw:path>
          <draw:path draw:style-name="gr5" draw:text-style-name="P5" draw:layer="layout" svg:width="0.301cm" svg:height="0.381cm" svg:x="7.111cm" svg:y="1.141cm" svg:viewBox="0 0 302 382" svg:d="M293 21c5-3 9-6 9-11 0-6-4-10-9-10-3 0-7 1-10 3l-273 129c-9 4-10 7-10 11s3 8 10 11l273 129c7 3 8 3 10 3 5 0 9-4 9-10 0-4-2-7-11-11l-257-122zM284 382c9 0 18 0 18-9 0-10-11-10-18-10h-266c-8 0-18 0-18 10 0 9 8 9 17 9z">
            <text:p/>
          </draw:path>
          <draw:path draw:style-name="gr5" draw:text-style-name="P5" draw:layer="layout" svg:width="0.163cm" svg:height="0.328cm" svg:x="7.632cm" svg:y="1.127cm" svg:viewBox="0 0 164 329" svg:d="M102 13c0-12 0-13-11-13-31 32-76 32-91 32v16c10 0 39 0 64-14v256c0 18-1 24-46 24h-15v15c18-1 60-1 81-1 20 0 63 0 80 1v-15h-16c-44 0-46-6-46-24z">
            <text:p/>
          </draw:path>
        </draw:g>
        <draw:g>
          <svg:title>TexMaths</svg:title>
          <svg:desc>14§display§\alpha_i &gt; 1 \vee \alpha_j &gt; 1§svg§600§FALSE§</svg:desc>
          <draw:polygon draw:style-name="gr6" draw:text-style-name="P6" draw:layer="layout" svg:width="3.344cm" svg:height="0.457cm" svg:x="24.264cm" svg:y="1.113cm" svg:viewBox="0 0 3345 458" draw:points="1673,458 0,458 0,0 3345,0 3345,458">
            <text:p/>
          </draw:polygon>
          <draw:path draw:style-name="gr5" draw:text-style-name="P5" draw:layer="layout" svg:width="0.276cm" svg:height="0.223cm" svg:x="24.284cm" svg:y="1.211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05cm" svg:height="0.233cm" svg:x="24.594cm" svg:y="1.274cm" svg:viewBox="0 0 106 234" svg:d="M97 13c0-6-5-13-14-13-10 0-20 8-20 20 0 5 4 12 14 12s20-10 20-19zM25 189c-1 4-3 8-3 15 0 16 14 30 34 30 35 0 50-49 50-53 0-6-5-6-5-6-6 0-6 3-7 7-9 27-24 42-38 42-7 0-8-6-8-13 0-8 2-14 5-22 4-10 7-18 11-28 3-8 16-39 17-43 2-5 3-9 3-12 0-16-14-29-34-29-35 0-50 48-50 53 0 4 4 4 6 4 5 0 5-1 7-5 8-30 23-42 36-42 6 0 10 3 10 12 0 7-3 13-11 34z">
            <text:p/>
          </draw:path>
          <draw:path draw:style-name="gr5" draw:text-style-name="P5" draw:layer="layout" svg:width="0.301cm" svg:height="0.286cm" svg:x="24.919cm" svg:y="1.164cm" svg:viewBox="0 0 302 287" svg:d="M293 154c5-3 9-4 9-11 0-6-4-9-9-10l-275-130c-5-3-7-3-8-3-6 0-10 4-10 10 0 4 3 7 10 11l259 122-259 123c-7 3-10 7-10 11 0 6 4 10 10 10 1 0 3 0 8-4z">
            <text:p/>
          </draw:path>
          <draw:path draw:style-name="gr5" draw:text-style-name="P5" draw:layer="layout" svg:width="0.163cm" svg:height="0.328cm" svg:x="25.44cm" svg:y="1.102cm" svg:viewBox="0 0 164 329" svg:d="M102 13c0-12 0-13-11-13-31 32-76 32-91 32v16c10 0 39 0 64-14v256c0 18-1 24-46 24h-15v15c18-1 60-1 81-1 20 0 63 0 80 1v-15h-16c-44 0-46-6-46-24z">
            <text:p/>
          </draw:path>
          <draw:path draw:style-name="gr5" draw:text-style-name="P5" draw:layer="layout" svg:width="0.273cm" svg:height="0.306cm" svg:x="25.778cm" svg:y="1.134cm" svg:viewBox="0 0 274 307" svg:d="M272 20c2-6 2-7 2-10 0-6-4-10-9-10s-7 3-12 11l-116 262-116-263c-4-9-7-10-11-10-6 0-10 4-10 10 0 1 0 1 3 8l123 278c4 8 7 11 11 11 7 0 9-4 11-11z">
            <text:p/>
          </draw:path>
          <draw:path draw:style-name="gr5" draw:text-style-name="P5" draw:layer="layout" svg:width="0.276cm" svg:height="0.223cm" svg:x="26.207cm" svg:y="1.211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52cm" svg:height="0.299cm" svg:x="26.5cm" svg:y="1.274cm" svg:viewBox="0 0 153 300" svg:d="M153 13c0-6-5-13-14-13-10 0-20 10-20 20 0 5 4 12 14 12s20-8 20-19zM78 247c-5 23-23 43-44 43-5 0-9 0-13-1 10-5 13-13 13-19 0-8-7-12-14-12-12 0-20 10-20 21 0 12 14 21 35 21 20 0 62-13 71-55l33-123c0-4 1-7 1-13 0-18-17-32-38-32-38 0-60 48-60 53 0 4 4 4 6 4 4 0 4-1 7-7 8-19 26-40 46-40 10 0 12 5 12 17 0 4-1 8-1 9z">
            <text:p/>
          </draw:path>
          <draw:path draw:style-name="gr5" draw:text-style-name="P5" draw:layer="layout" svg:width="0.301cm" svg:height="0.286cm" svg:x="26.885cm" svg:y="1.164cm" svg:viewBox="0 0 302 287" svg:d="M293 154c5-3 9-4 9-11 0-6-4-9-9-10l-275-130c-5-3-7-3-8-3-6 0-10 4-10 10 0 4 3 7 10 11l259 122-259 123c-7 3-10 7-10 11 0 6 4 10 10 10 1 0 3 0 8-4z">
            <text:p/>
          </draw:path>
          <draw:path draw:style-name="gr5" draw:text-style-name="P5" draw:layer="layout" svg:width="0.163cm" svg:height="0.328cm" svg:x="27.406cm" svg:y="1.102cm" svg:viewBox="0 0 164 329" svg:d="M102 13c0-12 0-13-11-13-31 32-76 32-91 32v16c10 0 39 0 64-14v256c0 18-1 24-46 24h-15v15c18-1 60-1 81-1 20 0 63 0 80 1v-15h-16c-44 0-46-6-46-24z">
            <text:p/>
          </draw:path>
        </draw:g>
        <draw:g>
          <svg:title>TexMaths</svg:title>
          <svg:desc>14§display§\sigma = \{ a[0] \mapsto 0, a[1] \mapsto 0, i \mapsto \alpha_i, j \mapsto \alpha_j \}~\pi = \alpha_i &gt; 1 \vee \alpha_j &gt; 1§svg§600§FALSE§</svg:desc>
          <draw:polygon draw:style-name="gr6" draw:text-style-name="P6" draw:layer="layout" svg:width="13.051cm" svg:height="0.509cm" svg:x="16.977cm" svg:y="3.59cm" svg:viewBox="0 0 13052 510" draw:points="6527,510 0,510 0,0 13052,0 13052,510">
            <text:p/>
          </draw:polygon>
          <draw:path draw:style-name="gr5" draw:text-style-name="P5" draw:layer="layout" svg:width="0.261cm" svg:height="0.217cm" svg:x="16.995cm" svg:y="3.746cm" svg:viewBox="0 0 262 218" svg:d="M238 29c6 0 24 0 24-18 0-11-10-11-20-11h-112c-75 0-130 81-130 140 0 45 29 78 74 78 59 0 125-58 125-135 0-9 0-33-16-54zM74 209c-24 0-43-19-43-55 0-14 5-55 24-84 19-35 50-41 67-41 40 0 45 33 45 48 0 22-10 63-27 88-20 30-46 44-66 44z">
            <text:p/>
          </draw:path>
          <draw:path draw:style-name="gr5" draw:text-style-name="P5" draw:layer="layout" svg:width="0.328cm" svg:height="0.115cm" svg:x="17.439cm" svg:y="3.778cm" svg:viewBox="0 0 329 116" svg:d="M312 20c7 0 17 0 17-10s-10-10-17-10h-295c-7 0-17 0-17 10s10 10 17 10zM312 116c7 0 17 0 17-10 0-9-10-9-17-9h-295c-7 0-17 0-17 9 0 10 10 10 17 10z">
            <text:p/>
          </draw:path>
          <draw:path draw:style-name="gr5" draw:text-style-name="P5" draw:layer="layout" svg:width="0.175cm" svg:height="0.492cm" svg:x="17.965cm" svg:y="3.589cm" svg:viewBox="0 0 176 493" svg:d="M105 66c0-20 13-52 67-55 2-1 4-3 4-5 0-6-4-6-9-6-49 0-96 25-96 62v112c0 19 0 35-19 51-18 14-37 16-48 16-3 1-4 3-4 5 0 6 3 6 8 6 33 3 56 20 62 44 1 5 1 7 1 25v98c0 19 0 36 24 54 20 16 52 20 72 20 5 0 9 0 9-4 0-6-2-6-8-6-31-3-56-18-62-43-1-4-1-6-1-24v-104c0-22-4-30-20-46-11-10-25-15-39-20 41-11 59-33 59-63z">
            <text:p/>
          </draw:path>
          <draw:path draw:style-name="gr5" draw:text-style-name="P5" draw:layer="layout" svg:width="0.226cm" svg:height="0.223cm" svg:x="18.194cm" svg:y="3.74cm" svg:viewBox="0 0 227 224" svg:d="M165 32c-10-18-24-32-46-32-57 0-119 73-119 146 0 46 27 78 66 78 10 0 35-1 64-36 4 21 21 36 45 36 18 0 29-11 36-27 9-18 16-49 16-49 0-5-4-5-6-5-5 0-5 3-7 10-8 32-18 60-38 60-14 0-15-13-15-23 0-11 1-14 7-36 6-21 6-25 11-45l17-68c4-14 4-16 4-17 0-9-5-14-14-14-12 0-19 11-21 22zM133 160c-3 9-3 9-10 18-22 28-42 35-56 35-25 0-32-27-32-46 0-24 15-86 28-108 15-30 36-48 57-48 33 0 40 41 40 44 0 2-2 5-3 8z">
            <text:p/>
          </draw:path>
          <draw:polygon draw:style-name="gr5" draw:text-style-name="P5" draw:layer="layout" svg:width="0.068cm" svg:height="0.492cm" svg:x="18.492cm" svg:y="3.589cm" svg:viewBox="0 0 69 493" draw:points="69,493 69,473 20,473 20,20 69,20 69,0 0,0 0,493">
            <text:p/>
          </draw:polygon>
          <draw:path draw:style-name="gr5" draw:text-style-name="P5" draw:layer="layout" svg:width="0.208cm" svg:height="0.339cm" svg:x="18.588cm" svg:y="3.631cm" svg:viewBox="0 0 209 340" svg:d="M209 171c0-39-3-79-20-115-22-48-63-56-84-56-31 0-66 13-87 59-15 33-18 73-18 112 0 38 1 81 22 119 21 41 58 50 82 50 26 0 64-11 86-57 16-34 19-73 19-112zM104 329c-20 0-48-12-58-60-5-30-5-74-5-104 0-32 0-64 4-91 10-59 46-63 59-63 16 0 49 9 58 58 6 28 6 65 6 96 0 37 0 70-6 103-8 46-36 61-58 61z">
            <text:p/>
          </draw:path>
          <draw:polygon draw:style-name="gr5" draw:text-style-name="P5" draw:layer="layout" svg:width="0.068cm" svg:height="0.492cm" svg:x="18.826cm" svg:y="3.589cm" svg:viewBox="0 0 69 493" draw:points="69,0 0,0 0,20 49,20 49,473 0,473 0,493 69,493">
            <text:p/>
          </draw:polygon>
          <draw:path draw:style-name="gr5" draw:text-style-name="P5" draw:layer="layout" svg:width="0.034cm" svg:height="0.184cm" svg:x="19.115cm" svg:y="3.743cm" svg:viewBox="0 0 35 185" svg:d="M21 102c3 0 14 0 14-10 0-9-11-9-14-9v-66c0-7 0-17-11-17-10 0-10 10-10 17v150c0 8 0 18 10 18 11 0 11-10 11-18z">
            <text:p/>
          </draw:path>
          <draw:path draw:style-name="gr5" draw:text-style-name="P5" draw:layer="layout" svg:width="0.437cm" svg:height="0.257cm" svg:x="19.115cm" svg:y="3.707cm" svg:viewBox="0 0 438 258" svg:d="M385 139c-28 21-41 42-45 47-22 35-26 66-26 66 0 6 5 6 9 6 9 0 10 0 12-10 11-48 40-90 96-112 6-3 7-3 7-7 0-3-3-4-4-6-21-8-81-32-99-116-2-6-3-7-12-7-4 0-9 0-9 6 0 1 4 32 25 65 10 14 25 33 46 48h-367c-10 0-18 0-18 10s8 10 18 10z">
            <text:p/>
          </draw:path>
          <draw:path draw:style-name="gr5" draw:text-style-name="P5" draw:layer="layout" svg:width="0.208cm" svg:height="0.339cm" svg:x="19.734cm" svg:y="3.631cm" svg:viewBox="0 0 209 340" svg:d="M209 171c0-39-3-79-20-115-22-48-63-56-84-56-31 0-66 13-87 59-15 33-18 73-18 112 0 38 1 81 22 119 21 41 58 50 82 50 26 0 64-11 86-57 16-34 19-73 19-112zM104 329c-19 0-48-12-58-60-5-30-5-74-5-104 0-32 0-64 4-91 10-59 46-63 59-63 16 0 49 9 58 58 6 28 6 65 6 96 0 37 0 70-6 103-8 46-36 61-58 61z">
            <text:p/>
          </draw:path>
          <draw:path draw:style-name="gr5" draw:text-style-name="P5" draw:layer="layout" svg:width="0.058cm" svg:height="0.147cm" svg:x="20.002cm" svg:y="3.906cm" svg:viewBox="0 0 59 148" svg:d="M59 52c0-32-13-52-32-52-17 0-27 13-27 27 0 12 10 26 27 26 5 0 12-3 18-7 1-1 1-1 3-1v7c0 38-17 67-34 84-6 4-6 5-6 7 0 4 3 5 5 5 5 0 46-37 46-96z">
            <text:p/>
          </draw:path>
          <draw:path draw:style-name="gr5" draw:text-style-name="P5" draw:layer="layout" svg:width="0.226cm" svg:height="0.223cm" svg:x="20.197cm" svg:y="3.74cm" svg:viewBox="0 0 227 224" svg:d="M165 32c-10-18-24-32-46-32-57 0-119 73-119 146 0 46 27 78 66 78 10 0 35-1 64-36 4 21 21 36 45 36 18 0 29-11 36-27 9-18 16-49 16-49 0-5-4-5-6-5-5 0-5 3-7 10-8 32-18 60-38 60-14 0-15-13-15-23 0-11 1-14 7-36 6-21 6-25 11-45l17-68c4-14 4-16 4-17 0-9-5-14-14-14-12 0-19 11-21 22zM133 160c-3 9-3 9-10 18-22 28-42 35-56 35-25 0-32-27-32-46 0-24 15-86 28-108 15-30 36-48 57-48 33 0 40 41 40 44 0 2-2 5-3 8z">
            <text:p/>
          </draw:path>
          <draw:polygon draw:style-name="gr5" draw:text-style-name="P5" draw:layer="layout" svg:width="0.068cm" svg:height="0.492cm" svg:x="20.495cm" svg:y="3.589cm" svg:viewBox="0 0 69 493" draw:points="69,493 69,473 20,473 20,20 69,20 69,0 0,0 0,493">
            <text:p/>
          </draw:polygon>
          <draw:path draw:style-name="gr5" draw:text-style-name="P5" draw:layer="layout" svg:width="0.163cm" svg:height="0.328cm" svg:x="20.617cm" svg:y="3.631cm" svg:viewBox="0 0 164 329" svg:d="M102 13c0-12 0-13-11-13-31 32-76 32-91 32v16c10 0 39 0 64-14v256c0 18-1 24-46 24h-15v15c18-1 60-1 81-1 20 0 63 0 80 1v-15h-16c-44 0-46-6-46-24z">
            <text:p/>
          </draw:path>
          <draw:polygon draw:style-name="gr5" draw:text-style-name="P5" draw:layer="layout" svg:width="0.068cm" svg:height="0.492cm" svg:x="20.83cm" svg:y="3.589cm" svg:viewBox="0 0 69 493" draw:points="69,0 0,0 0,20 49,20 49,473 0,473 0,493 69,493">
            <text:p/>
          </draw:polygon>
          <draw:path draw:style-name="gr5" draw:text-style-name="P5" draw:layer="layout" svg:width="0.034cm" svg:height="0.184cm" svg:x="21.118cm" svg:y="3.743cm" svg:viewBox="0 0 35 185" svg:d="M21 102c3 0 14 0 14-10 0-9-11-9-14-9v-66c0-7 0-17-11-17-10 0-10 10-10 17v150c0 8 0 18 10 18 11 0 11-10 11-18z">
            <text:p/>
          </draw:path>
          <draw:path draw:style-name="gr5" draw:text-style-name="P5" draw:layer="layout" svg:width="0.437cm" svg:height="0.257cm" svg:x="21.118cm" svg:y="3.707cm" svg:viewBox="0 0 438 258" svg:d="M385 139c-28 21-41 42-45 47-22 35-26 66-26 66 0 6 5 6 9 6 9 0 10 0 12-10 11-48 40-90 96-112 6-3 7-3 7-7 0-3-3-4-4-6-21-8-81-32-99-116-2-6-3-7-12-7-4 0-9 0-9 6 0 1 4 32 25 65 10 14 24 33 46 48h-367c-10 0-18 0-18 10s8 10 18 10z">
            <text:p/>
          </draw:path>
          <draw:path draw:style-name="gr5" draw:text-style-name="P5" draw:layer="layout" svg:width="0.208cm" svg:height="0.339cm" svg:x="21.737cm" svg:y="3.631cm" svg:viewBox="0 0 209 340" svg:d="M209 171c0-39-3-79-20-115-22-48-63-56-84-56-31 0-66 13-87 59-15 33-18 73-18 112 0 38 1 81 22 119 21 41 58 50 82 50 26 0 64-11 86-57 16-34 19-73 19-112zM104 329c-19 0-48-12-58-60-5-30-5-74-5-104 0-32 0-64 4-91 10-59 46-63 59-63 16 0 49 9 58 58 6 28 6 65 6 96 0 37 0 70-6 103-8 46-36 61-58 61z">
            <text:p/>
          </draw:path>
          <draw:path draw:style-name="gr5" draw:text-style-name="P5" draw:layer="layout" svg:width="0.058cm" svg:height="0.147cm" svg:x="22.006cm" svg:y="3.906cm" svg:viewBox="0 0 59 148" svg:d="M59 52c0-32-13-52-32-52-17 0-27 13-27 27 0 12 10 26 27 26 5 0 12-3 18-7 1-1 1-1 3-1v7c0 38-17 67-34 84-6 4-6 5-6 7 0 4 3 5 5 5 5 0 46-37 46-96z">
            <text:p/>
          </draw:path>
          <draw:path draw:style-name="gr5" draw:text-style-name="P5" draw:layer="layout" svg:width="0.131cm" svg:height="0.331cm" svg:x="22.196cm" svg:y="3.632cm" svg:viewBox="0 0 132 332" svg:d="M127 18c0-10-7-18-19-18-13 0-27 13-27 27 0 8 7 16 20 16 11 0 26-11 26-25zM90 203c5-14 5-15 9-28 5-10 7-17 7-27 0-22-15-40-40-40-48 0-66 71-66 77 0 4 6 4 6 4 5 0 5-1 8-8 14-47 34-62 50-62 5 0 13 0 13 15 0 12-4 21-6 27-4 13-26 70-35 91-4 13-11 30-11 39 0 24 17 41 41 41 47 0 66-71 66-76s-5-5-7-5c-5 0-5 1-7 10-9 30-26 60-51 60-8 0-12-4-12-16s4-19 15-50z">
            <text:p/>
          </draw:path>
          <draw:path draw:style-name="gr5" draw:text-style-name="P5" draw:layer="layout" svg:width="0.034cm" svg:height="0.184cm" svg:x="22.514cm" svg:y="3.743cm" svg:viewBox="0 0 35 185" svg:d="M21 102c3 0 14 0 14-10 0-9-11-9-14-9v-66c0-7 0-17-11-17-10 0-10 10-10 17v150c0 8 0 18 10 18 11 0 11-10 11-18z">
            <text:p/>
          </draw:path>
          <draw:path draw:style-name="gr5" draw:text-style-name="P5" draw:layer="layout" svg:width="0.437cm" svg:height="0.257cm" svg:x="22.514cm" svg:y="3.707cm" svg:viewBox="0 0 438 258" svg:d="M385 139c-28 21-41 42-45 47-22 35-26 66-26 66 0 6 5 6 9 6 9 0 10 0 12-10 11-48 40-90 96-112 6-3 7-3 7-7 0-3-3-4-4-6-21-8-81-32-99-116-2-6-3-7-12-7-4 0-9 0-9 6 0 1 4 32 25 65 10 14 24 33 46 48h-367c-10 0-18 0-18 10s8 10 18 10z">
            <text:p/>
          </draw:path>
          <draw:path draw:style-name="gr5" draw:text-style-name="P5" draw:layer="layout" svg:width="0.276cm" svg:height="0.223cm" svg:x="23.134cm" svg:y="3.74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05cm" svg:height="0.233cm" svg:x="23.444cm" svg:y="3.803cm" svg:viewBox="0 0 106 234" svg:d="M97 13c0-6-5-13-14-13-10 0-20 8-20 20 0 5 4 12 14 12s20-10 20-19zM25 189c-1 4-3 8-3 15 0 16 14 30 34 30 35 0 50-49 50-53 0-6-5-6-5-6-6 0-6 3-7 7-9 27-24 42-38 42-7 0-8-6-8-13 0-8 2-14 5-22 4-10 7-18 11-28 3-8 16-39 17-43 2-5 3-9 3-12 0-16-14-29-34-29-35 0-50 48-50 53 0 4 6 4 6 4 5 0 5-1 7-5 8-30 23-42 36-42 6 0 10 3 10 12 0 7-3 13-11 34z">
            <text:p/>
          </draw:path>
          <draw:path draw:style-name="gr5" draw:text-style-name="P5" draw:layer="layout" svg:width="0.058cm" svg:height="0.147cm" svg:x="23.634cm" svg:y="3.906cm" svg:viewBox="0 0 59 148" svg:d="M59 52c0-32-13-52-32-52-17 0-27 13-27 27 0 12 10 26 27 26 5 0 12-3 18-7 1-1 1-1 3-1v7c0 38-17 67-34 84-6 4-6 5-6 7 0 4 3 5 5 5 5 0 46-37 46-96z">
            <text:p/>
          </draw:path>
          <draw:path draw:style-name="gr5" draw:text-style-name="P5" draw:layer="layout" svg:width="0.202cm" svg:height="0.426cm" svg:x="23.803cm" svg:y="3.632cm" svg:viewBox="0 0 203 427" svg:d="M203 18c0-10-7-18-18-18s-27 11-27 27c0 9 7 16 18 16 14 0 27-12 27-25zM104 352c-10 37-34 65-62 65-3 0-10 0-18-5 14-3 22-16 22-25s-5-19-19-19c-13 0-27 12-27 30 0 19 20 29 43 29 35 0 82-25 94-74l45-181c3-10 3-17 3-18 0-28-21-46-46-46-51 0-79 71-79 77 0 4 6 4 6 4 5 0 5 0 10-10 12-31 35-60 61-60 7 0 17 1 17 22 0 12-1 17-4 26z">
            <text:p/>
          </draw:path>
          <draw:path draw:style-name="gr5" draw:text-style-name="P5" draw:layer="layout" svg:width="0.034cm" svg:height="0.184cm" svg:x="24.202cm" svg:y="3.743cm" svg:viewBox="0 0 35 185" svg:d="M21 102c3 0 14 0 14-10 0-9-11-9-14-9v-66c0-7 0-17-11-17-10 0-10 10-10 17v150c0 8 0 18 10 18 11 0 11-10 11-18z">
            <text:p/>
          </draw:path>
          <draw:path draw:style-name="gr5" draw:text-style-name="P5" draw:layer="layout" svg:width="0.437cm" svg:height="0.257cm" svg:x="24.202cm" svg:y="3.707cm" svg:viewBox="0 0 438 258" svg:d="M385 139c-28 21-41 42-45 47-22 35-26 66-26 66 0 6 5 6 9 6 9 0 10 0 12-10 11-48 40-90 96-112 6-3 7-3 7-7 0-3-3-4-4-6-21-8-81-32-99-116-2-6-3-7-12-7-4 0-9 0-9 6 0 1 4 32 25 65 10 14 24 33 46 48h-367c-10 0-18 0-18 10s8 10 18 10z">
            <text:p/>
          </draw:path>
          <draw:path draw:style-name="gr5" draw:text-style-name="P5" draw:layer="layout" svg:width="0.276cm" svg:height="0.223cm" svg:x="24.822cm" svg:y="3.74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52cm" svg:height="0.299cm" svg:x="25.116cm" svg:y="3.803cm" svg:viewBox="0 0 153 300" svg:d="M153 13c0-6-5-13-14-13-10 0-20 10-20 20 0 5 4 12 14 12s20-8 20-19zM78 246c-5 24-23 44-44 44-5 0-9 0-13-1 10-5 13-13 13-19 0-8-7-12-14-12-12 0-20 10-20 21 0 12 14 21 35 21 20 0 62-13 71-55l33-123c0-4 1-7 1-13 0-18-17-32-38-32-38 0-60 48-60 53 0 4 4 4 6 4 4 0 4-1 7-7 8-19 26-40 46-40 10 0 12 5 12 17 0 4-1 8-1 9z">
            <text:p/>
          </draw:path>
          <draw:path draw:style-name="gr5" draw:text-style-name="P5" draw:layer="layout" svg:width="0.175cm" svg:height="0.492cm" svg:x="25.359cm" svg:y="3.589cm" svg:viewBox="0 0 176 493" svg:d="M71 429c0 19-12 50-67 54-3 0-4 2-4 6s6 4 10 4c47 0 94-24 95-62v-112c0-19 0-35 20-51 16-15 36-16 47-16 2 0 4-3 4-6 0-4-2-4-8-5-32-2-56-20-62-44-1-5-1-7-1-23v-98c0-21 0-37-24-56-19-14-54-20-71-20-4 0-10 0-10 6 0 4 3 4 8 5 31 2 55 17 62 42 1 6 1 6 1 24v104c0 22 5 30 20 46 11 11 25 15 39 19-40 12-59 36-59 64z">
            <text:p/>
          </draw:path>
          <draw:path draw:style-name="gr5" draw:text-style-name="P5" draw:layer="layout" svg:width="0.266cm" svg:height="0.217cm" svg:x="25.746cm" svg:y="3.746cm" svg:viewBox="0 0 267 218" svg:d="M118 29h56c-17 73-21 94-21 128 0 7 0 21 4 38 5 21 10 23 18 23 10 0 20-8 20-18 0-3 0-4-3-11-14-35-14-67-14-81 0-27 3-53 8-79h56c7 0 25 0 25-18 0-11-11-11-19-11h-167c-10 0-29 0-50 24-18 18-31 42-31 43 0 2 0 6 6 6 4 0 5-2 8-6 24-38 53-38 63-38h28c-15 59-42 119-63 164-4 9-4 9-4 13 0 10 8 12 14 12 15 0 19-14 25-32 7-22 7-24 13-47z">
            <text:p/>
          </draw:path>
          <draw:path draw:style-name="gr5" draw:text-style-name="P5" draw:layer="layout" svg:width="0.328cm" svg:height="0.115cm" svg:x="26.194cm" svg:y="3.778cm" svg:viewBox="0 0 329 116" svg:d="M312 20c7 0 17 0 17-10s-10-10-17-10h-295c-7 0-17 0-17 10s10 10 17 10zM312 116c7 0 17 0 17-10 0-9-10-9-17-9h-295c-7 0-17 0-17 9 0 10 10 10 17 10z">
            <text:p/>
          </draw:path>
          <draw:path draw:style-name="gr5" draw:text-style-name="P5" draw:layer="layout" svg:width="0.276cm" svg:height="0.223cm" svg:x="26.704cm" svg:y="3.74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05cm" svg:height="0.233cm" svg:x="27.015cm" svg:y="3.803cm" svg:viewBox="0 0 106 234" svg:d="M97 13c0-6-5-13-14-13-10 0-20 8-20 20 0 5 4 12 14 12s20-10 20-19zM25 189c-1 4-3 8-3 15 0 16 14 30 34 30 35 0 50-49 50-53 0-6-5-6-5-6-6 0-6 3-7 7-9 27-24 42-38 42-7 0-8-6-8-13 0-8 2-14 5-22 4-10 7-18 11-28 3-8 16-39 17-43 2-5 3-9 3-12 0-16-14-29-34-29-35 0-50 48-50 53 0 4 6 4 6 4 5 0 5-1 7-5 8-30 23-42 36-42 6 0 10 3 10 12 0 7-3 13-11 34z">
            <text:p/>
          </draw:path>
          <draw:path draw:style-name="gr5" draw:text-style-name="P5" draw:layer="layout" svg:width="0.301cm" svg:height="0.286cm" svg:x="27.34cm" svg:y="3.693cm" svg:viewBox="0 0 302 287" svg:d="M293 154c5-3 9-4 9-11 0-6-4-9-9-10l-275-130c-5-3-7-3-8-3-6 0-10 4-10 10 0 4 3 7 10 11l259 122-259 123c-7 3-10 7-10 11 0 6 4 10 10 10 1 0 3 0 8-4z">
            <text:p/>
          </draw:path>
          <draw:path draw:style-name="gr5" draw:text-style-name="P5" draw:layer="layout" svg:width="0.163cm" svg:height="0.328cm" svg:x="27.86cm" svg:y="3.631cm" svg:viewBox="0 0 164 329" svg:d="M102 13c0-12 0-13-11-13-31 32-76 32-91 32v16c10 0 39 0 64-14v256c0 18-1 24-46 24h-15v15c18-1 60-1 81-1 20 0 63 0 80 1v-15h-16c-44 0-46-6-46-24z">
            <text:p/>
          </draw:path>
          <draw:path draw:style-name="gr5" draw:text-style-name="P5" draw:layer="layout" svg:width="0.273cm" svg:height="0.306cm" svg:x="28.198cm" svg:y="3.663cm" svg:viewBox="0 0 274 307" svg:d="M272 20c2-6 2-7 2-10 0-6-4-10-9-10s-7 3-12 11l-116 262-116-263c-4-9-7-10-11-10-6 0-10 4-10 10 0 1 0 1 3 8l123 278c4 8 7 11 11 11 7 0 9-4 11-11z">
            <text:p/>
          </draw:path>
          <draw:path draw:style-name="gr5" draw:text-style-name="P5" draw:layer="layout" svg:width="0.276cm" svg:height="0.223cm" svg:x="28.628cm" svg:y="3.74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52cm" svg:height="0.299cm" svg:x="28.92cm" svg:y="3.803cm" svg:viewBox="0 0 153 300" svg:d="M153 13c0-6-5-13-14-13-10 0-20 10-20 20 0 5 4 12 14 12s20-8 20-19zM78 246c-5 24-23 44-44 44-5 0-9 0-13-1 10-5 13-13 13-19 0-8-7-12-14-12-12 0-20 10-20 21 0 12 14 21 35 21s62-13 71-55l33-123c0-4 1-7 1-13 0-18-17-32-38-32-38 0-60 48-60 53 0 4 4 4 6 4 4 0 4-1 7-7 8-19 26-40 47-40 9 0 11 5 11 17 0 4-1 8-1 9z">
            <text:p/>
          </draw:path>
          <draw:path draw:style-name="gr5" draw:text-style-name="P5" draw:layer="layout" svg:width="0.301cm" svg:height="0.286cm" svg:x="29.305cm" svg:y="3.693cm" svg:viewBox="0 0 302 287" svg:d="M293 154c5-3 9-4 9-11 0-6-4-9-9-10l-275-130c-5-3-7-3-8-3-6 0-10 4-10 10 0 4 3 7 10 11l259 122-259 123c-7 3-10 7-10 11 0 6 4 10 10 10 1 0 3 0 8-4z">
            <text:p/>
          </draw:path>
          <draw:path draw:style-name="gr5" draw:text-style-name="P5" draw:layer="layout" svg:width="0.163cm" svg:height="0.328cm" svg:x="29.826cm" svg:y="3.631cm" svg:viewBox="0 0 164 329" svg:d="M102 13c0-12 0-13-11-13-31 32-76 32-91 32v16c10 0 39 0 64-14v256c0 18-1 24-46 24h-15v15c18-1 60-1 81-1 20 0 63 0 80 1v-15h-16c-44 0-46-6-46-24z">
            <text:p/>
          </draw:path>
        </draw:g>
        <draw:g>
          <svg:title>TexMaths</svg:title>
          <svg:desc>14§display§\sigma = \{ a[0] \mapsto 0, a[1] \mapsto 0, i \mapsto \alpha_i, j \mapsto \alpha_j \}~~\pi = \alpha_i \leq 1 \wedge \alpha_j \leq 1§svg§600§FALSE§</svg:desc>
          <draw:polygon draw:style-name="gr6" draw:text-style-name="P6" draw:layer="layout" svg:width="13.215cm" svg:height="0.509cm" svg:x="1.638cm" svg:y="3.59cm" svg:viewBox="0 0 13216 510" draw:points="6608,510 0,510 0,0 13216,0 13216,510">
            <text:p/>
          </draw:polygon>
          <draw:path draw:style-name="gr5" draw:text-style-name="P5" draw:layer="layout" svg:width="0.261cm" svg:height="0.217cm" svg:x="1.656cm" svg:y="3.746cm" svg:viewBox="0 0 262 218" svg:d="M238 29c6 0 24 0 24-18 0-11-10-11-20-11h-112c-75 0-130 81-130 140 0 45 29 78 74 78 59 0 125-58 125-135 0-9 0-33-16-54zM74 209c-24 0-43-19-43-55 0-14 5-55 24-84 19-35 50-41 67-41 40 0 45 33 45 48 0 22-10 63-27 88-20 30-46 44-66 44z">
            <text:p/>
          </draw:path>
          <draw:path draw:style-name="gr5" draw:text-style-name="P5" draw:layer="layout" svg:width="0.328cm" svg:height="0.115cm" svg:x="2.1cm" svg:y="3.778cm" svg:viewBox="0 0 329 116" svg:d="M312 20c7 0 17 0 17-10s-10-10-17-10h-295c-7 0-17 0-17 10s10 10 17 10zM312 116c7 0 17 0 17-10 0-9-10-9-17-9h-295c-7 0-17 0-17 9 0 10 10 10 17 10z">
            <text:p/>
          </draw:path>
          <draw:path draw:style-name="gr5" draw:text-style-name="P5" draw:layer="layout" svg:width="0.175cm" svg:height="0.492cm" svg:x="2.626cm" svg:y="3.589cm" svg:viewBox="0 0 176 493" svg:d="M105 66c0-20 13-52 67-55 2-1 4-3 4-5 0-6-4-6-9-6-49 0-96 25-96 62v112c0 19 0 35-19 51-18 14-37 16-48 16-3 1-4 3-4 5 0 6 3 6 8 6 33 3 56 20 62 44 1 5 1 7 1 25v98c0 19 0 36 24 54 20 16 52 20 72 20 5 0 9 0 9-4 0-6-2-6-8-6-31-3-56-18-62-43-1-4-1-6-1-24v-104c0-22-4-30-20-46-11-10-25-15-39-20 41-11 59-33 59-63z">
            <text:p/>
          </draw:path>
          <draw:path draw:style-name="gr5" draw:text-style-name="P5" draw:layer="layout" svg:width="0.226cm" svg:height="0.223cm" svg:x="2.855cm" svg:y="3.74cm" svg:viewBox="0 0 227 224" svg:d="M165 32c-10-18-24-32-46-32-57 0-119 73-119 146 0 46 27 78 66 78 10 0 35-1 64-36 4 21 21 36 45 36 18 0 29-11 36-27 9-18 16-49 16-49 0-5-4-5-6-5-5 0-5 3-7 10-8 32-18 60-38 60-14 0-15-13-15-23 0-11 1-14 7-36 6-21 6-25 11-45l17-68c4-14 4-16 4-17 0-9-5-14-14-14-12 0-19 11-21 22zM133 160c-3 9-3 9-10 18-22 28-42 35-56 35-25 0-32-27-32-46 0-24 15-86 28-108 15-30 36-48 57-48 33 0 40 41 40 44 0 2-2 5-3 8z">
            <text:p/>
          </draw:path>
          <draw:polygon draw:style-name="gr5" draw:text-style-name="P5" draw:layer="layout" svg:width="0.068cm" svg:height="0.492cm" svg:x="3.153cm" svg:y="3.589cm" svg:viewBox="0 0 69 493" draw:points="69,493 69,473 20,473 20,20 69,20 69,0 0,0 0,493">
            <text:p/>
          </draw:polygon>
          <draw:path draw:style-name="gr5" draw:text-style-name="P5" draw:layer="layout" svg:width="0.208cm" svg:height="0.339cm" svg:x="3.249cm" svg:y="3.631cm" svg:viewBox="0 0 209 340" svg:d="M209 171c0-39-3-79-20-115-22-48-63-56-84-56-31 0-66 13-87 59-15 33-18 73-18 112 0 38 1 81 22 119 21 41 58 50 82 50 26 0 64-11 86-57 16-34 19-73 19-112zM104 329c-20 0-48-12-58-60-5-30-5-74-5-104 0-32 0-64 4-91 10-59 46-63 59-63 16 0 49 9 58 58 6 28 6 65 6 96 0 37 0 70-6 103-8 46-36 61-58 61z">
            <text:p/>
          </draw:path>
          <draw:polygon draw:style-name="gr5" draw:text-style-name="P5" draw:layer="layout" svg:width="0.068cm" svg:height="0.492cm" svg:x="3.487cm" svg:y="3.589cm" svg:viewBox="0 0 69 493" draw:points="69,0 0,0 0,20 49,20 49,473 0,473 0,493 69,493">
            <text:p/>
          </draw:polygon>
          <draw:path draw:style-name="gr5" draw:text-style-name="P5" draw:layer="layout" svg:width="0.034cm" svg:height="0.184cm" svg:x="3.776cm" svg:y="3.743cm" svg:viewBox="0 0 35 185" svg:d="M21 102c3 0 14 0 14-10 0-9-11-9-14-9v-66c0-7 0-17-11-17-10 0-10 10-10 17v150c0 8 0 18 10 18 11 0 11-10 11-18z">
            <text:p/>
          </draw:path>
          <draw:path draw:style-name="gr5" draw:text-style-name="P5" draw:layer="layout" svg:width="0.437cm" svg:height="0.257cm" svg:x="3.776cm" svg:y="3.707cm" svg:viewBox="0 0 438 258" svg:d="M385 139c-28 21-41 42-45 47-22 35-26 66-26 66 0 6 5 6 9 6 9 0 10 0 12-10 11-48 40-90 96-112 6-3 7-3 7-7 0-3-3-4-4-6-21-8-81-32-99-116-2-6-3-7-12-7-4 0-9 0-9 6 0 1 4 32 25 65 10 14 25 33 46 48h-367c-10 0-18 0-18 10s8 10 18 10z">
            <text:p/>
          </draw:path>
          <draw:path draw:style-name="gr5" draw:text-style-name="P5" draw:layer="layout" svg:width="0.208cm" svg:height="0.339cm" svg:x="4.395cm" svg:y="3.631cm" svg:viewBox="0 0 209 340" svg:d="M209 171c0-39-3-79-20-115-22-48-63-56-84-56-31 0-66 13-87 59-15 33-18 73-18 112 0 38 1 81 22 119 21 41 58 50 82 50 26 0 64-11 86-57 16-34 19-73 19-112zM104 329c-19 0-48-12-58-60-5-30-5-74-5-104 0-32 0-64 4-91 10-59 46-63 59-63 16 0 49 9 58 58 6 28 6 65 6 96 0 37 0 70-6 103-8 46-36 61-58 61z">
            <text:p/>
          </draw:path>
          <draw:path draw:style-name="gr5" draw:text-style-name="P5" draw:layer="layout" svg:width="0.058cm" svg:height="0.147cm" svg:x="4.663cm" svg:y="3.906cm" svg:viewBox="0 0 59 148" svg:d="M59 52c0-32-13-52-32-52-17 0-27 13-27 27 0 12 10 26 27 26 5 0 12-3 18-7 1-1 1-1 3-1v7c0 38-17 67-34 84-6 4-6 5-6 7 0 4 3 5 5 5 5 0 46-37 46-96z">
            <text:p/>
          </draw:path>
          <draw:path draw:style-name="gr5" draw:text-style-name="P5" draw:layer="layout" svg:width="0.226cm" svg:height="0.223cm" svg:x="4.858cm" svg:y="3.74cm" svg:viewBox="0 0 227 224" svg:d="M165 32c-10-18-24-32-46-32-57 0-119 73-119 146 0 46 27 78 66 78 10 0 35-1 64-36 4 21 21 36 45 36 18 0 29-11 36-27 9-18 16-49 16-49 0-5-4-5-6-5-5 0-5 3-7 10-8 32-18 60-38 60-14 0-15-13-15-23 0-11 1-14 7-36 6-21 6-25 11-45l17-68c4-14 4-16 4-17 0-9-5-14-14-14-12 0-19 11-21 22zM133 160c-3 9-3 9-10 18-22 28-42 35-56 35-25 0-32-27-32-46 0-24 15-86 28-108 15-30 36-48 57-48 33 0 40 41 40 44 0 2-2 5-3 8z">
            <text:p/>
          </draw:path>
          <draw:polygon draw:style-name="gr5" draw:text-style-name="P5" draw:layer="layout" svg:width="0.068cm" svg:height="0.492cm" svg:x="5.156cm" svg:y="3.589cm" svg:viewBox="0 0 69 493" draw:points="69,493 69,473 20,473 20,20 69,20 69,0 0,0 0,493">
            <text:p/>
          </draw:polygon>
          <draw:path draw:style-name="gr5" draw:text-style-name="P5" draw:layer="layout" svg:width="0.163cm" svg:height="0.328cm" svg:x="5.278cm" svg:y="3.631cm" svg:viewBox="0 0 164 329" svg:d="M102 13c0-12 0-13-11-13-31 32-76 32-91 32v16c10 0 39 0 64-14v256c0 18-1 24-46 24h-15v15c18-1 60-1 81-1 20 0 63 0 80 1v-15h-16c-44 0-46-6-46-24z">
            <text:p/>
          </draw:path>
          <draw:polygon draw:style-name="gr5" draw:text-style-name="P5" draw:layer="layout" svg:width="0.068cm" svg:height="0.492cm" svg:x="5.491cm" svg:y="3.589cm" svg:viewBox="0 0 69 493" draw:points="69,0 0,0 0,20 49,20 49,473 0,473 0,493 69,493">
            <text:p/>
          </draw:polygon>
          <draw:path draw:style-name="gr5" draw:text-style-name="P5" draw:layer="layout" svg:width="0.034cm" svg:height="0.184cm" svg:x="5.779cm" svg:y="3.743cm" svg:viewBox="0 0 35 185" svg:d="M21 102c3 0 14 0 14-10 0-9-11-9-14-9v-66c0-7 0-17-11-17-10 0-10 10-10 17v150c0 8 0 18 10 18 11 0 11-10 11-18z">
            <text:p/>
          </draw:path>
          <draw:path draw:style-name="gr5" draw:text-style-name="P5" draw:layer="layout" svg:width="0.437cm" svg:height="0.257cm" svg:x="5.779cm" svg:y="3.707cm" svg:viewBox="0 0 438 258" svg:d="M385 139c-28 21-41 42-45 47-22 35-26 66-26 66 0 6 5 6 9 6 9 0 10 0 12-10 11-48 40-90 96-112 6-3 7-3 7-7 0-3-3-4-4-6-21-8-81-32-99-116-2-6-3-7-12-7-4 0-9 0-9 6 0 1 4 32 25 65 10 14 24 33 46 48h-367c-10 0-18 0-18 10s8 10 18 10z">
            <text:p/>
          </draw:path>
          <draw:path draw:style-name="gr5" draw:text-style-name="P5" draw:layer="layout" svg:width="0.208cm" svg:height="0.339cm" svg:x="6.398cm" svg:y="3.631cm" svg:viewBox="0 0 209 340" svg:d="M209 171c0-39-3-79-20-115-22-48-63-56-84-56-31 0-66 13-87 59-15 33-18 73-18 112 0 38 1 81 22 119 21 41 58 50 82 50 26 0 64-11 86-57 16-34 19-73 19-112zM104 329c-19 0-48-12-58-60-5-30-5-74-5-104 0-32 0-64 4-91 10-59 46-63 59-63 16 0 49 9 58 58 6 28 6 65 6 96 0 37 0 70-6 103-8 46-36 61-58 61z">
            <text:p/>
          </draw:path>
          <draw:path draw:style-name="gr5" draw:text-style-name="P5" draw:layer="layout" svg:width="0.058cm" svg:height="0.147cm" svg:x="6.667cm" svg:y="3.906cm" svg:viewBox="0 0 59 148" svg:d="M59 52c0-32-13-52-32-52-17 0-27 13-27 27 0 12 10 26 27 26 5 0 12-3 18-7 1-1 1-1 3-1v7c0 38-17 67-34 84-6 4-6 5-6 7 0 4 3 5 5 5 5 0 46-37 46-96z">
            <text:p/>
          </draw:path>
          <draw:path draw:style-name="gr5" draw:text-style-name="P5" draw:layer="layout" svg:width="0.131cm" svg:height="0.331cm" svg:x="6.857cm" svg:y="3.632cm" svg:viewBox="0 0 132 332" svg:d="M127 18c0-10-7-18-19-18-13 0-27 13-27 27 0 8 7 16 20 16 11 0 26-11 26-25zM90 203c5-14 5-15 9-28 5-10 7-17 7-27 0-22-15-40-40-40-48 0-66 71-66 77 0 4 6 4 6 4 5 0 5-1 8-8 14-47 34-62 50-62 5 0 13 0 13 15 0 12-4 21-6 27-4 13-26 70-35 91-4 13-11 30-11 39 0 24 17 41 41 41 47 0 66-71 66-76s-5-5-7-5c-5 0-5 1-7 10-9 30-26 60-51 60-8 0-12-4-12-16s4-19 15-50z">
            <text:p/>
          </draw:path>
          <draw:path draw:style-name="gr5" draw:text-style-name="P5" draw:layer="layout" svg:width="0.034cm" svg:height="0.184cm" svg:x="7.175cm" svg:y="3.743cm" svg:viewBox="0 0 35 185" svg:d="M21 102c3 0 14 0 14-10 0-9-11-9-14-9v-66c0-7 0-17-11-17-10 0-10 10-10 17v150c0 8 0 18 10 18 11 0 11-10 11-18z">
            <text:p/>
          </draw:path>
          <draw:path draw:style-name="gr5" draw:text-style-name="P5" draw:layer="layout" svg:width="0.437cm" svg:height="0.257cm" svg:x="7.175cm" svg:y="3.707cm" svg:viewBox="0 0 438 258" svg:d="M385 139c-28 21-41 42-45 47-22 35-26 66-26 66 0 6 5 6 9 6 9 0 10 0 12-10 11-48 40-90 96-112 6-3 7-3 7-7 0-3-3-4-4-6-21-8-81-32-99-116-2-6-3-7-12-7-4 0-9 0-9 6 0 1 4 32 25 65 10 14 24 33 46 48h-367c-10 0-18 0-18 10s8 10 18 10z">
            <text:p/>
          </draw:path>
          <draw:path draw:style-name="gr5" draw:text-style-name="P5" draw:layer="layout" svg:width="0.276cm" svg:height="0.223cm" svg:x="7.795cm" svg:y="3.74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05cm" svg:height="0.233cm" svg:x="8.105cm" svg:y="3.803cm" svg:viewBox="0 0 106 234" svg:d="M97 13c0-6-5-13-14-13-10 0-20 8-20 20 0 5 4 12 14 12s20-10 20-19zM25 189c-1 4-3 8-3 15 0 16 14 30 34 30 35 0 50-49 50-53 0-6-5-6-5-6-6 0-6 3-7 7-9 27-24 42-38 42-7 0-8-6-8-13 0-8 2-14 5-22 4-10 7-18 11-28 3-8 16-39 17-43 2-5 3-9 3-12 0-16-14-29-34-29-35 0-50 48-50 53 0 4 6 4 6 4 5 0 5-1 7-5 8-30 23-42 36-42 6 0 10 3 10 12 0 7-3 13-11 34z">
            <text:p/>
          </draw:path>
          <draw:path draw:style-name="gr5" draw:text-style-name="P5" draw:layer="layout" svg:width="0.058cm" svg:height="0.147cm" svg:x="8.295cm" svg:y="3.906cm" svg:viewBox="0 0 59 148" svg:d="M59 52c0-32-13-52-32-52-17 0-27 13-27 27 0 12 10 26 27 26 5 0 12-3 18-7 1-1 1-1 3-1v7c0 38-17 67-34 84-6 4-6 5-6 7 0 4 3 5 5 5 5 0 46-37 46-96z">
            <text:p/>
          </draw:path>
          <draw:path draw:style-name="gr5" draw:text-style-name="P5" draw:layer="layout" svg:width="0.202cm" svg:height="0.426cm" svg:x="8.464cm" svg:y="3.632cm" svg:viewBox="0 0 203 427" svg:d="M203 18c0-10-7-18-18-18s-27 11-27 27c0 9 7 16 18 16 14 0 27-12 27-25zM104 352c-10 37-34 65-62 65-3 0-10 0-18-5 14-3 22-16 22-25s-5-19-19-19c-13 0-27 12-27 30 0 19 20 29 43 29 35 0 82-25 94-74l45-181c3-10 3-17 3-18 0-28-21-46-46-46-51 0-79 71-79 77 0 4 6 4 6 4 5 0 5 0 10-10 12-31 35-60 61-60 7 0 17 1 17 22 0 12-1 17-4 26z">
            <text:p/>
          </draw:path>
          <draw:path draw:style-name="gr5" draw:text-style-name="P5" draw:layer="layout" svg:width="0.034cm" svg:height="0.184cm" svg:x="8.863cm" svg:y="3.743cm" svg:viewBox="0 0 35 185" svg:d="M21 102c3 0 14 0 14-10 0-9-11-9-14-9v-66c0-7 0-17-11-17-10 0-10 10-10 17v150c0 8 0 18 10 18 11 0 11-10 11-18z">
            <text:p/>
          </draw:path>
          <draw:path draw:style-name="gr5" draw:text-style-name="P5" draw:layer="layout" svg:width="0.437cm" svg:height="0.257cm" svg:x="8.863cm" svg:y="3.707cm" svg:viewBox="0 0 438 258" svg:d="M385 139c-28 21-41 42-45 47-22 35-26 66-26 66 0 6 5 6 9 6 9 0 10 0 12-10 11-48 40-90 96-112 6-3 7-3 7-7 0-3-3-4-4-6-21-8-81-32-99-116-2-6-3-7-12-7-4 0-9 0-9 6 0 1 4 32 25 65 10 14 24 33 46 48h-367c-10 0-18 0-18 10s8 10 18 10z">
            <text:p/>
          </draw:path>
          <draw:path draw:style-name="gr5" draw:text-style-name="P5" draw:layer="layout" svg:width="0.276cm" svg:height="0.223cm" svg:x="9.484cm" svg:y="3.74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52cm" svg:height="0.299cm" svg:x="9.778cm" svg:y="3.803cm" svg:viewBox="0 0 153 300" svg:d="M153 13c0-6-5-13-14-13-10 0-20 10-20 20 0 5 4 12 14 12s20-8 20-19zM78 246c-5 24-23 44-44 44-5 0-9 0-13-1 10-5 13-13 13-19 0-8-7-12-14-12-12 0-20 10-20 21 0 12 14 21 35 21 20 0 62-13 71-55l33-123c0-4 1-7 1-13 0-18-17-32-38-32-38 0-60 48-60 53 0 4 4 4 6 4 4 0 4-1 7-7 8-19 26-40 46-40 10 0 12 5 12 17 0 4-1 8-1 9z">
            <text:p/>
          </draw:path>
          <draw:path draw:style-name="gr5" draw:text-style-name="P5" draw:layer="layout" svg:width="0.175cm" svg:height="0.492cm" svg:x="10.02cm" svg:y="3.589cm" svg:viewBox="0 0 176 493" svg:d="M71 429c0 19-12 50-67 54-3 0-4 2-4 6s6 4 10 4c47 0 94-24 95-62v-112c0-19 0-35 20-51 16-15 36-16 47-16 2 0 4-3 4-6 0-4-2-4-8-5-32-2-56-20-62-44-1-5-1-7-1-23v-98c0-21 0-37-24-56-19-14-54-20-71-20-4 0-10 0-10 6 0 4 3 4 8 5 31 2 55 17 62 42 1 6 1 6 1 24v104c0 22 5 30 20 46 11 11 25 15 39 19-40 12-59 36-59 64z">
            <text:p/>
          </draw:path>
          <draw:path draw:style-name="gr5" draw:text-style-name="P5" draw:layer="layout" svg:width="0.266cm" svg:height="0.217cm" svg:x="10.571cm" svg:y="3.746cm" svg:viewBox="0 0 267 218" svg:d="M118 29h56c-17 73-21 94-21 128 0 7 0 21 4 38 5 21 10 23 18 23 10 0 20-8 20-18 0-3 0-4-3-11-14-35-14-67-14-81 0-27 3-53 8-79h56c7 0 25 0 25-18 0-11-11-11-19-11h-167c-10 0-29 0-50 24-18 18-31 42-31 43 0 2 0 6 6 6 4 0 5-2 8-6 24-38 53-38 63-38h28c-15 59-42 119-63 164-4 9-4 9-4 13 0 10 8 12 14 12 15 0 19-14 25-32 7-22 7-24 13-47z">
            <text:p/>
          </draw:path>
          <draw:path draw:style-name="gr5" draw:text-style-name="P5" draw:layer="layout" svg:width="0.328cm" svg:height="0.115cm" svg:x="11.019cm" svg:y="3.778cm" svg:viewBox="0 0 329 116" svg:d="M312 20c7 0 17 0 17-10s-10-10-17-10h-295c-7 0-17 0-17 10s10 10 17 10zM312 116c7 0 17 0 17-10 0-9-10-9-17-9h-295c-7 0-17 0-17 9 0 10 10 10 17 10z">
            <text:p/>
          </draw:path>
          <draw:path draw:style-name="gr5" draw:text-style-name="P5" draw:layer="layout" svg:width="0.276cm" svg:height="0.223cm" svg:x="11.53cm" svg:y="3.74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05cm" svg:height="0.233cm" svg:x="11.84cm" svg:y="3.803cm" svg:viewBox="0 0 106 234" svg:d="M97 13c0-6-5-13-14-13-10 0-20 8-20 20 0 5 4 12 14 12s20-10 20-19zM25 189c-1 4-3 8-3 15 0 16 14 30 34 30 35 0 50-49 50-53 0-6-5-6-5-6-6 0-6 3-7 7-9 27-24 42-38 42-7 0-8-6-8-13 0-8 2-14 5-22 4-10 7-18 11-28 3-8 16-39 17-43 2-5 3-9 3-12 0-16-14-29-34-29-35 0-50 48-50 53 0 4 6 4 6 4 5 0 5-1 7-5 8-30 23-42 36-42 6 0 10 3 10 12 0 7-3 13-11 34z">
            <text:p/>
          </draw:path>
          <draw:path draw:style-name="gr5" draw:text-style-name="P5" draw:layer="layout" svg:width="0.301cm" svg:height="0.381cm" svg:x="12.165cm" svg:y="3.645cm" svg:viewBox="0 0 302 382" svg:d="M293 21c5-3 9-6 9-11 0-6-4-10-9-10-3 0-7 1-10 3l-273 129c-9 4-10 7-10 11s3 8 10 11l273 129c7 3 8 3 10 3 5 0 9-4 9-10 0-4-2-7-11-11l-257-122zM284 382c9 0 18 0 18-9 0-10-11-10-18-10h-266c-8 0-18 0-18 10 0 9 8 9 17 9z">
            <text:p/>
          </draw:path>
          <draw:path draw:style-name="gr5" draw:text-style-name="P5" draw:layer="layout" svg:width="0.163cm" svg:height="0.328cm" svg:x="12.685cm" svg:y="3.631cm" svg:viewBox="0 0 164 329" svg:d="M102 13c0-12 0-13-11-13-31 32-76 32-91 32v16c10 0 39 0 64-14v256c0 18-1 24-46 24h-15v15c18-1 60-1 81-1 20 0 63 0 80 1v-15h-16c-44 0-46-6-46-24z">
            <text:p/>
          </draw:path>
          <draw:path draw:style-name="gr5" draw:text-style-name="P5" draw:layer="layout" svg:width="0.273cm" svg:height="0.306cm" svg:x="13.023cm" svg:y="3.663cm" svg:viewBox="0 0 274 307" svg:d="M148 10c-2-9-7-10-11-10-5 0-7 3-11 10l-123 277c-3 6-3 7-3 10 0 6 4 10 10 10 4 0 7-2 11-11l116-262 116 262c5 11 10 11 12 11 5 0 9-4 9-10 0-1 0-3-2-8z">
            <text:p/>
          </draw:path>
          <draw:path draw:style-name="gr5" draw:text-style-name="P5" draw:layer="layout" svg:width="0.276cm" svg:height="0.223cm" svg:x="13.453cm" svg:y="3.74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52cm" svg:height="0.299cm" svg:x="13.745cm" svg:y="3.803cm" svg:viewBox="0 0 153 300" svg:d="M153 13c0-6-5-13-14-13-10 0-20 10-20 20 0 5 4 12 14 12s20-8 20-19zM78 246c-5 24-23 44-44 44-5 0-9 0-13-1 10-5 13-13 13-19 0-8-7-12-14-12-12 0-20 10-20 21 0 12 14 21 35 21s62-13 71-55l33-123c0-4 1-7 1-13 0-18-17-32-38-32-38 0-60 48-60 53 0 4 4 4 6 4 4 0 4-1 7-7 8-19 26-40 47-40 9 0 11 5 11 17 0 4-1 8-1 9z">
            <text:p/>
          </draw:path>
          <draw:path draw:style-name="gr5" draw:text-style-name="P5" draw:layer="layout" svg:width="0.301cm" svg:height="0.381cm" svg:x="14.13cm" svg:y="3.645cm" svg:viewBox="0 0 302 382" svg:d="M293 21c5-3 9-6 9-11 0-6-4-10-9-10-3 0-7 1-10 3l-273 129c-9 4-10 7-10 11s3 8 10 11l273 129c7 3 8 3 10 3 5 0 9-4 9-10 0-4-2-7-11-11l-257-122zM284 382c9 0 18 0 18-9 0-10-11-10-18-10h-266c-8 0-18 0-18 10 0 9 8 9 17 9z">
            <text:p/>
          </draw:path>
          <draw:path draw:style-name="gr5" draw:text-style-name="P5" draw:layer="layout" svg:width="0.163cm" svg:height="0.328cm" svg:x="14.651cm" svg:y="3.631cm" svg:viewBox="0 0 164 329" svg:d="M102 13c0-12 0-13-11-13-31 32-76 32-91 32v16c10 0 39 0 64-14v256c0 18-1 24-46 24h-15v15c18-1 60-1 81-1 20 0 63 0 80 1v-15h-16c-44 0-46-6-46-24z">
            <text:p/>
          </draw:path>
        </draw:g>
        <draw:g xml:id="id6" draw:id="id6">
          <draw:custom-shape draw:style-name="gr10" draw:text-style-name="P1" draw:layer="layout" svg:width="19.705cm" svg:height="1.016cm" svg:x="1.463cm" svg:y="7.727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" draw:layer="layout" svg:width="19.705cm" svg:height="1.016cm" svg:x="1.463cm" svg:y="6.708cm">
            <text:p/>
            <draw:enhanced-geometry svg:viewBox="0 0 21600 21600" draw:type="rectangle" draw:enhanced-path="M 0 0 L 21600 0 21600 21600 0 21600 0 0 Z N"/>
          </draw:custom-shape>
        </draw:g>
        <draw:custom-shape draw:style-name="gr3" draw:text-style-name="P3" draw:layer="layout" svg:width="1.143cm" svg:height="2.032cm" svg:x="0.333cm" svg:y="6.70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4§display§\text{D}§svg§600§TRUE§</svg:desc>
          <draw:polygon draw:style-name="gr4" draw:text-style-name="P4" draw:layer="layout" svg:width="0.374cm" svg:height="0.335cm" svg:x="0.708cm" svg:y="7.601cm" svg:viewBox="0 0 375 336" draw:points="188,336 0,336 0,0 375,0 375,336">
            <text:p/>
          </draw:polygon>
          <draw:path draw:style-name="gr5" draw:text-style-name="P5" draw:layer="layout" svg:width="0.331cm" svg:height="0.336cm" svg:x="0.725cm" svg:y="7.6cm" svg:viewBox="0 0 332 337" svg:d="M0 0v15h11c39 0 39 6 39 24v260c0 17 0 23-39 23h-11v15h181c82 0 151-73 151-166 0-94-66-171-151-171zM118 322c-24 0-24-3-24-20v-267c0-17 0-20 24-20h49c30 0 65 12 90 47 21 29 26 71 26 109 0 56-10 85-28 109-10 14-38 42-87 42z">
            <text:p/>
          </draw:path>
        </draw:g>
        <draw:g>
          <svg:title>TexMaths</svg:title>
          <svg:desc>14§display§\texttt{assert(a[j] != 5);}§svg§600§FALSE§</svg:desc>
          <draw:polygon draw:style-name="gr6" draw:text-style-name="P6" draw:layer="layout" svg:width="4.634cm" svg:height="0.45cm" svg:x="8.936cm" svg:y="8.085cm" svg:viewBox="0 0 4635 451" draw:points="2318,451 0,451 0,0 4635,0 4635,451">
            <text:p/>
          </draw:polygon>
          <draw:path draw:style-name="gr5" draw:text-style-name="P5" draw:layer="layout" svg:width="0.231cm" svg:height="0.22cm" svg:x="8.963cm" svg:y="8.21cm" svg:viewBox="0 0 232 221" svg:d="M154 202c11 15 35 16 53 16 14 0 25 0 25-15s-12-15-19-15c-21 0-27-3-31-5v-106c0-35-27-77-98-77-21 0-71 0-71 36 0 14 11 23 22 23 7 0 21-4 22-23 0-4 0-4 10-5 7 0 14 0 18 0 38 0 63 15 63 50-88 2-148 25-148 73 0 35 31 67 81 67 18 0 49-4 73-19zM148 111v40c0 11 0 23-19 31-17 8-39 8-44 8-30 0-51-16-51-36 0-24 43-42 114-43z">
            <text:p/>
          </draw:path>
          <draw:path draw:style-name="gr5" draw:text-style-name="P5" draw:layer="layout" svg:width="0.191cm" svg:height="0.22cm" svg:x="9.229cm" svg:y="8.21cm" svg:viewBox="0 0 192 221" svg:d="M112 91c-11-1-21-3-34-6-14-1-47-7-47-26 0-13 15-28 63-28 40 0 47 14 49 26 0 9 1 17 17 17s16-10 16-19v-35c0-7 0-20-14-20-12 0-14 7-15 10-21-10-43-10-53-10-83 0-94 41-94 59 0 45 52 53 98 60 24 4 63 11 63 36 0 20-18 35-63 35-24 0-50-5-63-43-3-10-4-15-18-15-17 0-17 11-17 21v47c0 9 0 21 15 21 5 0 12-1 19-19 23 18 50 19 64 19 78 0 94-42 94-66 0-50-65-61-80-64z">
            <text:p/>
          </draw:path>
          <draw:path draw:style-name="gr5" draw:text-style-name="P5" draw:layer="layout" svg:width="0.191cm" svg:height="0.22cm" svg:x="9.486cm" svg:y="8.21cm" svg:viewBox="0 0 192 221" svg:d="M112 91c-11-1-21-3-34-6-14-1-47-7-47-26 0-13 15-28 63-28 40 0 47 14 49 26 0 9 1 17 17 17s16-10 16-19v-35c0-7 0-20-14-20-12 0-14 7-15 10-21-10-43-10-53-10-83 0-94 41-94 59 0 45 52 53 98 60 24 4 63 11 63 36 0 20-18 35-63 35-24 0-50-5-63-43-3-10-4-15-18-15-17 0-17 11-17 21v47c0 9 0 21 15 21 5 0 12-1 19-19 23 18 50 19 64 19 78 0 94-42 94-66 0-50-65-61-80-64z">
            <text:p/>
          </draw:path>
          <draw:path draw:style-name="gr5" draw:text-style-name="P5" draw:layer="layout" svg:width="0.202cm" svg:height="0.22cm" svg:x="9.735cm" svg:y="8.21cm" svg:viewBox="0 0 203 221" svg:d="M183 123c10 0 20 0 20-18 0-56-32-105-97-105-58 0-106 49-106 111 0 60 50 110 113 110 66 0 90-45 90-57 0-14-15-14-18-14-9 0-13 1-16 11-11 25-37 29-51 29-38 0-75-25-83-67zM35 94c7-37 36-63 71-63 26 0 56 11 62 63z">
            <text:p/>
          </draw:path>
          <draw:path draw:style-name="gr5" draw:text-style-name="P5" draw:layer="layout" svg:width="0.224cm" svg:height="0.216cm" svg:x="9.982cm" svg:y="8.211cm" svg:viewBox="0 0 225 217" svg:d="M94 125c0-47 29-94 89-94 0 11 9 21 21 21s21-9 21-21c0-10-5-31-47-31-25 0-56 8-84 41v-17c0-16-3-21-20-21h-54c-7 0-20 0-20 15 0 16 11 16 20 16h40v152h-40c-7 0-20 0-20 16 0 15 11 15 20 15h128c9 0 21 0 21-15 0-16-12-16-21-16h-54z">
            <text:p/>
          </draw:path>
          <draw:path draw:style-name="gr5" draw:text-style-name="P5" draw:layer="layout" svg:width="0.209cm" svg:height="0.276cm" svg:x="10.235cm" svg:y="8.153cm" svg:viewBox="0 0 210 277" svg:d="M98 91h81c7 0 20 0 20-15 0-16-13-16-20-16h-81v-40c0-9 0-20-17-20-18 0-18 10-18 20v40h-42c-8 0-21 0-21 16 0 15 13 15 20 15h43v120c0 48 34 66 70 66s77-21 77-66c0-8 0-19-17-19s-17 11-17 19c-1 31-29 35-40 35-38 0-38-25-38-37z">
            <text:p/>
          </draw:path>
          <draw:path draw:style-name="gr5" draw:text-style-name="P5" draw:layer="layout" svg:width="0.131cm" svg:height="0.383cm" svg:x="10.565cm" svg:y="8.084cm" svg:viewBox="0 0 132 384" svg:d="M132 370c0-7-5-10-13-16-62-42-85-108-85-162 0-49 19-118 86-164 7-4 12-7 12-14 0-4-3-14-16-14-15 0-116 66-116 192 0 59 22 103 41 127 26 37 63 65 75 65 13 0 16-10 16-14z">
            <text:p/>
          </draw:path>
          <draw:path draw:style-name="gr5" draw:text-style-name="P5" draw:layer="layout" svg:width="0.231cm" svg:height="0.22cm" svg:x="10.764cm" svg:y="8.21cm" svg:viewBox="0 0 232 221" svg:d="M154 202c11 15 35 16 53 16 14 0 25 0 25-15s-12-15-19-15c-21 0-27-3-31-5v-106c0-35-27-77-98-77-21 0-71 0-71 36 0 14 11 23 22 23 7 0 21-4 22-23 0-4 0-4 10-5 7 0 14 0 18 0 38 0 63 15 63 50-88 2-148 25-148 73 0 35 31 67 81 67 18 0 49-4 73-19zM148 111v40c0 11 0 23-19 31-17 8-39 8-44 8-30 0-51-16-51-36 0-24 43-42 114-43z">
            <text:p/>
          </draw:path>
          <draw:path draw:style-name="gr5" draw:text-style-name="P5" draw:layer="layout" svg:width="0.129cm" svg:height="0.383cm" svg:x="11.104cm" svg:y="8.084cm" svg:viewBox="0 0 130 384" svg:d="M111 31c7 0 19 0 19-16 0-15-12-15-19-15h-91c-17 0-20 4-20 20v344c0 15 3 20 20 20h91c7 0 19 0 19-14 0-16-12-16-19-16h-76v-323z">
            <text:p/>
          </draw:path>
          <draw:path draw:style-name="gr5" draw:text-style-name="P5" draw:layer="layout" svg:width="0.157cm" svg:height="0.413cm" svg:x="11.275cm" svg:y="8.125cm" svg:viewBox="0 0 158 414" svg:d="M158 109c0-15-3-19-19-19h-79c-7 0-19 0-19 15 0 14 12 14 19 14h65v203c0 8 0 27-13 43-14 20-29 20-41 20-14 0-19-1-28-3 2-1 2-1 2-5 0-14-13-23-23-23-11 0-22 9-22 23 0 37 49 37 69 37 72 0 89-58 89-91zM158 25c0-14-10-25-24-25s-25 11-25 25 11 24 25 24 24-10 24-24z">
            <text:p/>
          </draw:path>
          <draw:path draw:style-name="gr5" draw:text-style-name="P5" draw:layer="layout" svg:width="0.129cm" svg:height="0.383cm" svg:x="11.53cm" svg:y="8.084cm" svg:viewBox="0 0 130 384" svg:d="M130 20c0-14-3-20-19-20h-91c-7 0-20 0-20 15 0 16 13 16 20 16h75v323h-75c-7 0-20 0-20 14 0 16 13 16 20 16h91c15 0 19-5 19-20z">
            <text:p/>
          </draw:path>
          <draw:path draw:style-name="gr5" draw:text-style-name="P5" draw:layer="layout" svg:width="0.049cm" svg:height="0.307cm" svg:x="12.129cm" svg:y="8.12cm" svg:viewBox="0 0 50 308" svg:d="M50 28c0-27-21-28-25-28s-25 1-25 28c0 17 3 94 4 116 0 20 0 39 2 59 0 14 12 14 19 14 18 0 20-4 21-24 2-26 2-59 2-85 1-27 2-53 2-80zM50 283c0-14-11-25-25-25s-25 11-25 25 11 25 25 25 25-11 25-25z">
            <text:p/>
          </draw:path>
          <draw:path draw:style-name="gr5" draw:text-style-name="P5" draw:layer="layout" svg:width="0.22cm" svg:height="0.11cm" svg:x="12.301cm" svg:y="8.221cm" svg:viewBox="0 0 221 111" svg:d="M200 35c6 0 21 0 21-18 0-17-18-17-25-17h-171c-7 0-25 0-25 17 0 18 17 18 22 18zM196 111c7 0 25 0 25-17 0-18-15-18-21-18h-178c-5 0-22 0-22 18 0 17 18 17 25 17z">
            <text:p/>
          </draw:path>
          <draw:path draw:style-name="gr5" draw:text-style-name="P5" draw:layer="layout" svg:width="0.208cm" svg:height="0.307cm" svg:x="12.823cm" svg:y="8.125cm" svg:viewBox="0 0 209 308" svg:d="M112 109c-18 0-39 4-60 16v-94h119c7 0 19 0 19-16 0-15-11-15-19-15h-133c-17 0-20 4-20 20v131c0 10 0 21 16 21 8 0 11-3 15-7 13-17 34-25 62-25 40 0 63 36 63 69 0 39-35 68-77 68-14 0-45-4-59-31 3-2 5-5 5-15 0-15-11-22-21-22-7 0-22 4-22 23 0 41 42 76 97 76 63 0 112-45 112-99 0-51-40-100-97-100z">
            <text:p/>
          </draw:path>
          <draw:path draw:style-name="gr5" draw:text-style-name="P5" draw:layer="layout" svg:width="0.131cm" svg:height="0.383cm" svg:x="13.099cm" svg:y="8.084cm" svg:viewBox="0 0 132 384" svg:d="M132 192c0-59-24-104-41-128-27-36-63-64-76-64-12 0-15 10-15 14 0 7 6 11 8 13 82 53 89 133 89 165 0 49-19 117-86 162-7 6-11 9-11 16 0 4 3 14 15 14 14 0 117-66 117-192z">
            <text:p/>
          </draw:path>
          <draw:path draw:style-name="gr5" draw:text-style-name="P5" draw:layer="layout" svg:width="0.075cm" svg:height="0.28cm" svg:x="13.402cm" svg:y="8.214cm" svg:viewBox="0 0 76 281" svg:d="M73 31c0-18-16-31-31-31-20 0-32 15-32 31 0 18 15 31 31 31 19 0 32-16 32-31zM43 213c-7 26-25 36-33 40-3 2-10 5-10 13 0 7 7 15 15 15 12 0 61-26 61-81 0-33-16-49-35-49s-31 14-31 31c0 14 8 31 33 31z">
            <text:p/>
          </draw:path>
        </draw:g>
        <draw:g>
          <svg:title>TexMaths</svg:title>
          <svg:desc>14§display§\sigma = \{~a[0] \mapsto ite(\alpha_i = 0, 5, 0), a[1] \mapsto ite(\alpha_i = 1, 5, 0)~, i \mapsto \alpha_i, j \mapsto \alpha_j \}~\pi = \alpha_i \leq 1 \wedge \alpha_j \leq 1§svg§600§FALSE§</svg:desc>
          <draw:polygon draw:style-name="gr6" draw:text-style-name="P6" draw:layer="layout" svg:width="19.407cm" svg:height="0.509cm" svg:x="1.556cm" svg:y="6.99cm" svg:viewBox="0 0 19408 510" draw:points="9705,510 0,510 0,0 19408,0 19408,510">
            <text:p/>
          </draw:polygon>
          <draw:path draw:style-name="gr5" draw:text-style-name="P5" draw:layer="layout" svg:width="0.261cm" svg:height="0.217cm" svg:x="1.574cm" svg:y="7.146cm" svg:viewBox="0 0 262 218" svg:d="M238 29c6 0 24 0 24-18 0-11-10-11-20-11h-112c-75 0-130 81-130 140 0 45 29 78 74 78 59 0 125-58 125-135 0-9 0-33-16-54zM74 209c-24 0-43-19-43-55 0-14 5-55 24-84 19-35 50-41 67-41 40 0 45 33 45 48 0 22-10 63-27 88-20 30-46 44-66 44z">
            <text:p/>
          </draw:path>
          <draw:path draw:style-name="gr5" draw:text-style-name="P5" draw:layer="layout" svg:width="0.328cm" svg:height="0.115cm" svg:x="2.018cm" svg:y="7.178cm" svg:viewBox="0 0 329 116" svg:d="M312 20c7 0 17 0 17-10s-10-10-17-10h-295c-7 0-17 0-17 10s10 10 17 10zM312 116c7 0 17 0 17-10 0-9-10-9-17-9h-295c-7 0-17 0-17 9 0 10 10 10 17 10z">
            <text:p/>
          </draw:path>
          <draw:path draw:style-name="gr5" draw:text-style-name="P5" draw:layer="layout" svg:width="0.175cm" svg:height="0.492cm" svg:x="2.544cm" svg:y="6.989cm" svg:viewBox="0 0 176 493" svg:d="M105 66c0-20 13-52 67-55 2-1 4-3 4-5 0-6-4-6-9-6-49 0-96 25-96 62v112c0 19 0 35-19 51-18 14-37 16-48 16-3 1-4 3-4 5 0 6 3 6 8 6 33 3 56 20 62 44 1 5 1 7 1 25v98c0 19 0 36 24 54 20 16 52 20 72 20 5 0 9 0 9-4 0-6-2-6-8-6-31-3-56-18-62-43-1-4-1-6-1-24v-104c0-22-4-30-20-46-11-10-25-15-39-20 41-11 59-33 59-63z">
            <text:p/>
          </draw:path>
          <draw:path draw:style-name="gr5" draw:text-style-name="P5" draw:layer="layout" svg:width="0.226cm" svg:height="0.223cm" svg:x="2.938cm" svg:y="7.14cm" svg:viewBox="0 0 227 224" svg:d="M165 32c-10-18-24-32-46-32-57 0-119 73-119 146 0 46 27 78 66 78 10 0 35-1 64-36 4 21 21 36 45 36 18 0 29-11 36-27 9-18 16-49 16-49 0-5-4-5-6-5-5 0-5 3-7 10-8 32-18 60-38 60-14 0-15-13-15-23 0-11 1-14 7-36 6-21 6-25 11-45l17-68c4-14 4-16 4-17 0-9-5-14-14-14-12 0-19 11-21 22zM133 160c-3 9-3 9-10 18-22 28-42 35-56 35-25 0-32-27-32-46 0-24 15-86 28-108 15-30 36-48 57-48 33 0 40 41 40 44 0 2-2 5-3 8z">
            <text:p/>
          </draw:path>
          <draw:polygon draw:style-name="gr5" draw:text-style-name="P5" draw:layer="layout" svg:width="0.068cm" svg:height="0.492cm" svg:x="3.235cm" svg:y="6.989cm" svg:viewBox="0 0 69 493" draw:points="69,493 69,473 20,473 20,20 69,20 69,0 0,0 0,493">
            <text:p/>
          </draw:polygon>
          <draw:path draw:style-name="gr5" draw:text-style-name="P5" draw:layer="layout" svg:width="0.208cm" svg:height="0.339cm" svg:x="3.333cm" svg:y="7.031cm" svg:viewBox="0 0 209 340" svg:d="M209 171c0-39-3-79-20-115-22-48-63-56-84-56-31 0-66 13-87 59-15 33-18 73-18 112 0 38 1 81 22 119 21 41 58 50 82 50 26 0 64-11 86-57 16-34 19-73 19-112zM104 329c-19 0-48-12-58-60-5-30-5-74-5-104 0-32 0-64 4-91 10-59 46-63 59-63 16 0 49 9 58 58 6 28 6 65 6 96 0 37 0 70-6 103-8 46-36 61-58 61z">
            <text:p/>
          </draw:path>
          <draw:polygon draw:style-name="gr5" draw:text-style-name="P5" draw:layer="layout" svg:width="0.068cm" svg:height="0.492cm" svg:x="3.569cm" svg:y="6.989cm" svg:viewBox="0 0 69 493" draw:points="69,0 0,0 0,20 49,20 49,473 0,473 0,493 69,493">
            <text:p/>
          </draw:polygon>
          <draw:path draw:style-name="gr5" draw:text-style-name="P5" draw:layer="layout" svg:width="0.034cm" svg:height="0.184cm" svg:x="3.858cm" svg:y="7.143cm" svg:viewBox="0 0 35 185" svg:d="M21 102c3 0 14 0 14-10 0-9-11-9-14-9v-66c0-7 0-17-11-17-10 0-10 10-10 17v150c0 8 0 18 10 18 11 0 11-10 11-18z">
            <text:p/>
          </draw:path>
          <draw:path draw:style-name="gr5" draw:text-style-name="P5" draw:layer="layout" svg:width="0.437cm" svg:height="0.257cm" svg:x="3.858cm" svg:y="7.107cm" svg:viewBox="0 0 438 258" svg:d="M385 139c-28 21-41 42-45 47-22 35-26 66-26 66 0 6 5 6 9 6 9 0 10 0 12-10 11-48 40-90 96-112 6-3 7-3 7-7 0-3-3-4-4-6-21-8-81-32-99-116-2-6-3-7-12-7-4 0-9 0-9 6 0 1 4 32 25 65 10 14 24 33 46 48h-367c-10 0-18 0-18 10s8 10 18 10z">
            <text:p/>
          </draw:path>
          <draw:path draw:style-name="gr5" draw:text-style-name="P5" draw:layer="layout" svg:width="0.131cm" svg:height="0.331cm" svg:x="4.472cm" svg:y="7.032cm" svg:viewBox="0 0 132 332" svg:d="M127 18c0-10-7-18-19-18-13 0-27 13-27 27 0 8 7 16 20 16 11 0 26-11 26-25zM90 203c5-14 5-15 9-28 5-10 7-17 7-27 0-22-15-40-40-40-48 0-66 71-66 77 0 4 6 4 6 4 5 0 5-1 8-8 14-47 34-62 50-62 5 0 13 0 13 15 0 12-4 21-6 27-4 13-26 70-35 91-4 13-11 30-11 39 0 24 17 41 41 41 47 0 66-71 66-76s-5-5-7-5c-5 0-5 1-7 10-9 30-26 60-51 60-8 0-12-4-12-16s4-19 15-50z">
            <text:p/>
          </draw:path>
          <draw:path draw:style-name="gr5" draw:text-style-name="P5" draw:layer="layout" svg:width="0.152cm" svg:height="0.314cm" svg:x="4.637cm" svg:y="7.051cm" svg:viewBox="0 0 153 315" svg:d="M91 112h46c10 0 16 0 16-10 0-5-6-5-14-5h-44c18-70 20-80 20-83 0-8-6-14-14-14-2 0-16 0-20 18l-19 79h-47c-9 0-15 0-15 9 0 6 4 6 14 6h43c-35 140-37 149-37 157 0 27 19 46 46 46 50 0 78-73 78-76 0-5-4-5-5-5-5 0-6 1-7 7-23 52-48 63-65 63-11 0-15-6-15-22 0-13 0-16 3-24z">
            <text:p/>
          </draw:path>
          <draw:path draw:style-name="gr5" draw:text-style-name="P5" draw:layer="layout" svg:width="0.189cm" svg:height="0.223cm" svg:x="4.826cm" svg:y="7.14cm" svg:viewBox="0 0 190 224" svg:d="M70 105c14 0 50-1 76-13 35-14 37-43 37-50 0-21-19-42-53-42-56 0-130 48-130 134 0 51 29 90 78 90 70 0 112-52 112-59 0-3-2-5-5-5s-4 1-7 4c-39 49-93 49-100 49-37 0-43-41-43-58 0-5 1-21 8-50zM46 94c20-76 72-83 84-83 23 0 37 14 37 31 0 52-80 52-100 52z">
            <text:p/>
          </draw:path>
          <draw:path draw:style-name="gr5" draw:text-style-name="P5" draw:layer="layout" svg:width="0.115cm" svg:height="0.492cm" svg:x="5.08cm" svg:y="6.989cm" svg:viewBox="0 0 116 493" svg:d="M116 489c0-2 0-3-10-11-61-62-77-156-77-232 0-85 19-170 80-232 7-7 7-7 7-8 0-5-3-6-5-6-6 0-51 34-80 97-25 54-31 109-31 149s6 99 32 155c31 61 73 92 79 92 2 0 5-1 5-4z">
            <text:p/>
          </draw:path>
          <draw:path draw:style-name="gr5" draw:text-style-name="P5" draw:layer="layout" svg:width="0.276cm" svg:height="0.223cm" svg:x="5.242cm" svg:y="7.14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05cm" svg:height="0.233cm" svg:x="5.552cm" svg:y="7.203cm" svg:viewBox="0 0 106 234" svg:d="M97 13c0-6-5-13-14-13-10 0-20 8-20 20 0 5 4 12 14 12s20-10 20-19zM25 189c-1 4-3 8-3 15 0 16 14 30 34 30 35 0 50-49 50-53 0-6-5-6-5-6-6 0-6 3-7 7-9 27-24 42-38 42-7 0-8-6-8-13 0-8 2-14 5-22 4-10 7-18 11-28 3-8 16-39 17-43 2-5 3-9 3-12 0-16-14-29-34-29-35 0-50 48-50 53 0 4 6 4 6 4 5 0 5-1 7-5 8-30 23-42 36-42 6 0 10 3 10 12 0 7-3 13-11 34z">
            <text:p/>
          </draw:path>
          <draw:path draw:style-name="gr5" draw:text-style-name="P5" draw:layer="layout" svg:width="0.328cm" svg:height="0.115cm" svg:x="5.864cm" svg:y="7.178cm" svg:viewBox="0 0 329 116" svg:d="M312 20c7 0 17 0 17-10s-10-10-17-10h-295c-7 0-17 0-17 10s10 10 17 10zM312 116c7 0 17 0 17-10 0-9-10-9-17-9h-295c-7 0-17 0-17 9 0 10 10 10 17 10z">
            <text:p/>
          </draw:path>
          <draw:path draw:style-name="gr5" draw:text-style-name="P5" draw:layer="layout" svg:width="0.208cm" svg:height="0.339cm" svg:x="6.373cm" svg:y="7.031cm" svg:viewBox="0 0 209 340" svg:d="M209 171c0-39-3-79-20-115-22-48-63-56-84-56-31 0-66 13-87 59-15 33-18 73-18 112 0 38 1 81 22 119 21 41 58 50 82 50 26 0 64-11 86-57 16-34 19-73 19-112zM104 329c-19 0-48-12-58-60-5-30-5-74-5-104 0-32 0-64 4-91 10-59 46-63 59-63 16 0 49 9 58 58 6 28 6 65 6 96 0 37 0 70-6 103-8 46-36 61-58 61z">
            <text:p/>
          </draw:path>
          <draw:path draw:style-name="gr5" draw:text-style-name="P5" draw:layer="layout" svg:width="0.058cm" svg:height="0.147cm" svg:x="6.642cm" svg:y="7.306cm" svg:viewBox="0 0 59 148" svg:d="M59 52c0-32-13-52-32-52-17 0-27 13-27 27 0 12 10 26 27 26 5 0 12-3 18-7 1-1 1-1 3-1v7c0 38-17 67-34 84-6 4-6 5-6 7 0 4 3 5 5 5 5 0 46-37 46-96z">
            <text:p/>
          </draw:path>
          <draw:path draw:style-name="gr5" draw:text-style-name="P5" draw:layer="layout" svg:width="0.196cm" svg:height="0.339cm" svg:x="6.842cm" svg:y="7.031cm" svg:viewBox="0 0 197 340" svg:d="M197 230c0-59-40-108-93-108-24 0-45 7-63 25v-97c9 3 26 7 42 7 61 0 95-46 95-51 0-3-2-6-4-6 0 0-2 0-5 1-9 5-33 14-67 14-19 0-43-2-66-14-4-1-5-1-5-1-6 0-6 4-6 13v145c0 10 0 13 7 13 3 0 4-2 7-4 6-7 24-34 63-34 27 0 39 22 42 31 9 18 10 38 10 63 0 17 0 46-13 67-11 20-29 32-53 32-35 0-64-26-73-56 2 2 3 2 9 2 17 0 25-13 25-24 0-13-8-24-25-24-7 0-24 3-24 25 0 44 34 91 90 91 57 0 107-47 107-110z">
            <text:p/>
          </draw:path>
          <draw:path draw:style-name="gr5" draw:text-style-name="P5" draw:layer="layout" svg:width="0.058cm" svg:height="0.147cm" svg:x="7.106cm" svg:y="7.306cm" svg:viewBox="0 0 59 148" svg:d="M59 52c0-32-13-52-32-52-17 0-27 13-27 27 0 12 10 26 27 26 5 0 12-3 18-7 1-1 1-1 3-1v7c0 38-17 67-34 84-6 4-6 5-6 7 0 4 3 5 5 5 5 0 46-37 46-96z">
            <text:p/>
          </draw:path>
          <draw:path draw:style-name="gr5" draw:text-style-name="P5" draw:layer="layout" svg:width="0.208cm" svg:height="0.339cm" svg:x="7.3cm" svg:y="7.031cm" svg:viewBox="0 0 209 340" svg:d="M209 171c0-39-3-79-20-115-22-48-63-56-84-56-31 0-66 13-87 59-15 33-18 73-18 112 0 38 1 81 22 119 21 41 58 50 82 50 26 0 64-11 86-57 16-34 19-73 19-112zM104 329c-19 0-48-12-58-60-5-30-5-74-5-104 0-32 0-64 4-91 10-59 46-63 59-63 16 0 49 9 58 58 6 28 6 65 6 96 0 37 0 70-6 103-8 46-36 61-58 61z">
            <text:p/>
          </draw:path>
          <draw:path draw:style-name="gr5" draw:text-style-name="P5" draw:layer="layout" svg:width="0.115cm" svg:height="0.492cm" svg:x="7.554cm" svg:y="6.989cm" svg:viewBox="0 0 116 493" svg:d="M116 246c0-37-5-98-33-154-30-60-73-92-77-92-5 0-6 1-6 6 0 1 0 1 10 11 49 49 77 127 77 229 0 86-18 173-80 234-7 6-7 7-7 9 0 3 1 4 6 4 4 0 49-34 78-95 25-55 32-109 32-152z">
            <text:p/>
          </draw:path>
          <draw:path draw:style-name="gr5" draw:text-style-name="P5" draw:layer="layout" svg:width="0.058cm" svg:height="0.147cm" svg:x="7.759cm" svg:y="7.306cm" svg:viewBox="0 0 59 148" svg:d="M59 52c0-32-13-52-32-52-17 0-27 13-27 27 0 12 10 26 27 26 5 0 12-3 18-7 1-1 1-1 3-1v7c0 38-17 67-34 84-6 4-6 5-6 7 0 4 3 5 5 5 5 0 46-37 46-96z">
            <text:p/>
          </draw:path>
          <draw:path draw:style-name="gr5" draw:text-style-name="P5" draw:layer="layout" svg:width="0.226cm" svg:height="0.223cm" svg:x="7.954cm" svg:y="7.14cm" svg:viewBox="0 0 227 224" svg:d="M165 32c-10-18-24-32-46-32-57 0-119 73-119 146 0 46 27 78 66 78 10 0 35-1 64-36 4 21 21 36 45 36 18 0 29-11 36-27 9-18 16-49 16-49 0-5-4-5-6-5-5 0-5 3-7 10-8 32-18 60-38 60-14 0-15-13-15-23 0-11 1-14 7-36 6-21 6-25 11-45l17-68c4-14 4-16 4-17 0-9-5-14-14-14-12 0-19 11-21 22zM133 160c-3 9-3 9-10 18-22 28-42 35-56 35-25 0-32-27-32-46 0-24 15-86 28-108 15-30 36-48 57-48 33 0 40 41 40 44 0 2-2 5-3 8z">
            <text:p/>
          </draw:path>
          <draw:polygon draw:style-name="gr5" draw:text-style-name="P5" draw:layer="layout" svg:width="0.068cm" svg:height="0.492cm" svg:x="8.252cm" svg:y="6.989cm" svg:viewBox="0 0 69 493" draw:points="69,493 69,473 20,473 20,20 69,20 69,0 0,0 0,493">
            <text:p/>
          </draw:polygon>
          <draw:path draw:style-name="gr5" draw:text-style-name="P5" draw:layer="layout" svg:width="0.163cm" svg:height="0.328cm" svg:x="8.374cm" svg:y="7.031cm" svg:viewBox="0 0 164 329" svg:d="M102 13c0-12 0-13-11-13-31 32-76 32-91 32v16c10 0 39 0 64-14v256c0 18-1 24-46 24h-15v15c18-1 60-1 81-1 20 0 63 0 80 1v-15h-16c-44 0-46-6-46-24z">
            <text:p/>
          </draw:path>
          <draw:polygon draw:style-name="gr5" draw:text-style-name="P5" draw:layer="layout" svg:width="0.068cm" svg:height="0.492cm" svg:x="8.585cm" svg:y="6.989cm" svg:viewBox="0 0 69 493" draw:points="69,0 0,0 0,20 49,20 49,473 0,473 0,493 69,493">
            <text:p/>
          </draw:polygon>
          <draw:path draw:style-name="gr5" draw:text-style-name="P5" draw:layer="layout" svg:width="0.034cm" svg:height="0.184cm" svg:x="8.875cm" svg:y="7.143cm" svg:viewBox="0 0 35 185" svg:d="M21 102c3 0 14 0 14-10 0-9-11-9-14-9v-66c0-7 0-17-11-17-10 0-10 10-10 17v150c0 8 0 18 10 18 11 0 11-10 11-18z">
            <text:p/>
          </draw:path>
          <draw:path draw:style-name="gr5" draw:text-style-name="P5" draw:layer="layout" svg:width="0.437cm" svg:height="0.257cm" svg:x="8.875cm" svg:y="7.107cm" svg:viewBox="0 0 438 258" svg:d="M385 139c-28 21-41 42-45 47-22 35-26 66-26 66 0 6 5 6 9 6 9 0 10 0 12-10 11-48 40-90 96-112 6-3 7-3 7-7 0-3-3-4-4-6-21-8-81-32-99-116-2-6-3-7-12-7-4 0-9 0-9 6 0 1 4 32 25 65 10 14 24 33 46 48h-367c-10 0-18 0-18 10s8 10 18 10z">
            <text:p/>
          </draw:path>
          <draw:path draw:style-name="gr5" draw:text-style-name="P5" draw:layer="layout" svg:width="0.131cm" svg:height="0.331cm" svg:x="9.49cm" svg:y="7.032cm" svg:viewBox="0 0 132 332" svg:d="M127 18c0-10-7-18-19-18-13 0-27 13-27 27 0 8 7 16 20 16 11 0 26-11 26-25zM90 203c5-14 5-15 9-28 5-10 7-17 7-27 0-22-15-40-40-40-46 0-66 71-66 77 0 4 6 4 6 4 5 0 5-1 8-8 14-47 34-62 50-62 5 0 13 0 13 15 0 12-4 21-6 27-4 13-26 70-35 91-4 13-11 30-11 39 0 24 17 41 41 41 47 0 66-71 66-76s-5-5-6-5c-6 0-6 1-8 10-9 30-26 60-51 60-8 0-12-4-12-16s4-19 15-50z">
            <text:p/>
          </draw:path>
          <draw:path draw:style-name="gr5" draw:text-style-name="P5" draw:layer="layout" svg:width="0.152cm" svg:height="0.314cm" svg:x="9.655cm" svg:y="7.051cm" svg:viewBox="0 0 153 315" svg:d="M91 112h46c10 0 16 0 16-10 0-5-6-5-14-5h-44c18-70 20-80 20-83 0-8-6-14-14-14-2 0-16 0-20 18l-19 79h-47c-9 0-15 0-15 9 0 6 4 6 14 6h43c-35 140-37 149-37 157 0 27 19 46 46 46 50 0 78-73 78-76 0-5-4-5-5-5-5 0-6 1-7 7-23 52-48 63-65 63-11 0-15-6-15-22 0-13 0-16 3-24z">
            <text:p/>
          </draw:path>
          <draw:path draw:style-name="gr5" draw:text-style-name="P5" draw:layer="layout" svg:width="0.189cm" svg:height="0.223cm" svg:x="9.844cm" svg:y="7.14cm" svg:viewBox="0 0 190 224" svg:d="M70 105c14 0 50-1 76-13 35-14 37-43 37-50 0-21-19-42-53-42-56 0-130 48-130 134 0 51 29 90 78 90 70 0 112-52 112-59 0-3-2-5-5-5s-4 1-7 4c-39 49-93 49-100 49-37 0-42-41-42-58 0-5 0-21 7-50zM46 94c20-76 72-83 84-83 23 0 37 14 37 31 0 52-80 52-100 52z">
            <text:p/>
          </draw:path>
          <draw:path draw:style-name="gr5" draw:text-style-name="P5" draw:layer="layout" svg:width="0.115cm" svg:height="0.492cm" svg:x="10.097cm" svg:y="6.989cm" svg:viewBox="0 0 116 493" svg:d="M116 489c0-2 0-3-10-11-61-62-77-156-77-232 0-85 19-170 80-232 7-7 7-7 7-8 0-5-3-6-5-6-6 0-51 34-80 97-25 54-31 109-31 149s6 99 32 155c31 61 73 92 79 92 2 0 5-1 5-4z">
            <text:p/>
          </draw:path>
          <draw:path draw:style-name="gr5" draw:text-style-name="P5" draw:layer="layout" svg:width="0.276cm" svg:height="0.223cm" svg:x="10.26cm" svg:y="7.14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05cm" svg:height="0.233cm" svg:x="10.569cm" svg:y="7.203cm" svg:viewBox="0 0 106 234" svg:d="M97 13c0-6-5-13-14-13-10 0-20 8-20 20 0 5 4 12 14 12s20-10 20-19zM25 189c-1 4-3 8-3 15 0 16 14 30 34 30 35 0 50-49 50-53 0-6-5-6-5-6-6 0-6 3-7 7-9 27-24 42-38 42-7 0-8-6-8-13 0-8 2-14 5-22 4-10 7-18 11-28 3-8 16-39 17-43 2-5 3-9 3-12 0-16-14-29-34-29-35 0-50 48-50 53 0 4 4 4 6 4 5 0 5-1 7-5 8-30 23-42 36-42 6 0 10 3 10 12 0 7-3 13-11 34z">
            <text:p/>
          </draw:path>
          <draw:path draw:style-name="gr5" draw:text-style-name="P5" draw:layer="layout" svg:width="0.328cm" svg:height="0.115cm" svg:x="10.881cm" svg:y="7.178cm" svg:viewBox="0 0 329 116" svg:d="M312 20c7 0 17 0 17-10s-10-10-17-10h-295c-7 0-17 0-17 10s10 10 17 10zM312 116c7 0 17 0 17-10 0-9-10-9-17-9h-295c-7 0-17 0-17 9 0 10 10 10 17 10z">
            <text:p/>
          </draw:path>
          <draw:path draw:style-name="gr5" draw:text-style-name="P5" draw:layer="layout" svg:width="0.163cm" svg:height="0.328cm" svg:x="11.416cm" svg:y="7.031cm" svg:viewBox="0 0 164 329" svg:d="M102 13c0-12 0-13-11-13-31 32-76 32-91 32v16c10 0 39 0 64-14v256c0 18-1 24-46 24h-15v15c18-1 60-1 81-1 20 0 63 0 80 1v-15h-16c-44 0-46-6-46-24z">
            <text:p/>
          </draw:path>
          <draw:path draw:style-name="gr5" draw:text-style-name="P5" draw:layer="layout" svg:width="0.058cm" svg:height="0.147cm" svg:x="11.66cm" svg:y="7.306cm" svg:viewBox="0 0 59 148" svg:d="M59 52c0-32-13-52-32-52-17 0-27 13-27 27 0 12 10 26 27 26 5 0 12-3 18-7 1-1 1-1 1-1 2 0 2 0 2 7 0 38-17 67-34 84-6 4-6 5-6 7 0 4 3 5 5 5 5 0 46-37 46-96z">
            <text:p/>
          </draw:path>
          <draw:path draw:style-name="gr5" draw:text-style-name="P5" draw:layer="layout" svg:width="0.196cm" svg:height="0.339cm" svg:x="11.86cm" svg:y="7.031cm" svg:viewBox="0 0 197 340" svg:d="M197 230c0-59-40-108-93-108-24 0-45 7-63 25v-97c9 3 26 7 42 7 61 0 95-46 95-51 0-3-2-6-4-6 0 0-2 0-5 1-9 5-33 14-67 14-19 0-43-2-66-14-4-1-5-1-5-1-6 0-6 4-6 13v145c0 10 0 13 7 13 4 0 4-2 7-4 6-7 24-34 63-34 27 0 39 22 42 31 9 18 10 38 10 63 0 17 0 46-13 67-11 20-29 32-53 32-35 0-64-26-73-56 2 2 3 2 9 2 17 0 25-13 25-24 0-13-8-24-25-24-7 0-24 3-24 25 0 44 34 91 90 91 57 0 107-47 107-110z">
            <text:p/>
          </draw:path>
          <draw:path draw:style-name="gr5" draw:text-style-name="P5" draw:layer="layout" svg:width="0.058cm" svg:height="0.147cm" svg:x="12.123cm" svg:y="7.306cm" svg:viewBox="0 0 59 148" svg:d="M59 52c0-32-13-52-32-52-17 0-27 13-27 27 0 12 10 26 27 26 5 0 12-3 18-7 1-1 1-1 1-1 2 0 2 0 2 7 0 38-17 67-34 84-6 4-6 5-6 7 0 4 3 5 5 5 5 0 46-37 46-96z">
            <text:p/>
          </draw:path>
          <draw:path draw:style-name="gr5" draw:text-style-name="P5" draw:layer="layout" svg:width="0.208cm" svg:height="0.339cm" svg:x="12.318cm" svg:y="7.031cm" svg:viewBox="0 0 209 340" svg:d="M209 171c0-39-3-79-20-115-22-48-63-56-84-56-31 0-66 13-87 59-15 33-18 73-18 112 0 38 1 81 22 119 21 41 58 50 82 50 26 0 64-11 86-57 16-34 19-73 19-112zM104 329c-19 0-48-12-58-60-5-30-5-74-5-104 0-32 0-64 4-91 10-59 46-63 59-63 16 0 49 9 58 58 6 28 6 65 6 96 0 37 0 70-6 103-8 46-36 61-58 61z">
            <text:p/>
          </draw:path>
          <draw:path draw:style-name="gr5" draw:text-style-name="P5" draw:layer="layout" svg:width="0.115cm" svg:height="0.492cm" svg:x="12.571cm" svg:y="6.989cm" svg:viewBox="0 0 116 493" svg:d="M116 246c0-37-5-98-33-154-30-60-73-92-77-92-5 0-6 1-6 6 0 1 0 1 10 11 49 49 77 127 77 229 0 86-18 173-80 234-7 6-7 7-7 9 0 3 1 4 6 4 4 0 49-34 78-95 25-55 32-109 32-152z">
            <text:p/>
          </draw:path>
          <draw:path draw:style-name="gr5" draw:text-style-name="P5" draw:layer="layout" svg:width="0.058cm" svg:height="0.147cm" svg:x="12.941cm" svg:y="7.306cm" svg:viewBox="0 0 59 148" svg:d="M59 52c0-32-13-52-32-52-17 0-27 13-27 27 0 12 10 26 27 26 5 0 12-3 18-7 1-1 1-1 1-1 2 0 2 0 2 7 0 38-17 67-34 84-6 4-6 5-6 7 0 4 3 5 5 5 5 0 46-37 46-96z">
            <text:p/>
          </draw:path>
          <draw:path draw:style-name="gr5" draw:text-style-name="P5" draw:layer="layout" svg:width="0.131cm" svg:height="0.331cm" svg:x="13.131cm" svg:y="7.032cm" svg:viewBox="0 0 132 332" svg:d="M127 18c0-10-7-18-19-18-13 0-27 13-27 27 0 8 7 16 20 16 11 0 26-11 26-25zM90 203c5-14 5-15 9-28 5-10 7-17 7-27 0-22-15-40-40-40-46 0-66 71-66 77 0 4 6 4 6 4 5 0 5-1 8-8 14-47 34-62 50-62 5 0 13 0 13 15 0 12-4 21-6 27-4 13-26 70-35 91-4 13-11 30-11 39 0 24 17 41 41 41 47 0 66-71 66-76s-5-5-6-5c-6 0-6 1-8 10-9 30-26 60-51 60-8 0-12-4-12-16s4-19 15-50z">
            <text:p/>
          </draw:path>
          <draw:path draw:style-name="gr5" draw:text-style-name="P5" draw:layer="layout" svg:width="0.034cm" svg:height="0.184cm" svg:x="13.449cm" svg:y="7.143cm" svg:viewBox="0 0 35 185" svg:d="M21 102c3 0 14 0 14-10 0-9-11-9-14-9v-66c0-7 0-17-11-17-10 0-10 10-10 17v150c0 8 0 18 10 18 11 0 11-10 11-18z">
            <text:p/>
          </draw:path>
          <draw:path draw:style-name="gr5" draw:text-style-name="P5" draw:layer="layout" svg:width="0.437cm" svg:height="0.257cm" svg:x="13.449cm" svg:y="7.107cm" svg:viewBox="0 0 438 258" svg:d="M385 139c-28 21-41 42-45 47-22 35-26 66-26 66 0 6 5 6 9 6 9 0 10 0 12-10 11-48 40-90 96-112 6-3 7-3 7-7 0-3-3-4-4-6-21-8-81-32-99-116-2-6-3-7-12-7-4 0-9 0-9 6 0 1 4 32 25 65 10 14 25 33 46 48h-367c-10 0-18 0-18 10s8 10 18 10z">
            <text:p/>
          </draw:path>
          <draw:path draw:style-name="gr5" draw:text-style-name="P5" draw:layer="layout" svg:width="0.276cm" svg:height="0.223cm" svg:x="14.069cm" svg:y="7.14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05cm" svg:height="0.233cm" svg:x="14.378cm" svg:y="7.203cm" svg:viewBox="0 0 106 234" svg:d="M97 13c0-6-5-13-14-13-10 0-20 8-20 20 0 5 4 12 14 12s20-10 20-19zM25 189c-1 4-3 8-3 15 0 16 14 30 34 30 35 0 50-49 50-53 0-6-5-6-5-6-6 0-6 3-7 7-9 27-24 42-38 42-7 0-8-6-8-13 0-8 2-14 5-22 4-10 7-18 11-28 3-8 16-39 17-43 2-5 3-9 3-12 0-16-14-29-34-29-35 0-50 48-50 53 0 4 6 4 6 4 5 0 5-1 7-5 8-30 23-42 36-42 6 0 10 3 10 12 0 7-3 13-11 34z">
            <text:p/>
          </draw:path>
          <draw:path draw:style-name="gr5" draw:text-style-name="P5" draw:layer="layout" svg:width="0.058cm" svg:height="0.147cm" svg:x="14.569cm" svg:y="7.306cm" svg:viewBox="0 0 59 148" svg:d="M59 52c0-32-13-52-32-52-17 0-27 13-27 27 0 12 10 26 27 26 5 0 12-3 18-7 1-1 1-1 3-1v7c0 38-17 67-34 84-6 4-6 5-6 7 0 4 3 5 5 5 5 0 46-37 46-96z">
            <text:p/>
          </draw:path>
          <draw:path draw:style-name="gr5" draw:text-style-name="P5" draw:layer="layout" svg:width="0.202cm" svg:height="0.426cm" svg:x="14.738cm" svg:y="7.032cm" svg:viewBox="0 0 203 427" svg:d="M203 18c0-10-7-18-18-18s-27 11-27 27c0 9 7 16 18 16 14 0 27-12 27-25zM104 352c-10 37-34 65-62 65-3 0-10 0-18-5 14-3 22-16 22-25s-5-19-19-19c-13 0-27 12-27 30 0 19 20 29 43 29 35 0 82-25 94-74l45-181c3-10 3-17 3-18 0-28-21-46-46-46-51 0-79 71-79 77 0 4 6 4 6 4 5 0 5 0 10-10 12-31 35-60 61-60 7 0 17 1 17 22 0 12-1 17-4 26z">
            <text:p/>
          </draw:path>
          <draw:path draw:style-name="gr5" draw:text-style-name="P5" draw:layer="layout" svg:width="0.034cm" svg:height="0.184cm" svg:x="15.139cm" svg:y="7.143cm" svg:viewBox="0 0 35 185" svg:d="M21 102c3 0 14 0 14-10 0-9-11-9-14-9v-66c0-7 0-17-11-17-10 0-10 10-10 17v150c0 8 0 18 10 18 11 0 11-10 11-18z">
            <text:p/>
          </draw:path>
          <draw:path draw:style-name="gr5" draw:text-style-name="P5" draw:layer="layout" svg:width="0.437cm" svg:height="0.257cm" svg:x="15.139cm" svg:y="7.107cm" svg:viewBox="0 0 438 258" svg:d="M385 139c-28 21-41 42-45 47-22 35-26 66-26 66 0 6 5 6 9 6 9 0 10 0 12-10 11-48 40-90 96-112 6-3 7-3 7-7 0-3-3-4-4-6-21-8-81-32-99-116-2-6-3-7-12-7-4 0-9 0-9 6 0 1 4 32 25 65 10 14 24 33 46 48h-367c-10 0-18 0-18 10s8 10 18 10z">
            <text:p/>
          </draw:path>
          <draw:path draw:style-name="gr5" draw:text-style-name="P5" draw:layer="layout" svg:width="0.276cm" svg:height="0.223cm" svg:x="15.757cm" svg:y="7.14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52cm" svg:height="0.299cm" svg:x="16.051cm" svg:y="7.203cm" svg:viewBox="0 0 153 300" svg:d="M153 13c0-6-5-13-14-13-10 0-20 10-20 20 0 5 4 12 14 12s20-8 20-19zM78 246c-5 24-23 44-44 44-5 0-9 0-13-1 10-5 13-13 13-19 0-8-7-12-14-12-12 0-20 10-20 21 0 12 14 21 35 21 20 0 62-13 71-55l33-123c0-4 1-7 1-13 0-18-17-32-38-32-38 0-60 48-60 53 0 4 4 4 6 4 4 0 4-1 7-7 8-19 26-40 46-40 10 0 12 5 12 17 0 4-1 8-1 9z">
            <text:p/>
          </draw:path>
          <draw:path draw:style-name="gr5" draw:text-style-name="P5" draw:layer="layout" svg:width="0.175cm" svg:height="0.492cm" svg:x="16.294cm" svg:y="6.989cm" svg:viewBox="0 0 176 493" svg:d="M71 429c0 19-12 50-67 54-3 0-4 2-4 6s6 4 10 4c47 0 94-24 95-62v-112c0-19 0-35 20-51 16-15 36-16 47-16 2 0 4-3 4-6 0-4-2-4-8-5-32-2-56-20-62-44-1-5-1-7-1-23v-98c0-21 0-37-24-56-19-14-54-20-71-20-4 0-10 0-10 6 0 4 3 4 8 5 31 2 55 17 62 42 1 6 1 6 1 24v104c0 22 5 30 20 46 11 11 25 15 39 19-40 12-59 36-59 64z">
            <text:p/>
          </draw:path>
          <draw:path draw:style-name="gr5" draw:text-style-name="P5" draw:layer="layout" svg:width="0.266cm" svg:height="0.217cm" svg:x="16.681cm" svg:y="7.146cm" svg:viewBox="0 0 267 218" svg:d="M118 29h56c-17 73-21 94-21 128 0 7 0 21 4 38 5 21 10 23 18 23 10 0 20-8 20-18 0-3 0-4-3-11-14-35-14-67-14-81 0-27 3-53 8-79h56c7 0 25 0 25-18 0-11-11-11-19-11h-167c-10 0-29 0-50 24-18 18-31 42-31 43 0 2 0 6 6 6 4 0 5-2 8-6 24-38 53-38 63-38h28c-15 59-42 119-63 164-4 9-4 9-4 13 0 10 8 12 14 12 15 0 19-14 25-32 7-22 7-24 13-47z">
            <text:p/>
          </draw:path>
          <draw:path draw:style-name="gr5" draw:text-style-name="P5" draw:layer="layout" svg:width="0.328cm" svg:height="0.115cm" svg:x="17.129cm" svg:y="7.178cm" svg:viewBox="0 0 329 116" svg:d="M312 20c7 0 17 0 17-10s-10-10-17-10h-295c-7 0-17 0-17 10s10 10 17 10zM312 116c7 0 17 0 17-10 0-9-10-9-17-9h-295c-7 0-17 0-17 9 0 10 10 10 17 10z">
            <text:p/>
          </draw:path>
          <draw:path draw:style-name="gr5" draw:text-style-name="P5" draw:layer="layout" svg:width="0.276cm" svg:height="0.223cm" svg:x="17.639cm" svg:y="7.14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05cm" svg:height="0.233cm" svg:x="17.95cm" svg:y="7.203cm" svg:viewBox="0 0 106 234" svg:d="M97 13c0-6-5-13-14-13-10 0-20 8-20 20 0 5 4 12 14 12s20-10 20-19zM25 189c-1 4-3 8-3 15 0 16 14 30 34 30 35 0 50-49 50-53 0-6-5-6-5-6-6 0-6 3-7 7-9 27-24 42-38 42-7 0-8-6-8-13 0-8 2-14 5-22 4-10 7-18 11-28 3-8 16-39 17-43 2-5 3-9 3-12 0-16-14-29-34-29-35 0-50 48-50 53 0 4 6 4 6 4 5 0 5-1 7-5 8-30 23-42 36-42 6 0 10 3 10 12 0 7-3 13-11 34z">
            <text:p/>
          </draw:path>
          <draw:path draw:style-name="gr5" draw:text-style-name="P5" draw:layer="layout" svg:width="0.301cm" svg:height="0.381cm" svg:x="18.275cm" svg:y="7.045cm" svg:viewBox="0 0 302 382" svg:d="M293 21c5-3 9-6 9-11 0-6-4-10-9-10-3 0-7 1-10 3l-273 129c-9 4-10 7-10 11s3 8 10 11l273 129c7 3 8 3 10 3 5 0 9-4 9-10 0-4-2-7-11-11l-257-122zM284 382c9 0 18 0 18-9 0-10-11-10-18-10h-266c-8 0-18 0-18 10 0 9 8 9 17 9z">
            <text:p/>
          </draw:path>
          <draw:path draw:style-name="gr5" draw:text-style-name="P5" draw:layer="layout" svg:width="0.163cm" svg:height="0.328cm" svg:x="18.795cm" svg:y="7.031cm" svg:viewBox="0 0 164 329" svg:d="M102 13c0-12 0-13-11-13-31 32-76 32-91 32v16c10 0 39 0 64-14v256c0 18-1 24-46 24h-15v15c18-1 60-1 81-1 20 0 63 0 80 1v-15h-16c-44 0-46-6-46-24z">
            <text:p/>
          </draw:path>
          <draw:path draw:style-name="gr5" draw:text-style-name="P5" draw:layer="layout" svg:width="0.273cm" svg:height="0.306cm" svg:x="19.133cm" svg:y="7.063cm" svg:viewBox="0 0 274 307" svg:d="M148 10c-2-9-7-10-11-10-5 0-7 3-11 10l-123 277c-3 6-3 7-3 10 0 6 4 10 10 10 4 0 7-2 11-11l116-262 116 262c5 11 10 11 12 11 5 0 9-4 9-10 0-1 0-3-2-8z">
            <text:p/>
          </draw:path>
          <draw:path draw:style-name="gr5" draw:text-style-name="P5" draw:layer="layout" svg:width="0.276cm" svg:height="0.223cm" svg:x="19.563cm" svg:y="7.14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52cm" svg:height="0.299cm" svg:x="19.855cm" svg:y="7.203cm" svg:viewBox="0 0 153 300" svg:d="M153 13c0-6-5-13-14-13-10 0-20 10-20 20 0 5 4 12 14 12s20-8 20-19zM78 246c-5 24-23 44-44 44-5 0-9 0-13-1 10-5 13-13 13-19 0-8-7-12-14-12-12 0-20 10-20 21 0 12 14 21 35 21s62-13 71-55l33-123c0-4 1-7 1-13 0-18-17-32-38-32-38 0-60 48-60 53 0 4 4 4 6 4 4 0 4-1 7-7 8-19 26-40 47-40 9 0 11 5 11 17 0 4-1 8-1 9z">
            <text:p/>
          </draw:path>
          <draw:path draw:style-name="gr5" draw:text-style-name="P5" draw:layer="layout" svg:width="0.301cm" svg:height="0.381cm" svg:x="20.24cm" svg:y="7.045cm" svg:viewBox="0 0 302 382" svg:d="M293 21c5-3 9-6 9-11 0-6-4-10-9-10-3 0-7 1-10 3l-273 129c-9 4-10 7-10 11s3 8 10 11l273 129c7 3 8 3 10 3 5 0 9-4 9-10 0-4-2-7-11-11l-257-122zM284 382c9 0 18 0 18-9 0-10-11-10-18-10h-266c-8 0-18 0-18 10 0 9 8 9 17 9z">
            <text:p/>
          </draw:path>
          <draw:path draw:style-name="gr5" draw:text-style-name="P5" draw:layer="layout" svg:width="0.163cm" svg:height="0.328cm" svg:x="20.761cm" svg:y="7.031cm" svg:viewBox="0 0 164 329" svg:d="M102 13c0-12 0-13-11-13-31 32-76 32-91 32v16c10 0 39 0 64-14v256c0 18-1 24-46 24h-15v15c18-1 60-1 81-1 20 0 63 0 80 1v-15h-16c-44 0-46-6-46-24z">
            <text:p/>
          </draw:path>
        </draw:g>
        <draw:custom-shape draw:style-name="gr11" draw:text-style-name="P2" xml:id="id5" draw:id="id5" draw:layer="layout" svg:width="3.032cm" svg:height="0.762cm" svg:x="6.758cm" svg:y="4.57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0.039cm" svg:height="0.762cm" svg:x="2.782cm" svg:y="6.8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7" draw:layer="layout" svg:width="24.772cm" svg:height="1.778cm" svg:x="1.247cm" svg:y="9.7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14§display§ite(\alpha_j = 0, ite(\alpha_i = 0, 5, 0), ite(\alpha_i = 1, 5, 0)) \wedge \alpha_i \leq 1 \wedge \alpha_j \leq 1§svg§600§TRUE§</svg:desc>
          <draw:polygon draw:style-name="gr4" draw:text-style-name="P4" draw:layer="layout" svg:width="13.219cm" svg:height="0.509cm" svg:x="1.532cm" svg:y="10.434cm" svg:viewBox="0 0 13220 510" draw:points="6611,510 0,510 0,0 13220,0 13220,510">
            <text:p/>
          </draw:polygon>
          <draw:path draw:style-name="gr5" draw:text-style-name="P5" draw:layer="layout" svg:width="0.131cm" svg:height="0.331cm" svg:x="1.546cm" svg:y="10.476cm" svg:viewBox="0 0 132 332" svg:d="M127 18c0-10-7-18-19-18-13 0-27 13-27 27 0 8 7 16 20 16 11 0 26-11 26-25zM90 203c5-14 5-15 9-28 5-10 7-17 7-27 0-22-15-40-40-40-48 0-66 71-66 77 0 4 6 4 6 4 5 0 5-1 8-8 14-47 34-62 50-62 5 0 13 0 13 15 0 12-4 21-6 27-4 13-26 70-35 91-4 13-11 30-11 39 0 24 17 41 41 41 47 0 66-71 66-76s-5-5-6-5c-6 0-6 1-8 10-9 30-26 60-51 60-8 0-12-4-12-16s4-19 15-50z">
            <text:p/>
          </draw:path>
          <draw:path draw:style-name="gr5" draw:text-style-name="P5" draw:layer="layout" svg:width="0.152cm" svg:height="0.314cm" svg:x="1.713cm" svg:y="10.495cm" svg:viewBox="0 0 153 315" svg:d="M91 112h46c10 0 16 0 16-10 0-5-6-5-14-5h-44c18-70 20-80 20-83 0-8-6-14-14-14-2 0-16 0-20 18l-19 79h-47c-9 0-15 0-15 9 0 6 4 6 14 6h43c-35 140-37 149-37 157 0 27 19 46 46 46 50 0 78-73 78-76 0-5-4-5-5-5-5 0-6 1-7 7-23 52-48 63-65 63-11 0-15-6-15-22 0-13 0-16 3-24z">
            <text:p/>
          </draw:path>
          <draw:path draw:style-name="gr5" draw:text-style-name="P5" draw:layer="layout" svg:width="0.189cm" svg:height="0.223cm" svg:x="1.9cm" svg:y="10.584cm" svg:viewBox="0 0 190 224" svg:d="M70 105c14 0 50-1 76-13 35-14 37-43 37-50 0-21-19-42-53-42-56 0-130 48-130 134 0 51 29 90 78 90 70 0 112-52 112-59 0-3-2-5-5-5s-4 1-7 4c-39 49-93 49-100 49-37 0-43-41-43-58 0-5 1-21 8-50zM46 94c20-76 72-83 84-83 23 0 37 14 37 31 0 52-80 52-100 52z">
            <text:p/>
          </draw:path>
          <draw:path draw:style-name="gr5" draw:text-style-name="P5" draw:layer="layout" svg:width="0.115cm" svg:height="0.492cm" svg:x="2.155cm" svg:y="10.433cm" svg:viewBox="0 0 116 493" svg:d="M116 489c0-2 0-3-10-11-61-62-77-156-77-232 0-85 19-170 80-232 7-7 7-7 7-8 0-5-3-6-5-6-6 0-51 34-80 97-25 54-31 109-31 149s6 99 32 155c31 61 73 92 79 92 2 0 5-1 5-4z">
            <text:p/>
          </draw:path>
          <draw:path draw:style-name="gr5" draw:text-style-name="P5" draw:layer="layout" svg:width="0.276cm" svg:height="0.223cm" svg:x="2.317cm" svg:y="10.584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52cm" svg:height="0.299cm" svg:x="2.61cm" svg:y="10.647cm" svg:viewBox="0 0 153 300" svg:d="M153 13c0-6-5-13-14-13-10 0-20 10-20 20 0 5 4 12 14 12s20-8 20-19zM78 246c-5 24-23 44-44 44-5 0-9 0-13-1 10-5 13-13 13-19 0-8-7-12-14-12-12 0-20 10-20 21 0 12 14 21 35 21 20 0 62-13 71-55l33-123c0-4 1-7 1-13 0-18-17-32-38-32-38 0-60 48-60 53 0 4 4 4 6 4 4 0 4-1 7-7 8-19 26-40 47-40 9 0 11 5 11 17 0 4-1 8-1 9z">
            <text:p/>
          </draw:path>
          <draw:path draw:style-name="gr5" draw:text-style-name="P5" draw:layer="layout" svg:width="0.328cm" svg:height="0.115cm" svg:x="2.982cm" svg:y="10.622cm" svg:viewBox="0 0 329 116" svg:d="M312 20c7 0 17 0 17-10s-10-10-17-10h-295c-7 0-17 0-17 10s10 10 17 10zM312 116c7 0 17 0 17-10 0-9-10-9-17-9h-295c-7 0-17 0-17 9 0 10 10 10 17 10z">
            <text:p/>
          </draw:path>
          <draw:path draw:style-name="gr5" draw:text-style-name="P5" draw:layer="layout" svg:width="0.208cm" svg:height="0.339cm" svg:x="3.492cm" svg:y="10.475cm" svg:viewBox="0 0 209 340" svg:d="M209 171c0-39-3-79-20-115-22-48-63-56-84-56-31 0-66 13-87 59-15 33-18 73-18 112 0 38 1 81 22 119 21 41 58 50 82 50 26 0 64-11 86-57 16-34 19-73 19-112zM104 329c-20 0-48-12-58-60-5-30-5-74-5-104 0-32 0-64 4-91 10-59 46-63 59-63 16 0 49 9 58 58 6 28 6 65 6 96 0 37 0 70-6 103-8 46-36 61-58 61z">
            <text:p/>
          </draw:path>
          <draw:path draw:style-name="gr5" draw:text-style-name="P5" draw:layer="layout" svg:width="0.058cm" svg:height="0.147cm" svg:x="3.759cm" svg:y="10.75cm" svg:viewBox="0 0 59 148" svg:d="M59 52c0-32-13-52-32-52-17 0-27 13-27 27 0 12 10 26 27 26 5 0 12-3 18-7 1-1 1-1 1-1 2 0 2 0 2 7 0 38-17 67-34 84-6 4-6 5-6 7 0 4 3 5 5 5 5 0 46-37 46-96z">
            <text:p/>
          </draw:path>
          <draw:path draw:style-name="gr5" draw:text-style-name="P5" draw:layer="layout" svg:width="0.131cm" svg:height="0.331cm" svg:x="3.95cm" svg:y="10.476cm" svg:viewBox="0 0 132 332" svg:d="M127 18c0-10-7-18-19-18-13 0-27 13-27 27 0 8 7 16 20 16 11 0 26-11 26-25zM90 203c5-14 5-15 9-28 5-10 7-17 7-27 0-22-15-40-40-40-46 0-66 71-66 77 0 4 6 4 6 4 5 0 5-1 8-8 14-47 34-62 50-62 5 0 13 0 13 15 0 12-4 21-6 27-4 13-26 70-35 91-4 13-11 30-11 39 0 24 17 41 41 41 47 0 66-71 66-76s-5-5-6-5c-6 0-6 1-8 10-9 30-26 60-51 60-8 0-12-4-12-16s4-19 15-50z">
            <text:p/>
          </draw:path>
          <draw:path draw:style-name="gr5" draw:text-style-name="P5" draw:layer="layout" svg:width="0.152cm" svg:height="0.314cm" svg:x="4.116cm" svg:y="10.495cm" svg:viewBox="0 0 153 315" svg:d="M91 112h46c10 0 16 0 16-10 0-5-6-5-14-5h-44c18-70 20-80 20-83 0-8-6-14-14-14-2 0-16 0-20 18l-19 79h-47c-9 0-15 0-15 9 0 6 4 6 14 6h43c-35 140-37 149-37 157 0 27 19 46 46 46 50 0 78-73 78-76 0-5-4-5-5-5-5 0-6 1-7 7-23 52-48 63-65 63-11 0-15-6-15-22 0-13 0-16 3-24z">
            <text:p/>
          </draw:path>
          <draw:path draw:style-name="gr5" draw:text-style-name="P5" draw:layer="layout" svg:width="0.189cm" svg:height="0.223cm" svg:x="4.304cm" svg:y="10.584cm" svg:viewBox="0 0 190 224" svg:d="M70 105c14 0 50-1 76-13 35-14 37-43 37-50 0-21-19-42-53-42-56 0-130 48-130 134 0 51 29 90 78 90 70 0 112-52 112-59 0-3-2-5-5-5s-4 1-7 4c-39 49-93 49-100 49-37 0-43-41-43-58 0-5 1-21 8-50zM46 94c20-76 72-83 84-83 23 0 37 14 37 31 0 52-80 52-100 52z">
            <text:p/>
          </draw:path>
          <draw:path draw:style-name="gr5" draw:text-style-name="P5" draw:layer="layout" svg:width="0.115cm" svg:height="0.492cm" svg:x="4.559cm" svg:y="10.433cm" svg:viewBox="0 0 116 493" svg:d="M116 489c0-2 0-3-10-11-61-62-77-156-77-232 0-85 19-170 80-232 7-7 7-7 7-8 0-5-3-6-5-6-6 0-51 34-80 97-25 54-31 109-31 149s6 99 32 155c31 61 73 92 79 92 2 0 5-1 5-4z">
            <text:p/>
          </draw:path>
          <draw:path draw:style-name="gr5" draw:text-style-name="P5" draw:layer="layout" svg:width="0.276cm" svg:height="0.223cm" svg:x="4.721cm" svg:y="10.584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05cm" svg:height="0.233cm" svg:x="5.031cm" svg:y="10.647cm" svg:viewBox="0 0 106 234" svg:d="M97 13c0-6-5-13-14-13-10 0-20 8-20 20 0 5 4 12 14 12s20-10 20-19zM25 189c-1 4-3 8-3 15 0 16 14 30 34 30 35 0 50-49 50-53 0-6-5-6-5-6-6 0-6 3-7 7-9 27-24 42-38 42-7 0-8-6-8-13 0-8 2-14 5-22 4-10 7-18 11-28 3-8 16-39 17-43 2-5 3-9 3-12 0-16-14-29-34-29-35 0-50 48-50 53 0 4 6 4 6 4 5 0 5-1 7-5 8-30 23-42 36-42 6 0 10 3 10 12 0 7-3 13-11 34z">
            <text:p/>
          </draw:path>
          <draw:path draw:style-name="gr5" draw:text-style-name="P5" draw:layer="layout" svg:width="0.328cm" svg:height="0.115cm" svg:x="5.341cm" svg:y="10.622cm" svg:viewBox="0 0 329 116" svg:d="M312 20c7 0 17 0 17-10s-10-10-17-10h-295c-7 0-17 0-17 10s10 10 17 10zM312 116c7 0 17 0 17-10 0-9-10-9-17-9h-295c-7 0-17 0-17 9 0 10 10 10 17 10z">
            <text:p/>
          </draw:path>
          <draw:path draw:style-name="gr5" draw:text-style-name="P5" draw:layer="layout" svg:width="0.208cm" svg:height="0.339cm" svg:x="5.851cm" svg:y="10.475cm" svg:viewBox="0 0 209 340" svg:d="M209 171c0-39-3-79-20-115-22-48-63-56-84-56-31 0-66 13-87 59-15 33-18 73-18 112 0 38 1 81 22 119 21 41 58 50 82 50 26 0 64-11 86-57 16-34 19-73 19-112zM104 329c-19 0-48-12-58-60-5-30-5-74-5-104 0-32 0-64 4-91 10-59 46-63 59-63 16 0 49 9 58 58 6 28 6 65 6 96 0 37 0 70-6 103-8 46-36 61-58 61z">
            <text:p/>
          </draw:path>
          <draw:path draw:style-name="gr5" draw:text-style-name="P5" draw:layer="layout" svg:width="0.058cm" svg:height="0.147cm" svg:x="6.12cm" svg:y="10.75cm" svg:viewBox="0 0 59 148" svg:d="M59 52c0-32-13-52-32-52-17 0-27 13-27 27 0 12 10 26 27 26 5 0 12-3 18-7 1-1 1-1 3-1v7c0 38-17 67-34 84-6 4-6 5-6 7 0 4 3 5 5 5 5 0 46-37 46-96z">
            <text:p/>
          </draw:path>
          <draw:path draw:style-name="gr5" draw:text-style-name="P5" draw:layer="layout" svg:width="0.196cm" svg:height="0.339cm" svg:x="6.32cm" svg:y="10.475cm" svg:viewBox="0 0 197 340" svg:d="M197 230c0-59-40-108-93-108-24 0-45 7-63 25v-97c9 3 26 7 42 7 61 0 95-46 95-51 0-3-2-6-4-6 0 0-2 0-5 1-9 5-33 14-67 14-19 0-43-2-66-14-4-1-5-1-5-1-6 0-6 4-6 13v145c0 10 0 13 7 13 4 0 4-2 7-4 6-7 24-34 63-34 27 0 39 22 42 31 9 18 10 38 10 63 0 17 0 46-13 67-11 20-29 32-53 32-35 0-64-26-73-56 2 2 3 2 9 2 17 0 25-13 25-24 0-13-8-24-25-24-7 0-24 3-24 25 0 44 34 91 90 91 57 0 107-47 107-110z">
            <text:p/>
          </draw:path>
          <draw:path draw:style-name="gr5" draw:text-style-name="P5" draw:layer="layout" svg:width="0.058cm" svg:height="0.147cm" svg:x="6.583cm" svg:y="10.75cm" svg:viewBox="0 0 59 148" svg:d="M59 52c0-32-13-52-32-52-17 0-27 13-27 27 0 12 10 26 27 26 5 0 12-3 18-7 1-1 1-1 1-1 2 0 2 0 2 7 0 38-17 67-34 84-6 4-6 5-6 7 0 4 3 5 5 5 5 0 46-37 46-96z">
            <text:p/>
          </draw:path>
          <draw:path draw:style-name="gr5" draw:text-style-name="P5" draw:layer="layout" svg:width="0.208cm" svg:height="0.339cm" svg:x="6.778cm" svg:y="10.475cm" svg:viewBox="0 0 209 340" svg:d="M209 171c0-39-3-79-20-115-22-48-63-56-84-56-31 0-66 13-87 59-15 33-18 73-18 112 0 38 1 81 22 119 21 41 58 50 82 50 26 0 64-11 86-57 16-34 19-73 19-112zM104 329c-20 0-48-12-58-60-5-30-5-74-5-104 0-32 0-64 4-91 10-59 46-63 59-63 16 0 49 9 58 58 6 28 6 65 6 96 0 37 0 70-6 103-8 46-36 61-58 61z">
            <text:p/>
          </draw:path>
          <draw:path draw:style-name="gr5" draw:text-style-name="P5" draw:layer="layout" svg:width="0.115cm" svg:height="0.492cm" svg:x="7.033cm" svg:y="10.433cm" svg:viewBox="0 0 116 493" svg:d="M116 246c0-37-5-98-33-154-30-60-73-92-77-92-5 0-6 1-6 6 0 1 0 1 10 11 49 49 77 127 77 229 0 86-18 173-80 234-7 6-7 7-7 9 0 3 1 4 6 4 4 0 49-34 78-95 25-55 32-109 32-152z">
            <text:p/>
          </draw:path>
          <draw:path draw:style-name="gr5" draw:text-style-name="P5" draw:layer="layout" svg:width="0.058cm" svg:height="0.147cm" svg:x="7.237cm" svg:y="10.75cm" svg:viewBox="0 0 59 148" svg:d="M59 52c0-32-13-52-32-52-17 0-27 13-27 27 0 12 10 26 27 26 5 0 12-3 18-7 1-1 1-1 1-1 2 0 2 0 2 7 0 38-17 67-34 84-6 4-6 5-6 7 0 4 3 5 5 5 5 0 46-37 46-96z">
            <text:p/>
          </draw:path>
          <draw:path draw:style-name="gr5" draw:text-style-name="P5" draw:layer="layout" svg:width="0.131cm" svg:height="0.331cm" svg:x="7.427cm" svg:y="10.476cm" svg:viewBox="0 0 132 332" svg:d="M127 18c0-10-7-18-19-18-13 0-27 13-27 27 0 8 7 16 20 16 11 0 26-11 26-25zM90 203c5-14 5-15 9-28 5-10 7-17 7-27 0-22-15-40-40-40-46 0-66 71-66 77 0 4 6 4 6 4 5 0 5-1 8-8 14-47 34-62 50-62 5 0 13 0 13 15 0 12-4 21-6 27-4 13-26 70-35 91-4 13-11 30-11 39 0 24 17 41 41 41 47 0 66-71 66-76s-5-5-6-5c-6 0-6 1-8 10-9 30-26 60-51 60-8 0-12-4-12-16s4-19 15-50z">
            <text:p/>
          </draw:path>
          <draw:path draw:style-name="gr5" draw:text-style-name="P5" draw:layer="layout" svg:width="0.152cm" svg:height="0.314cm" svg:x="7.593cm" svg:y="10.495cm" svg:viewBox="0 0 153 315" svg:d="M91 112h46c10 0 16 0 16-10 0-5-6-5-14-5h-44c18-70 20-80 20-83 0-8-6-14-14-14-2 0-16 0-20 18l-19 79h-47c-9 0-15 0-15 9 0 6 4 6 14 6h43c-35 140-37 149-37 157 0 27 19 46 46 46 50 0 78-73 78-76 0-5-4-5-5-5-5 0-6 1-7 7-23 52-48 63-65 63-11 0-15-6-15-22 0-13 0-16 3-24z">
            <text:p/>
          </draw:path>
          <draw:path draw:style-name="gr5" draw:text-style-name="P5" draw:layer="layout" svg:width="0.189cm" svg:height="0.223cm" svg:x="7.782cm" svg:y="10.584cm" svg:viewBox="0 0 190 224" svg:d="M70 105c14 0 50-1 76-13 35-14 37-43 37-50 0-21-19-42-53-42-56 0-130 48-130 134 0 51 29 90 78 90 70 0 112-52 112-59 0-3-2-5-5-5s-4 1-7 4c-39 49-93 49-100 49-37 0-42-41-42-58 0-5 0-21 7-50zM46 94c20-76 72-83 84-83 23 0 37 14 37 31 0 52-80 52-100 52z">
            <text:p/>
          </draw:path>
          <draw:path draw:style-name="gr5" draw:text-style-name="P5" draw:layer="layout" svg:width="0.115cm" svg:height="0.492cm" svg:x="8.036cm" svg:y="10.433cm" svg:viewBox="0 0 116 493" svg:d="M116 489c0-2 0-3-10-11-61-62-77-156-77-232 0-85 19-170 80-232 7-7 7-7 7-8 0-5-3-6-5-6-6 0-51 34-80 97-25 54-31 109-31 149s6 99 32 155c31 61 73 92 79 92 2 0 5-1 5-4z">
            <text:p/>
          </draw:path>
          <draw:path draw:style-name="gr5" draw:text-style-name="P5" draw:layer="layout" svg:width="0.276cm" svg:height="0.223cm" svg:x="8.197cm" svg:y="10.584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05cm" svg:height="0.233cm" svg:x="8.507cm" svg:y="10.647cm" svg:viewBox="0 0 106 234" svg:d="M97 13c0-6-5-13-14-13-10 0-20 8-20 20 0 5 4 12 14 12s20-10 20-19zM25 189c-1 4-3 8-3 15 0 16 14 30 34 30 35 0 50-49 50-53 0-6-5-6-5-6-6 0-6 3-7 7-9 27-24 42-38 42-7 0-8-6-8-13 0-8 2-14 5-22 4-10 7-18 11-28 3-8 16-39 17-43 2-5 3-9 3-12 0-16-14-29-34-29-35 0-50 48-50 53 0 4 4 4 6 4 5 0 5-1 7-5 8-30 23-42 36-42 6 0 10 3 10 12 0 7-3 13-11 34z">
            <text:p/>
          </draw:path>
          <draw:path draw:style-name="gr5" draw:text-style-name="P5" draw:layer="layout" svg:width="0.328cm" svg:height="0.115cm" svg:x="8.819cm" svg:y="10.622cm" svg:viewBox="0 0 329 116" svg:d="M312 20c7 0 17 0 17-10s-10-10-17-10h-295c-7 0-17 0-17 10s10 10 17 10zM312 116c7 0 17 0 17-10 0-9-10-9-17-9h-295c-7 0-17 0-17 9 0 10 10 10 17 10z">
            <text:p/>
          </draw:path>
          <draw:path draw:style-name="gr5" draw:text-style-name="P5" draw:layer="layout" svg:width="0.163cm" svg:height="0.328cm" svg:x="9.354cm" svg:y="10.475cm" svg:viewBox="0 0 164 329" svg:d="M102 13c0-12 0-13-11-13-31 32-76 32-91 32v16c10 0 39 0 64-14v256c0 18-1 24-46 24h-15v15c18-1 60-1 81-1 20 0 63 0 80 1v-15h-16c-44 0-46-6-46-24z">
            <text:p/>
          </draw:path>
          <draw:path draw:style-name="gr5" draw:text-style-name="P5" draw:layer="layout" svg:width="0.058cm" svg:height="0.147cm" svg:x="9.597cm" svg:y="10.75cm" svg:viewBox="0 0 59 148" svg:d="M59 52c0-32-13-52-32-52-17 0-27 13-27 27 0 12 10 26 27 26 5 0 12-3 18-7 1-1 1-1 1-1 2 0 2 0 2 7 0 38-17 67-34 84-6 4-6 5-6 7 0 4 3 5 5 5 5 0 46-37 46-96z">
            <text:p/>
          </draw:path>
          <draw:path draw:style-name="gr5" draw:text-style-name="P5" draw:layer="layout" svg:width="0.196cm" svg:height="0.339cm" svg:x="9.797cm" svg:y="10.475cm" svg:viewBox="0 0 197 340" svg:d="M197 230c0-59-40-108-93-108-24 0-45 7-63 25v-97c9 3 26 7 42 7 61 0 95-46 95-51 0-3-2-6-4-6 0 0-2 0-5 1-9 5-33 14-67 14-19 0-43-2-66-14-4-1-5-1-5-1-6 0-6 4-6 13v145c0 10 0 13 7 13 4 0 4-2 7-4 6-7 24-34 63-34 27 0 39 22 42 31 9 18 10 38 10 63 0 17 0 46-13 67-11 20-29 32-53 32-35 0-64-26-73-56 2 2 3 2 9 2 17 0 25-13 25-24 0-13-8-24-25-24-7 0-24 3-24 25 0 44 34 91 90 91 57 0 107-47 107-110z">
            <text:p/>
          </draw:path>
          <draw:path draw:style-name="gr5" draw:text-style-name="P5" draw:layer="layout" svg:width="0.058cm" svg:height="0.147cm" svg:x="10.061cm" svg:y="10.75cm" svg:viewBox="0 0 59 148" svg:d="M59 52c0-32-13-52-32-52-17 0-27 13-27 27 0 12 10 26 27 26 5 0 12-3 18-7 1-1 1-1 1-1 2 0 2 0 2 7 0 38-17 67-34 84-6 4-6 5-6 7 0 4 3 5 5 5 5 0 46-37 46-96z">
            <text:p/>
          </draw:path>
          <draw:path draw:style-name="gr5" draw:text-style-name="P5" draw:layer="layout" svg:width="0.208cm" svg:height="0.339cm" svg:x="10.255cm" svg:y="10.475cm" svg:viewBox="0 0 209 340" svg:d="M209 171c0-39-3-79-20-115-22-48-63-56-84-56-31 0-66 13-87 59-15 33-18 73-18 112 0 38 1 81 22 119 21 41 58 50 82 50 26 0 64-11 86-57 16-34 19-73 19-112zM104 329c-19 0-48-12-58-60-5-30-5-74-5-104 0-32 0-64 4-91 10-59 46-63 59-63 16 0 49 9 58 58 6 28 6 65 6 96 0 37 0 70-6 103-8 46-36 61-58 61z">
            <text:p/>
          </draw:path>
          <draw:path draw:style-name="gr5" draw:text-style-name="P5" draw:layer="layout" svg:width="0.115cm" svg:height="0.492cm" svg:x="10.509cm" svg:y="10.433cm" svg:viewBox="0 0 116 493" svg:d="M116 246c0-37-5-98-33-154-30-60-73-92-77-92-5 0-6 1-6 6 0 1 0 1 10 11 49 49 77 127 77 229 0 86-18 173-80 234-7 6-7 7-7 9 0 3 1 4 6 4 4 0 49-34 78-95 25-55 32-109 32-152z">
            <text:p/>
          </draw:path>
          <draw:path draw:style-name="gr5" draw:text-style-name="P5" draw:layer="layout" svg:width="0.115cm" svg:height="0.492cm" svg:x="10.7cm" svg:y="10.433cm" svg:viewBox="0 0 116 493" svg:d="M116 246c0-37-5-98-33-154-30-60-73-92-77-92-5 0-6 1-6 6 0 1 0 1 10 11 49 49 77 127 77 229 0 86-18 173-80 234-7 6-7 7-7 9 0 3 1 4 6 4 4 0 49-34 78-95 25-55 32-109 32-152z">
            <text:p/>
          </draw:path>
          <draw:path draw:style-name="gr5" draw:text-style-name="P5" draw:layer="layout" svg:width="0.273cm" svg:height="0.306cm" svg:x="10.999cm" svg:y="10.507cm" svg:viewBox="0 0 274 307" svg:d="M148 10c-2-9-7-10-11-10-5 0-7 3-11 10l-123 277c-3 6-3 7-3 10 0 6 4 10 10 10 4 0 7-2 11-11l116-262 116 262c5 11 10 11 12 11 5 0 9-4 9-10 0-1 0-3-2-8z">
            <text:p/>
          </draw:path>
          <draw:path draw:style-name="gr5" draw:text-style-name="P5" draw:layer="layout" svg:width="0.276cm" svg:height="0.223cm" svg:x="11.428cm" svg:y="10.584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05cm" svg:height="0.233cm" svg:x="11.738cm" svg:y="10.647cm" svg:viewBox="0 0 106 234" svg:d="M97 13c0-6-5-13-14-13-10 0-20 8-20 20 0 5 4 12 14 12s20-10 20-19zM25 189c-1 4-3 8-3 15 0 16 14 30 34 30 35 0 50-49 50-53 0-6-5-6-5-6-6 0-6 3-7 7-9 27-24 42-38 42-7 0-8-6-8-13 0-8 2-14 5-22 4-10 7-18 11-28 3-8 16-39 17-43 2-5 3-9 3-12 0-16-14-29-34-29-35 0-50 48-50 53 0 4 4 4 6 4 5 0 5-1 7-5 8-30 23-42 36-42 6 0 10 3 10 12 0 7-3 13-11 34z">
            <text:p/>
          </draw:path>
          <draw:path draw:style-name="gr5" draw:text-style-name="P5" draw:layer="layout" svg:width="0.301cm" svg:height="0.381cm" svg:x="12.063cm" svg:y="10.489cm" svg:viewBox="0 0 302 382" svg:d="M293 21c5-3 9-6 9-11 0-6-4-10-9-10-3 0-7 1-10 3l-273 129c-9 4-10 7-10 11s3 8 10 11l273 129c7 3 8 3 10 3 5 0 9-4 9-10 0-4-2-7-11-11l-257-122zM284 382c9 0 18 0 18-9 0-10-11-10-18-10h-266c-8 0-18 0-18 10 0 9 8 9 17 9z">
            <text:p/>
          </draw:path>
          <draw:path draw:style-name="gr5" draw:text-style-name="P5" draw:layer="layout" svg:width="0.163cm" svg:height="0.328cm" svg:x="12.583cm" svg:y="10.475cm" svg:viewBox="0 0 164 329" svg:d="M102 13c0-12 0-13-11-13-31 32-76 32-91 32v16c10 0 39 0 64-14v256c0 18-1 24-46 24h-15v15c18-1 60-1 81-1 20 0 63 0 80 1v-15h-16c-44 0-46-6-46-24z">
            <text:p/>
          </draw:path>
          <draw:path draw:style-name="gr5" draw:text-style-name="P5" draw:layer="layout" svg:width="0.273cm" svg:height="0.306cm" svg:x="12.921cm" svg:y="10.507cm" svg:viewBox="0 0 274 307" svg:d="M148 10c-2-9-7-10-11-10-5 0-7 3-11 10l-123 277c-3 6-3 7-3 10 0 6 4 10 10 10 4 0 7-2 11-11l116-262 116 262c5 11 10 11 12 11 5 0 9-4 9-10 0-1 0-3-2-8z">
            <text:p/>
          </draw:path>
          <draw:path draw:style-name="gr5" draw:text-style-name="P5" draw:layer="layout" svg:width="0.276cm" svg:height="0.223cm" svg:x="13.351cm" svg:y="10.584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52cm" svg:height="0.299cm" svg:x="13.645cm" svg:y="10.647cm" svg:viewBox="0 0 153 300" svg:d="M153 13c0-6-5-13-14-13-10 0-20 10-20 20 0 5 4 12 14 12s20-8 20-19zM78 246c-5 24-23 44-44 44-5 0-9 0-13-1 10-5 13-13 13-19 0-8-7-12-14-12-12 0-20 10-20 21 0 12 14 21 35 21 20 0 62-13 71-55l33-123c0-4 1-7 1-13 0-18-17-32-38-32-38 0-60 48-60 53 0 4 4 4 6 4 4 0 4-1 7-7 8-19 26-40 46-40 10 0 12 5 12 17 0 4-1 8-1 9z">
            <text:p/>
          </draw:path>
          <draw:path draw:style-name="gr5" draw:text-style-name="P5" draw:layer="layout" svg:width="0.301cm" svg:height="0.381cm" svg:x="14.03cm" svg:y="10.489cm" svg:viewBox="0 0 302 382" svg:d="M293 21c5-3 9-6 9-11 0-6-4-10-9-10-3 0-7 1-10 3l-273 129c-9 4-10 7-10 11s3 8 10 11l273 129c7 3 8 3 10 3 5 0 9-4 9-10 0-4-2-7-11-11l-257-122zM284 382c9 0 18 0 18-9 0-10-11-10-18-10h-266c-8 0-18 0-18 10 0 9 8 9 17 9z">
            <text:p/>
          </draw:path>
          <draw:path draw:style-name="gr5" draw:text-style-name="P5" draw:layer="layout" svg:width="0.163cm" svg:height="0.328cm" svg:x="14.55cm" svg:y="10.475cm" svg:viewBox="0 0 164 329" svg:d="M102 13c0-12 0-13-11-13-31 32-76 32-91 32v16c10 0 39 0 64-14v256c0 18-1 24-46 24h-15v15c18-1 60-1 81-1 20 0 63 0 80 1v-15h-16c-44 0-46-6-46-24z">
            <text:p/>
          </draw:path>
        </draw:g>
        <draw:custom-shape draw:style-name="gr14" draw:text-style-name="P8" draw:layer="layout" svg:width="10.876cm" svg:height="1.379cm" svg:x="14.963cm" svg:y="9.91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14§display§\text{if}~(\alpha_i = 0 \wedge \alpha_j = 0) \vee (\alpha_i = 1 \wedge \alpha_j = 1)~\text{ERROR}§svg§600§TRUE§</svg:desc>
          <draw:polygon draw:style-name="gr4" draw:text-style-name="P4" draw:layer="layout" svg:width="10.394cm" svg:height="0.509cm" svg:x="15.201cm" svg:y="10.441cm" svg:viewBox="0 0 10395 510" draw:points="5197,510 0,510 0,0 10395,0 10395,510">
            <text:p/>
          </draw:polygon>
          <draw:path draw:style-name="gr5" draw:text-style-name="P5" draw:layer="layout" svg:width="0.105cm" svg:height="0.33cm" svg:x="15.218cm" svg:y="10.479cm" svg:viewBox="0 0 106 331" svg:d="M71 112l-70 6v15c34 0 38 3 38 27v133c0 22-5 22-39 22v16c15 0 43-2 55-2 18 0 35 2 51 2v-16c-32 0-35-3-35-21zM74 27c0-17-12-27-26-27-16 0-27 14-27 27 0 12 11 25 27 25 14 0 26-10 26-25z">
            <text:p/>
          </draw:path>
          <draw:path draw:style-name="gr5" draw:text-style-name="P5" draw:layer="layout" svg:width="0.16cm" svg:height="0.348cm" svg:x="15.354cm" svg:y="10.462cm" svg:viewBox="0 0 161 349" svg:d="M70 136v-58c0-43 24-67 46-67 2 0 9 0 17 3-7 3-15 8-15 21 0 11 8 21 21 21 15 0 22-10 22-21 0-18-18-35-45-35-35 0-77 27-77 78v58h-39v15h39v160c0 22-5 22-39 22v16c20-2 43-2 57-2 20 0 44 0 63 2v-16h-11c-36 0-38-5-38-23v-159h58v-15z">
            <text:p/>
          </draw:path>
          <draw:path draw:style-name="gr5" draw:text-style-name="P5" draw:layer="layout" svg:width="0.115cm" svg:height="0.492cm" svg:x="15.701cm" svg:y="10.44cm" svg:viewBox="0 0 116 493" svg:d="M116 489c0-2 0-3-10-11-61-62-77-156-77-232 0-85 19-170 80-232 7-7 7-7 7-8 0-5-3-6-5-6-6 0-51 34-80 97-25 54-31 109-31 149s6 99 32 155c31 61 73 92 79 92 2 0 5-1 5-4z">
            <text:p/>
          </draw:path>
          <draw:path draw:style-name="gr5" draw:text-style-name="P5" draw:layer="layout" svg:width="0.276cm" svg:height="0.223cm" svg:x="15.863cm" svg:y="10.591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05cm" svg:height="0.233cm" svg:x="16.173cm" svg:y="10.654cm" svg:viewBox="0 0 106 234" svg:d="M97 13c0-6-5-13-14-13-10 0-20 8-20 20 0 5 4 12 14 12s20-10 20-19zM25 189c-1 4-3 8-3 15 0 16 14 30 34 30 35 0 50-49 50-53 0-6-5-6-5-6-6 0-6 3-7 7-9 27-24 42-38 42-7 0-8-6-8-13 0-8 2-14 5-22 4-10 7-18 11-28 3-8 16-39 17-43 2-5 3-9 3-12 0-16-14-29-34-29-35 0-50 48-50 53 0 4 4 4 6 4 5 0 5-1 7-5 8-30 23-42 36-42 6 0 10 3 10 12 0 7-3 13-11 34z">
            <text:p/>
          </draw:path>
          <draw:path draw:style-name="gr5" draw:text-style-name="P5" draw:layer="layout" svg:width="0.328cm" svg:height="0.115cm" svg:x="16.485cm" svg:y="10.629cm" svg:viewBox="0 0 329 116" svg:d="M312 20c7 0 17 0 17-10s-10-10-17-10h-295c-7 0-17 0-17 10s10 10 17 10zM312 116c7 0 17 0 17-10 0-9-10-9-17-9h-295c-7 0-17 0-17 9 0 10 10 10 17 10z">
            <text:p/>
          </draw:path>
          <draw:path draw:style-name="gr5" draw:text-style-name="P5" draw:layer="layout" svg:width="0.208cm" svg:height="0.339cm" svg:x="16.994cm" svg:y="10.482cm" svg:viewBox="0 0 209 340" svg:d="M209 171c0-39-3-79-20-115-22-48-63-56-84-56-31 0-66 13-87 59-15 33-18 73-18 112 0 38 1 81 22 119 21 41 58 50 82 50 26 0 64-11 86-57 16-34 19-73 19-112zM104 329c-20 0-48-12-58-60-5-30-5-74-5-104 0-32 0-64 4-91 10-59 46-63 59-63 16 0 49 9 58 58 6 28 6 65 6 96 0 37 0 70-6 103-8 46-36 61-58 61z">
            <text:p/>
          </draw:path>
          <draw:path draw:style-name="gr5" draw:text-style-name="P5" draw:layer="layout" svg:width="0.273cm" svg:height="0.306cm" svg:x="17.356cm" svg:y="10.514cm" svg:viewBox="0 0 274 307" svg:d="M148 10c-2-9-7-10-11-10-5 0-7 3-11 10l-123 277c-3 6-3 7-3 10 0 6 4 10 10 10 4 0 7-2 11-11l116-262 116 262c5 11 10 11 12 11 5 0 9-4 9-10 0-1 0-3-2-8z">
            <text:p/>
          </draw:path>
          <draw:path draw:style-name="gr5" draw:text-style-name="P5" draw:layer="layout" svg:width="0.276cm" svg:height="0.223cm" svg:x="17.785cm" svg:y="10.591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52cm" svg:height="0.299cm" svg:x="18.079cm" svg:y="10.654cm" svg:viewBox="0 0 153 300" svg:d="M153 13c0-6-5-13-14-13-10 0-20 10-20 20 0 5 4 12 14 12s20-8 20-19zM78 246c-5 24-23 44-44 44-5 0-9 0-13-1 10-5 13-13 13-19 0-8-7-12-14-12-12 0-20 10-20 21 0 12 14 21 35 21 20 0 62-13 71-55l33-123c0-4 1-7 1-13 0-18-17-32-38-32-38 0-60 48-60 53 0 4 4 4 6 4 4 0 4-1 7-7 8-19 26-40 46-40 10 0 12 5 12 17 0 4-1 8-1 9z">
            <text:p/>
          </draw:path>
          <draw:path draw:style-name="gr5" draw:text-style-name="P5" draw:layer="layout" svg:width="0.328cm" svg:height="0.115cm" svg:x="18.45cm" svg:y="10.629cm" svg:viewBox="0 0 329 116" svg:d="M312 20c7 0 17 0 17-10s-10-10-17-10h-295c-7 0-17 0-17 10s10 10 17 10zM312 116c7 0 17 0 17-10 0-9-10-9-17-9h-295c-7 0-17 0-17 9 0 10 10 10 17 10z">
            <text:p/>
          </draw:path>
          <draw:path draw:style-name="gr5" draw:text-style-name="P5" draw:layer="layout" svg:width="0.208cm" svg:height="0.339cm" svg:x="18.96cm" svg:y="10.482cm" svg:viewBox="0 0 209 340" svg:d="M209 171c0-39-3-79-20-115-22-48-63-56-84-56-31 0-66 13-87 59-15 33-18 73-18 112 0 38 1 81 22 119 21 41 58 50 82 50 26 0 64-11 86-57 16-34 19-73 19-112zM104 329c-20 0-48-12-58-60-5-30-5-74-5-104 0-32 0-64 4-91 10-59 46-63 59-63 16 0 49 9 58 58 6 28 6 65 6 96 0 37 0 70-6 103-8 46-36 61-58 61z">
            <text:p/>
          </draw:path>
          <draw:path draw:style-name="gr5" draw:text-style-name="P5" draw:layer="layout" svg:width="0.115cm" svg:height="0.492cm" svg:x="19.213cm" svg:y="10.44cm" svg:viewBox="0 0 116 493" svg:d="M116 246c0-37-5-98-33-154-30-60-73-92-77-92-5 0-6 1-6 6 0 1 0 1 10 11 49 49 77 127 77 229 0 86-18 173-80 234-7 6-7 7-7 9 0 3 1 4 6 4 4 0 49-34 78-95 25-55 32-109 32-152z">
            <text:p/>
          </draw:path>
          <draw:path draw:style-name="gr5" draw:text-style-name="P5" draw:layer="layout" svg:width="0.273cm" svg:height="0.306cm" svg:x="19.513cm" svg:y="10.514cm" svg:viewBox="0 0 274 307" svg:d="M272 20c2-6 2-7 2-10 0-6-4-10-9-10s-7 3-12 11l-116 262-116-263c-4-9-7-10-11-10-6 0-10 4-10 10 0 1 0 1 3 8l123 278c4 8 7 11 11 11 7 0 9-4 11-11z">
            <text:p/>
          </draw:path>
          <draw:path draw:style-name="gr5" draw:text-style-name="P5" draw:layer="layout" svg:width="0.115cm" svg:height="0.492cm" svg:x="19.971cm" svg:y="10.44cm" svg:viewBox="0 0 116 493" svg:d="M116 489c0-2 0-3-10-11-61-62-77-156-77-232 0-85 19-170 80-232 7-7 7-7 7-8 0-5-3-6-5-6-6 0-51 34-80 97-25 54-31 109-31 149s6 99 32 155c31 61 73 92 79 92 2 0 5-1 5-4z">
            <text:p/>
          </draw:path>
          <draw:path draw:style-name="gr5" draw:text-style-name="P5" draw:layer="layout" svg:width="0.276cm" svg:height="0.223cm" svg:x="20.133cm" svg:y="10.591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05cm" svg:height="0.233cm" svg:x="20.443cm" svg:y="10.654cm" svg:viewBox="0 0 106 234" svg:d="M97 13c0-6-5-13-14-13-10 0-20 8-20 20 0 5 4 12 14 12s20-10 20-19zM25 189c-1 4-3 8-3 15 0 16 14 30 34 30 35 0 50-49 50-53 0-6-5-6-5-6-6 0-6 3-7 7-9 27-24 42-38 42-7 0-8-6-8-13 0-8 2-14 5-22 4-10 7-18 11-28 3-8 16-39 17-43 2-5 3-9 3-12 0-16-14-29-34-29-35 0-50 48-50 53 0 4 4 4 6 4 5 0 5-1 7-5 8-30 23-42 36-42 6 0 10 3 10 12 0 7-3 13-11 34z">
            <text:p/>
          </draw:path>
          <draw:path draw:style-name="gr5" draw:text-style-name="P5" draw:layer="layout" svg:width="0.328cm" svg:height="0.115cm" svg:x="20.755cm" svg:y="10.629cm" svg:viewBox="0 0 329 116" svg:d="M312 20c7 0 17 0 17-10s-10-10-17-10h-295c-7 0-17 0-17 10s10 10 17 10zM312 116c7 0 17 0 17-10 0-9-10-9-17-9h-295c-7 0-17 0-17 9 0 10 10 10 17 10z">
            <text:p/>
          </draw:path>
          <draw:path draw:style-name="gr5" draw:text-style-name="P5" draw:layer="layout" svg:width="0.163cm" svg:height="0.328cm" svg:x="21.288cm" svg:y="10.482cm" svg:viewBox="0 0 164 329" svg:d="M102 13c0-12 0-13-11-13-31 32-76 32-91 32v16c10 0 39 0 64-14v256c0 18-1 24-46 24h-15v15c18-1 60-1 81-1 20 0 63 0 80 1v-15h-16c-44 0-46-6-46-24z">
            <text:p/>
          </draw:path>
          <draw:path draw:style-name="gr5" draw:text-style-name="P5" draw:layer="layout" svg:width="0.273cm" svg:height="0.306cm" svg:x="21.626cm" svg:y="10.514cm" svg:viewBox="0 0 274 307" svg:d="M148 10c-2-9-7-10-11-10-5 0-7 3-11 10l-123 277c-3 6-3 7-3 10 0 6 4 10 10 10 4 0 7-2 11-11l116-262 116 262c5 11 10 11 12 11 5 0 9-4 9-10 0-1 0-3-2-8z">
            <text:p/>
          </draw:path>
          <draw:path draw:style-name="gr5" draw:text-style-name="P5" draw:layer="layout" svg:width="0.276cm" svg:height="0.223cm" svg:x="22.055cm" svg:y="10.591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52cm" svg:height="0.299cm" svg:x="22.349cm" svg:y="10.654cm" svg:viewBox="0 0 153 300" svg:d="M153 13c0-6-5-13-14-13-10 0-20 10-20 20 0 5 4 12 14 12s20-8 20-19zM78 246c-5 24-23 44-44 44-5 0-9 0-13-1 10-5 13-13 13-19 0-8-7-12-14-12-12 0-20 10-20 21 0 12 14 21 35 21 20 0 62-13 71-55l33-123c0-4 1-7 1-13 0-18-17-32-38-32-38 0-60 48-60 53 0 4 4 4 6 4 4 0 4-1 7-7 8-19 26-40 46-40 10 0 12 5 12 17 0 4-1 8-1 9z">
            <text:p/>
          </draw:path>
          <draw:path draw:style-name="gr5" draw:text-style-name="P5" draw:layer="layout" svg:width="0.328cm" svg:height="0.115cm" svg:x="22.72cm" svg:y="10.629cm" svg:viewBox="0 0 329 116" svg:d="M312 20c7 0 17 0 17-10s-10-10-17-10h-295c-7 0-17 0-17 10s10 10 17 10zM312 116c7 0 17 0 17-10 0-9-10-9-17-9h-295c-7 0-17 0-17 9 0 10 10 10 17 10z">
            <text:p/>
          </draw:path>
          <draw:path draw:style-name="gr5" draw:text-style-name="P5" draw:layer="layout" svg:width="0.163cm" svg:height="0.328cm" svg:x="23.255cm" svg:y="10.482cm" svg:viewBox="0 0 164 329" svg:d="M102 13c0-12 0-13-11-13-31 32-76 32-91 32v16c10 0 39 0 64-14v256c0 18-1 24-46 24h-15v15c18-1 60-1 81-1 20 0 63 0 80 1v-15h-16c-44 0-46-6-46-24z">
            <text:p/>
          </draw:path>
          <draw:path draw:style-name="gr5" draw:text-style-name="P5" draw:layer="layout" svg:width="0.115cm" svg:height="0.492cm" svg:x="23.483cm" svg:y="10.44cm" svg:viewBox="0 0 116 493" svg:d="M116 246c0-37-5-98-33-154-30-60-73-92-77-92-5 0-6 1-6 6 0 1 0 1 10 11 49 49 77 127 77 229 0 86-18 173-80 234-7 6-7 7-7 9 0 3 1 4 6 4 4 0 49-34 78-95 25-55 32-109 32-152z">
            <text:p/>
          </draw:path>
          <draw:path draw:style-name="gr5" draw:text-style-name="P5" draw:layer="layout" svg:width="0.306cm" svg:height="0.335cm" svg:x="23.826cm" svg:y="10.475cm" svg:viewBox="0 0 307 336" svg:d="M50 297c0 18 0 24-37 24h-13v15h286l21-127h-13c-13 75-24 112-109 112h-66c-22 0-24-3-24-20v-132h45c48 0 53 16 53 58h13v-132h-13c0 44-5 59-53 59h-45v-119c0-17 2-20 24-20h64c76 0 89 27 97 96h13l-14-111h-279v15h13c37 0 37 6 37 24z">
            <text:p/>
          </draw:path>
          <draw:path draw:style-name="gr5" draw:text-style-name="P5" draw:layer="layout" svg:width="0.343cm" svg:height="0.348cm" svg:x="24.161cm" svg:y="10.474cm" svg:viewBox="0 0 344 349" svg:d="M94 162v-127c0-11 0-17 10-18 5-2 19-2 29-2 45 0 101 2 101 75 0 33-13 72-86 72zM197 169c48-11 87-42 87-79 0-48-56-90-129-90h-155v15h11c39 0 39 6 39 24v259c0 19 0 24-39 24h-11v16c18-2 53-2 73-2 18 0 53 0 71 2v-16h-11c-39 0-39-5-39-24v-124h56c8 0 29 0 46 16 20 19 20 34 20 66 0 33 0 54 19 72 20 18 48 21 62 21 39 0 47-41 47-55 0-3 0-8-7-8-4 0-4 4-5 8-3 35-20 44-32 44-24 0-28-26-35-72l-7-39c-9-32-33-48-61-58z">
            <text:p/>
          </draw:path>
          <draw:path draw:style-name="gr5" draw:text-style-name="P5" draw:layer="layout" svg:width="0.343cm" svg:height="0.348cm" svg:x="24.522cm" svg:y="10.474cm" svg:viewBox="0 0 344 349" svg:d="M94 162v-127c0-11 0-17 10-18 5-2 19-2 29-2 45 0 101 2 101 75 0 33-13 72-86 72zM197 169c48-11 87-42 87-79 0-48-56-90-129-90h-155v15h13c37 0 37 6 37 24v259c0 19 0 24-37 24h-13v16c18-2 53-2 73-2 18 0 53 0 71 2v-16h-11c-39 0-39-5-39-24v-124h56c8 0 29 0 46 16 20 19 20 34 20 66 0 33 0 54 19 72 20 18 48 21 62 21 39 0 47-41 47-55 0-3 0-8-7-8-4 0-4 4-5 8-3 35-20 44-32 44-24 0-28-26-35-72l-7-39c-9-32-33-48-61-58z">
            <text:p/>
          </draw:path>
          <draw:path draw:style-name="gr5" draw:text-style-name="P5" draw:layer="layout" svg:width="0.328cm" svg:height="0.359cm" svg:x="24.879cm" svg:y="10.462cm" svg:viewBox="0 0 329 360" svg:d="M329 181c0-101-76-181-165-181-88 0-164 78-164 181 0 101 76 179 164 179 89 0 165-80 165-179zM165 346c-47 0-115-43-115-172 0-128 73-161 114-161 43 0 113 35 113 161 0 131-67 172-112 172z">
            <text:p/>
          </draw:path>
          <draw:path draw:style-name="gr5" draw:text-style-name="P5" draw:layer="layout" svg:width="0.343cm" svg:height="0.348cm" svg:x="25.25cm" svg:y="10.474cm" svg:viewBox="0 0 344 349" svg:d="M94 162v-127c0-11 0-17 10-18 5-2 19-2 29-2 45 0 101 2 101 75 0 33-13 72-86 72zM197 169c48-11 87-42 87-79 0-48-56-90-129-90h-155v15h11c39 0 39 6 39 24v259c0 19 0 24-39 24h-11v16c18-2 53-2 73-2 18 0 53 0 71 2v-16h-11c-39 0-39-5-39-24v-124h56c8 0 29 0 46 16 18 19 18 34 18 66 0 33 0 54 21 72 20 18 48 21 62 21 39 0 47-41 47-55 0-3 0-8-7-8-4 0-4 4-5 8-3 35-20 44-32 44-24 0-28-26-35-72l-7-39c-9-32-33-48-61-58z">
            <text:p/>
          </draw:path>
        </draw:g>
        <draw:connector draw:style-name="gr9" draw:text-style-name="P1" draw:layer="layout" draw:type="lines" svg:x1="11.315cm" svg:y1="8.743cm" svg:x2="11.316cm" svg:y2="9.722cm" draw:start-shape="id6" draw:start-glue-point="2" draw:end-shape="id7" draw:end-glue-point="0" svg:d="M11315 8743v501l1-22v500" svg:viewBox="0 0 2 980">
          <text:p/>
        </draw:connector>
        <draw:custom-shape draw:style-name="gr15" draw:text-style-name="P1" draw:layer="layout" svg:width="9.472cm" svg:height="0.762cm" svg:x="1.422cm" svg:y="10.2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" xml:id="id7" draw:id="id7" draw:layer="layout" svg:width="3.032cm" svg:height="0.762cm" svg:x="9.8cm" svg:y="9.722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0.658cm" fo:page-height="11.91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25T15:31:05.106554314</meta:creation-date>
    <dc:date>2016-09-12T16:59:34.878608030</dc:date>
    <meta:editing-duration>PT1H22M54S</meta:editing-duration>
    <meta:editing-cycles>24</meta:editing-cycles>
    <meta:generator>LibreOffice/5.1.4.2$Linux_X86_64 LibreOffice_project/10m0$Build-2</meta:generator>
    <meta:document-statistic meta:object-count="386"/>
  </office:meta>
</office:document-meta>
</file>